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73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797cm"/>
    </style:style>
    <style:style style:name="co7" style:family="table-column">
      <style:table-column-properties fo:break-before="auto" style:column-width="2.614cm"/>
    </style:style>
    <style:style style:name="co8" style:family="table-column">
      <style:table-column-properties fo:break-before="auto" style:column-width="2.723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54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2.26cm"/>
    </style:style>
    <style:style style:name="co13" style:family="table-column">
      <style:table-column-properties fo:break-before="auto" style:column-width="1.633cm"/>
    </style:style>
    <style:style style:name="co14" style:family="table-column">
      <style:table-column-properties fo:break-before="auto" style:column-width="2.424cm"/>
    </style:style>
    <style:style style:name="co15" style:family="table-column">
      <style:table-column-properties fo:break-before="auto" style:column-width="3.24cm"/>
    </style:style>
    <style:style style:name="co16" style:family="table-column">
      <style:table-column-properties fo:break-before="auto" style:column-width="3.459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4.983cm"/>
    </style:style>
    <style:style style:name="co19" style:family="table-column">
      <style:table-column-properties fo:break-before="auto" style:column-width="0.326cm"/>
    </style:style>
    <style:style style:name="co20" style:family="table-column">
      <style:table-column-properties fo:break-before="auto" style:column-width="2.314cm"/>
    </style:style>
    <style:style style:name="co21" style:family="table-column">
      <style:table-column-properties fo:break-before="auto" style:column-width="3.485cm"/>
    </style:style>
    <style:style style:name="co22" style:family="table-column">
      <style:table-column-properties fo:break-before="auto" style:column-width="5.256cm"/>
    </style:style>
    <style:style style:name="co23" style:family="table-column">
      <style:table-column-properties fo:break-before="auto" style:column-width="3.376cm"/>
    </style:style>
    <style:style style:name="co24" style:family="table-column">
      <style:table-column-properties fo:break-before="auto" style:column-width="3.321cm"/>
    </style:style>
    <style:style style:name="co25" style:family="table-column">
      <style:table-column-properties fo:break-before="auto" style:column-width="6.5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15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 style:data-style-name="N115">
      <style:table-cell-properties fo:border-bottom="0.74pt solid #000000" fo:border-left="0.74pt solid #000000" fo:border-right="none" fo:border-top="none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4" style:family="table-cell" style:parent-style-name="Default" style:data-style-name="N115">
      <style:table-cell-properties fo:border-bottom="0.74pt solid #000000" fo:border-left="none" fo:border-right="0.74pt solid #000000" fo:border-top="0.74pt solid #000000"/>
    </style:style>
    <style:style style:name="ce15" style:family="table-cell" style:parent-style-name="Default" style:data-style-name="N115">
      <style:table-cell-properties fo:border-bottom="0.74pt solid #000000" fo:border-left="none" fo:border-right="0.74pt solid #000000" fo:border-top="none"/>
    </style:style>
    <style:style style:name="ce1" style:family="table-cell" style:parent-style-name="Default" style:data-style-name="N114"/>
    <style:style style:name="ce17" style:family="table-cell" style:parent-style-name="Default" style:data-style-name="N115">
      <style:table-cell-properties fo:border-bottom="0.74pt solid #000000" fo:border-left="0.74pt solid #000000" fo:border-right="none" fo:border-top="0.74pt solid #000000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fo:border-bottom="0.74pt solid #000000" fo:border-left="none" fo:border-right="none" fo:border-top="0.74pt solid #000000"/>
      <style:text-properties fo:font-weight="normal" style:font-weight-asian="normal" style:font-weight-complex="normal"/>
    </style:style>
    <style:style style:name="ce20" style:family="table-cell" style:parent-style-name="Default" style:data-style-name="N115">
      <style:table-cell-properties fo:border-bottom="0.74pt solid #000000" fo:border-left="none" fo:border-right="none" fo:border-top="none"/>
    </style:style>
    <style:style style:name="ce21" style:family="table-cell" style:parent-style-name="Default" style:data-style-name="N115">
      <style:table-cell-properties fo:border-bottom="0.74pt solid #000000" fo:border-left="none" fo:border-right="none" fo:border-top="0.74pt solid #000000"/>
    </style:style>
    <style:style style:name="ce45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14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Global 160M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default-cell-style-name="ce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25" office:value-type="string" calcext:value-type="string" table:number-columns-spanned="2" table:number-rows-spanned="1">
            <text:p>ARC-Challenge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MMLU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HellaSwag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WinoGrande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OpenAI)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OpenAI)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Blimp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Std)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Lambada (Std)</text:p>
          </table:table-cell>
          <table:covered-table-cell table:style-name="ce45"/>
        </table:table-row>
        <table:table-row table:style-name="ro1">
          <table:table-cell/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perplexity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perplexity</text:p>
          </table:table-cell>
          <table:table-cell table:style-name="ce28" office:value-type="string" calcext:value-type="string">
            <text:p>stddev</text:p>
          </table:table-cell>
        </table:table-row>
        <table:table-row table:style-name="ro1">
          <table:table-cell table:style-name="ce4" office:value-type="string" calcext:value-type="string">
            <text:p>160M Pile Dedup</text:p>
          </table:table-cell>
          <table:table-cell table:style-name="ce8" office:value-type="float" office:value="0.1997" calcext:value-type="float">
            <text:p>0,200</text:p>
          </table:table-cell>
          <table:table-cell office:value-type="float" office:value="0.0117" calcext:value-type="float">
            <text:p>0,012</text:p>
          </table:table-cell>
          <table:table-cell office:value-type="float" office:value="0.2299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903" calcext:value-type="float">
            <text:p>0,290</text:p>
          </table:table-cell>
          <table:table-cell table:style-name="ce14" office:value-type="float" office:value="0.0045" calcext:value-type="float">
            <text:p>0,005</text:p>
          </table:table-cell>
          <table:table-cell table:style-name="ce8" office:value-type="float" office:value="0.4964" calcext:value-type="float">
            <text:p>0,496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.3689" calcext:value-type="float">
            <text:p>0,369</text:p>
          </table:table-cell>
          <table:table-cell table:style-name="ce14" office:value-type="float" office:value="0.0067" calcext:value-type="float">
            <text:p>0,007</text:p>
          </table:table-cell>
          <table:table-cell table:style-name="ce17" office:value-type="float" office:value="31.2589" calcext:value-type="float">
            <text:p>31,259</text:p>
          </table:table-cell>
          <table:table-cell table:style-name="ce14" office:value-type="float" office:value="1.1594" calcext:value-type="float">
            <text:p>1,159</text:p>
          </table:table-cell>
          <table:table-cell table:style-name="ce17" office:value-type="float" office:value="0.7294" calcext:value-type="float">
            <text:p>0,729</text:p>
          </table:table-cell>
          <table:table-cell table:style-name="ce14" office:value-type="float" office:value="0.0015" calcext:value-type="float">
            <text:p>0,002</text:p>
          </table:table-cell>
          <table:table-cell table:style-name="ce17" office:value-type="float" office:value="0.2335" calcext:value-type="float">
            <text:p>0,234</text:p>
          </table:table-cell>
          <table:table-cell table:style-name="ce14" office:value-type="float" office:value="0.0059" calcext:value-type="float">
            <text:p>0,006</text:p>
          </table:table-cell>
          <table:table-cell table:style-name="ce19" office:value-type="float" office:value="172.7619" calcext:value-type="float">
            <text:p>172,762</text:p>
          </table:table-cell>
          <table:table-cell table:style-name="ce14" office:value-type="float" office:value="7.7265" calcext:value-type="float">
            <text:p>7,727</text:p>
          </table:table-cell>
        </table:table-row>
        <table:table-row table:style-name="ro1">
          <table:table-cell table:style-name="ce4" office:value-type="string" calcext:value-type="string">
            <text:p>160M MiniPile</text:p>
          </table:table-cell>
          <table:table-cell table:style-name="ce10" office:value-type="float" office:value="0.2125" calcext:value-type="float">
            <text:p>0,213</text:p>
          </table:table-cell>
          <table:table-cell table:style-name="ce15" office:value-type="float" office:value="0.012" calcext:value-type="float">
            <text:p>0,012</text:p>
          </table:table-cell>
          <table:table-cell table:style-name="ce10" office:value-type="float" office:value="0.2699" calcext:value-type="float">
            <text:p>0,270</text:p>
          </table:table-cell>
          <table:table-cell table:style-name="ce15" office:value-type="float" office:value="0.0037" calcext:value-type="float">
            <text:p>0,004</text:p>
          </table:table-cell>
          <table:table-cell table:style-name="ce10" office:value-type="float" office:value="0.256" calcext:value-type="float">
            <text:p>0,256</text:p>
          </table:table-cell>
          <table:table-cell table:style-name="ce15" office:value-type="float" office:value="0.0044" calcext:value-type="float">
            <text:p>0,004</text:p>
          </table:table-cell>
          <table:table-cell table:style-name="ce10" office:value-type="float" office:value="0.472" calcext:value-type="float">
            <text:p>0,472</text:p>
          </table:table-cell>
          <table:table-cell table:style-name="ce15" office:value-type="float" office:value="0.014" calcext:value-type="float">
            <text:p>0,014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3033175.2693" calcext:value-type="float">
            <text:p>3033175,269</text:p>
          </table:table-cell>
          <table:table-cell table:style-name="ce15" office:value-type="float" office:value="288926.5827" calcext:value-type="float">
            <text:p>288926,583</text:p>
          </table:table-cell>
          <table:table-cell table:style-name="ce10" office:value-type="float" office:value="0.5194" calcext:value-type="float">
            <text:p>0,519</text:p>
          </table:table-cell>
          <table:table-cell table:style-name="ce15" office:value-type="float" office:value="0.0018" calcext:value-type="float">
            <text:p>0,002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20" office:value-type="float" office:value="27067951.3461" calcext:value-type="float">
            <text:p>27067951,346</text:p>
          </table:table-cell>
          <table:table-cell table:style-name="ce15" office:value-type="float" office:value="2710040.1909" calcext:value-type="float">
            <text:p>2710040,191</text:p>
          </table:table-cell>
        </table:table-row>
        <table:table-row table:style-name="ro1">
          <table:table-cell table:style-name="ce4" office:value-type="string" calcext:value-type="string">
            <text:p>160M Reproduction</text:p>
          </table:table-cell>
          <table:table-cell table:style-name="ce8" office:value-type="float" office:value="0.1894" calcext:value-type="float">
            <text:p>0,189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604" calcext:value-type="float">
            <text:p>0,260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122" calcext:value-type="float">
            <text:p>0,512</text:p>
          </table:table-cell>
          <table:table-cell table:style-name="ce14" office:value-type="float" office:value="0.014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854408.3999" calcext:value-type="float">
            <text:p>1854408,400</text:p>
          </table:table-cell>
          <table:table-cell table:style-name="ce14" office:value-type="float" office:value="148101.5978" calcext:value-type="float">
            <text:p>148101,598</text:p>
          </table:table-cell>
          <table:table-cell table:style-name="ce8" office:value-type="float" office:value="0.5481" calcext:value-type="float">
            <text:p>0,548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1927123.2514" calcext:value-type="float">
            <text:p>11927123,251</text:p>
          </table:table-cell>
          <table:table-cell table:style-name="ce14" office:value-type="float" office:value="1063672.9283" calcext:value-type="float">
            <text:p>1063672,928</text:p>
          </table:table-cell>
        </table:table-row>
        <table:table-row table:style-name="ro1">
          <table:table-cell table:style-name="ce4" office:value-type="string" calcext:value-type="string">
            <text:p>160M Lossi</text:p>
          </table:table-cell>
          <table:table-cell table:style-name="ce8" office:value-type="float" office:value="0.198" calcext:value-type="float">
            <text:p>0,198</text:p>
          </table:table-cell>
          <table:table-cell office:value-type="float" office:value="0.0116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99" calcext:value-type="float">
            <text:p>0,260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107" calcext:value-type="float">
            <text:p>0,511</text:p>
          </table:table-cell>
          <table:table-cell table:style-name="ce14" office:value-type="float" office:value="0.014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2116445.1732" calcext:value-type="float">
            <text:p>2116445,173</text:p>
          </table:table-cell>
          <table:table-cell table:style-name="ce14" office:value-type="float" office:value="175403.0579" calcext:value-type="float">
            <text:p>175403,058</text:p>
          </table:table-cell>
          <table:table-cell table:style-name="ce8" office:value-type="float" office:value="0.5492" calcext:value-type="float">
            <text:p>0,549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4896599.9251" calcext:value-type="float">
            <text:p>14896599,925</text:p>
          </table:table-cell>
          <table:table-cell table:style-name="ce14" office:value-type="float" office:value="1366937.5471" calcext:value-type="float">
            <text:p>1366937,547</text:p>
          </table:table-cell>
        </table:table-row>
        <table:table-row table:style-name="ro1">
          <table:table-cell table:style-name="ce4" office:value-type="string" calcext:value-type="string">
            <text:p>160M Density</text:p>
          </table:table-cell>
          <table:table-cell table:style-name="ce8" office:value-type="float" office:value="0.192" calcext:value-type="float">
            <text:p>0,192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604" calcext:value-type="float">
            <text:p>0,260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201" calcext:value-type="float">
            <text:p>0,520</text:p>
          </table:table-cell>
          <table:table-cell table:style-name="ce14" office:value-type="float" office:value="0.014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2099002.0912" calcext:value-type="float">
            <text:p>2099002,091</text:p>
          </table:table-cell>
          <table:table-cell table:style-name="ce14" office:value-type="float" office:value="170652.6222" calcext:value-type="float">
            <text:p>170652,622</text:p>
          </table:table-cell>
          <table:table-cell table:style-name="ce8" office:value-type="float" office:value="0.5501" calcext:value-type="float">
            <text:p>0,550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3347273.6076" calcext:value-type="float">
            <text:p>13347273,608</text:p>
          </table:table-cell>
          <table:table-cell table:style-name="ce14" office:value-type="float" office:value="1997894.6362" calcext:value-type="float">
            <text:p>1997894,636</text:p>
          </table:table-cell>
        </table:table-row>
        <table:table-row table:style-name="ro1">
          <table:table-cell table:style-name="ce4" office:value-type="string" calcext:value-type="string">
            <text:p>160M Low Density</text:p>
          </table:table-cell>
          <table:table-cell table:style-name="ce8" office:value-type="float" office:value="0.1886" calcext:value-type="float">
            <text:p>0,189</text:p>
          </table:table-cell>
          <table:table-cell office:value-type="float" office:value="0.0114" calcext:value-type="float">
            <text:p>0,011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08" calcext:value-type="float">
            <text:p>0,251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067" calcext:value-type="float">
            <text:p>0,507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2287598.5548" calcext:value-type="float">
            <text:p>2287598,555</text:p>
          </table:table-cell>
          <table:table-cell table:style-name="ce14" office:value-type="float" office:value="192724.6151" calcext:value-type="float">
            <text:p>192724,615</text:p>
          </table:table-cell>
          <table:table-cell table:style-name="ce8" office:value-type="float" office:value="0.5504" calcext:value-type="float">
            <text:p>0,550</text:p>
          </table:table-cell>
          <table:table-cell table:style-name="ce14" office:value-type="float" office:value="0.017" calcext:value-type="float">
            <text:p>0,017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6223747.0588" calcext:value-type="float">
            <text:p>16223747,059</text:p>
          </table:table-cell>
          <table:table-cell table:style-name="ce14" office:value-type="float" office:value="1503858.3054" calcext:value-type="float">
            <text:p>1503858,305</text:p>
          </table:table-cell>
        </table:table-row>
        <table:table-row table:style-name="ro1">
          <table:table-cell table:style-name="ce4" office:value-type="string" calcext:value-type="string">
            <text:p>160M k440</text:p>
          </table:table-cell>
          <table:table-cell table:style-name="ce8" office:value-type="float" office:value="0.1971" calcext:value-type="float">
            <text:p>0,197</text:p>
          </table:table-cell>
          <table:table-cell office:value-type="float" office:value="0.0116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615" calcext:value-type="float">
            <text:p>0,262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107" calcext:value-type="float">
            <text:p>0,511</text:p>
          </table:table-cell>
          <table:table-cell table:style-name="ce14" office:value-type="float" office:value="0.014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854900.791" calcext:value-type="float">
            <text:p>1854900,791</text:p>
          </table:table-cell>
          <table:table-cell table:style-name="ce14" office:value-type="float" office:value="147593.4812" calcext:value-type="float">
            <text:p>147593,481</text:p>
          </table:table-cell>
          <table:table-cell table:style-name="ce8" office:value-type="float" office:value="0.5466" calcext:value-type="float">
            <text:p>0,547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1658172.4311" calcext:value-type="float">
            <text:p>11658172,431</text:p>
          </table:table-cell>
          <table:table-cell table:style-name="ce14" office:value-type="float" office:value="1033012.4141" calcext:value-type="float">
            <text:p>1033012,414</text:p>
          </table:table-cell>
        </table:table-row>
        <table:table-row table:style-name="ro1">
          <table:table-cell table:style-name="ce4" office:value-type="string" calcext:value-type="string">
            <text:p>160M k440 Density</text:p>
          </table:table-cell>
          <table:table-cell table:style-name="ce8" office:value-type="float" office:value="0.1928" calcext:value-type="float">
            <text:p>0,193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603" calcext:value-type="float">
            <text:p>0,260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4941" calcext:value-type="float">
            <text:p>0,494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2025523.7766" calcext:value-type="float">
            <text:p>2025523,777</text:p>
          </table:table-cell>
          <table:table-cell table:style-name="ce14" office:value-type="float" office:value="164221.8893" calcext:value-type="float">
            <text:p>164221,889</text:p>
          </table:table-cell>
          <table:table-cell table:style-name="ce8" office:value-type="float" office:value="0.552" calcext:value-type="float">
            <text:p>0,552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2959844.9407" calcext:value-type="float">
            <text:p>12959844,941</text:p>
          </table:table-cell>
          <table:table-cell table:style-name="ce14" office:value-type="float" office:value="1160155.0647" calcext:value-type="float">
            <text:p>1160155,065</text:p>
          </table:table-cell>
        </table:table-row>
        <table:table-row table:style-name="ro1">
          <table:table-cell table:style-name="ce4" office:value-type="string" calcext:value-type="string">
            <text:p>160M k440 Inter</text:p>
          </table:table-cell>
          <table:table-cell table:style-name="ce8" office:value-type="float" office:value="0.1937" calcext:value-type="float">
            <text:p>0,194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608" calcext:value-type="float">
            <text:p>0,261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4996" calcext:value-type="float">
            <text:p>0,500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858348.2053" calcext:value-type="float">
            <text:p>1858348,205</text:p>
          </table:table-cell>
          <table:table-cell table:style-name="ce14" office:value-type="float" office:value="147853.1415" calcext:value-type="float">
            <text:p>147853,142</text:p>
          </table:table-cell>
          <table:table-cell table:style-name="ce8" office:value-type="float" office:value="0.551" calcext:value-type="float">
            <text:p>0,551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1655568.3141" calcext:value-type="float">
            <text:p>11655568,314</text:p>
          </table:table-cell>
          <table:table-cell table:style-name="ce14" office:value-type="float" office:value="1032438.4286" calcext:value-type="float">
            <text:p>1032438,429</text:p>
          </table:table-cell>
        </table:table-row>
        <table:table-row table:style-name="ro1">
          <table:table-cell table:style-name="ce4" office:value-type="string" calcext:value-type="string">
            <text:p>160M k440 Inter High</text:p>
          </table:table-cell>
          <table:table-cell table:style-name="ce8" office:value-type="float" office:value="0.1911" calcext:value-type="float">
            <text:p>0,191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61" calcext:value-type="float">
            <text:p>0,261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185" calcext:value-type="float">
            <text:p>0,519</text:p>
          </table:table-cell>
          <table:table-cell table:style-name="ce14" office:value-type="float" office:value="0.014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976271.1659" calcext:value-type="float">
            <text:p>1976271,166</text:p>
          </table:table-cell>
          <table:table-cell table:style-name="ce14" office:value-type="float" office:value="158805.4234" calcext:value-type="float">
            <text:p>158805,423</text:p>
          </table:table-cell>
          <table:table-cell table:style-name="ce8" office:value-type="float" office:value="0.544" calcext:value-type="float">
            <text:p>0,544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2395759.9269" calcext:value-type="float">
            <text:p>12395759,927</text:p>
          </table:table-cell>
          <table:table-cell table:style-name="ce14" office:value-type="float" office:value="1104763.2927" calcext:value-type="float">
            <text:p>1104763,293</text:p>
          </table:table-cell>
        </table:table-row>
        <table:table-row table:style-name="ro1">
          <table:table-cell table:style-name="ce4" office:value-type="string" calcext:value-type="string">
            <text:p>160M Density Tiny (842k)</text:p>
          </table:table-cell>
          <table:table-cell table:style-name="ce8" office:value-type="float" office:value="0.1843" calcext:value-type="float">
            <text:p>0,184</text:p>
          </table:table-cell>
          <table:table-cell office:value-type="float" office:value="0.0113" calcext:value-type="float">
            <text:p>0,011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98" calcext:value-type="float">
            <text:p>0,260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498" calcext:value-type="float">
            <text:p>0,498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934160.4021" calcext:value-type="float">
            <text:p>1934160,402</text:p>
          </table:table-cell>
          <table:table-cell table:style-name="ce14" office:value-type="float" office:value="153855.8657" calcext:value-type="float">
            <text:p>153855,866</text:p>
          </table:table-cell>
          <table:table-cell table:style-name="ce8" office:value-type="float" office:value="0.5363" calcext:value-type="float">
            <text:p>0,536</text:p>
          </table:table-cell>
          <table:table-cell table:style-name="ce14" office:value-type="float" office:value="0.0016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0354382.8435" calcext:value-type="float">
            <text:p>10354382,844</text:p>
          </table:table-cell>
          <table:table-cell table:style-name="ce14" office:value-type="float" office:value="900493.0078" calcext:value-type="float">
            <text:p>900493,008</text:p>
          </table:table-cell>
        </table:table-row>
        <table:table-row table:style-name="ro1">
          <table:table-cell table:style-name="ce4" office:value-type="string" calcext:value-type="string">
            <text:p>160M Density Nano (750k)</text:p>
          </table:table-cell>
          <table:table-cell table:style-name="ce8" office:value-type="float" office:value="0.1928" calcext:value-type="float">
            <text:p>0,193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96" calcext:value-type="float">
            <text:p>0,260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036" calcext:value-type="float">
            <text:p>0,504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871303.2176" calcext:value-type="float">
            <text:p>1871303,218</text:p>
          </table:table-cell>
          <table:table-cell table:style-name="ce14" office:value-type="float" office:value="150515.6406" calcext:value-type="float">
            <text:p>150515,641</text:p>
          </table:table-cell>
          <table:table-cell table:style-name="ce8" office:value-type="float" office:value="0.5364" calcext:value-type="float">
            <text:p>0,536</text:p>
          </table:table-cell>
          <table:table-cell table:style-name="ce14" office:value-type="float" office:value="0.0016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0513877.8584" calcext:value-type="float">
            <text:p>10513877,858</text:p>
          </table:table-cell>
          <table:table-cell table:style-name="ce14" office:value-type="float" office:value="926264.3394" calcext:value-type="float">
            <text:p>926264,339</text:p>
          </table:table-cell>
        </table:table-row>
        <table:table-row table:style-name="ro1">
          <table:table-cell table:style-name="ce4" office:value-type="string" calcext:value-type="string">
            <text:p>160M Density Pico (250k)</text:p>
          </table:table-cell>
          <table:table-cell table:style-name="ce8" office:value-type="float" office:value="0.1903" calcext:value-type="float">
            <text:p>0,190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83" calcext:value-type="float">
            <text:p>0,258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4957" calcext:value-type="float">
            <text:p>0,496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964196.9255" calcext:value-type="float">
            <text:p>1964196,926</text:p>
          </table:table-cell>
          <table:table-cell table:style-name="ce14" office:value-type="float" office:value="153419.7846" calcext:value-type="float">
            <text:p>153419,785</text:p>
          </table:table-cell>
          <table:table-cell table:style-name="ce8" office:value-type="float" office:value="0.5383" calcext:value-type="float">
            <text:p>0,538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0720344.5522" calcext:value-type="float">
            <text:p>10720344,552</text:p>
          </table:table-cell>
          <table:table-cell table:style-name="ce14" office:value-type="float" office:value="925236.7038" calcext:value-type="float">
            <text:p>925236,704</text:p>
          </table:table-cell>
        </table:table-row>
        <table:table-row table:style-name="ro1">
          <table:table-cell table:style-name="ce6" office:value-type="string" calcext:value-type="string">
            <text:p>160M Density Pico 2 Epochs (250k)</text:p>
          </table:table-cell>
          <table:table-cell table:style-name="ce8" office:value-type="float" office:value="0.1928" calcext:value-type="float">
            <text:p>0,193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73" calcext:value-type="float">
            <text:p>0,257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4933" calcext:value-type="float">
            <text:p>0,493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2017680.7049" calcext:value-type="float">
            <text:p>2017680,705</text:p>
          </table:table-cell>
          <table:table-cell table:style-name="ce14" office:value-type="float" office:value="159090.0606" calcext:value-type="float">
            <text:p>159090,061</text:p>
          </table:table-cell>
          <table:table-cell table:style-name="ce8" office:value-type="float" office:value="0.5405" calcext:value-type="float">
            <text:p>0,541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10465698.6884" calcext:value-type="float">
            <text:p>10465698,688</text:p>
          </table:table-cell>
          <table:table-cell table:style-name="ce14" office:value-type="float" office:value="903166.5195" calcext:value-type="float">
            <text:p>903166,520</text:p>
          </table:table-cell>
        </table:table-row>
        <table:table-row table:style-name="ro1">
          <table:table-cell table:style-name="ce6" office:value-type="string" calcext:value-type="string">
            <text:p>160M Density 2 Epochs (946k)</text:p>
          </table:table-cell>
          <table:table-cell table:style-name="ce8" office:value-type="float" office:value="0.1894" calcext:value-type="float">
            <text:p>0,189</text:p>
          </table:table-cell>
          <table:table-cell office:value-type="float" office:value="0.0115" calcext:value-type="float">
            <text:p>0,012</text:p>
          </table:table-cell>
          <table:table-cell office:value-type="float" office:value="0.2295" calcext:value-type="float">
            <text:p>0,230</text:p>
          </table:table-cell>
          <table:table-cell table:style-name="ce14" office:value-type="float" office:value="0.0035" calcext:value-type="float">
            <text:p>0,004</text:p>
          </table:table-cell>
          <table:table-cell table:style-name="ce8" office:value-type="float" office:value="0.2568" calcext:value-type="float">
            <text:p>0,257</text:p>
          </table:table-cell>
          <table:table-cell table:style-name="ce14" office:value-type="float" office:value="0.0044" calcext:value-type="float">
            <text:p>0,004</text:p>
          </table:table-cell>
          <table:table-cell table:style-name="ce8" office:value-type="float" office:value="0.5012" calcext:value-type="float">
            <text:p>0,501</text:p>
          </table:table-cell>
          <table:table-cell table:style-name="ce14" office:value-type="float" office:value="0.0141" calcext:value-type="float">
            <text:p>0,014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8" office:value-type="float" office:value="1587737.3755" calcext:value-type="float">
            <text:p>1587737,376</text:p>
          </table:table-cell>
          <table:table-cell table:style-name="ce14" office:value-type="float" office:value="121555.3148" calcext:value-type="float">
            <text:p>121555,315</text:p>
          </table:table-cell>
          <table:table-cell table:style-name="ce8" office:value-type="float" office:value="0.5378" calcext:value-type="float">
            <text:p>0,538</text:p>
          </table:table-cell>
          <table:table-cell table:style-name="ce14" office:value-type="float" office:value="0.0017" calcext:value-type="float">
            <text:p>0,002</text:p>
          </table:table-cell>
          <table:table-cell table:style-name="ce8" office:value-type="float" office:value="0" calcext:value-type="float">
            <text:p>0,000</text:p>
          </table:table-cell>
          <table:table-cell table:style-name="ce14" office:value-type="float" office:value="0" calcext:value-type="float">
            <text:p>0,000</text:p>
          </table:table-cell>
          <table:table-cell table:style-name="ce21" office:value-type="float" office:value="8366924.7603" calcext:value-type="float">
            <text:p>8366924,760</text:p>
          </table:table-cell>
          <table:table-cell table:style-name="ce14" office:value-type="float" office:value="713077.3579" calcext:value-type="float">
            <text:p>713077,358</text:p>
          </table:table-cell>
        </table:table-row>
        <table:table-row table:style-name="ro1">
          <table:table-cell/>
          <table:table-cell table:style-name="ce3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14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style-name="ce1" table:number-columns-repeated="2"/>
          <table:table-cell table:number-columns-repeated="14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15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style-name="ce1"/>
          <table:table-cell table:number-columns-repeated="15"/>
        </table:table-row>
      </table:table>
      <table:table table:name="Global 1.4B" table:style-name="ta1">
        <table:table-column table:style-name="co10" table:default-cell-style-name="Default"/>
        <table:table-column table:style-name="co2" table:number-columns-repeated="8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25" office:value-type="string" calcext:value-type="string" table:number-columns-spanned="2" table:number-rows-spanned="1">
            <text:p>ARC-Challenge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MMLU</text:p>
          </table:table-cell>
          <table:covered-table-cell table:style-name="ce43"/>
          <table:table-cell table:style-name="ce31" office:value-type="string" calcext:value-type="string" table:number-columns-spanned="2" table:number-rows-spanned="1">
            <text:p>HellaSwag</text:p>
          </table:table-cell>
          <table:covered-table-cell table:style-name="ce27"/>
          <table:table-cell table:style-name="ce43" office:value-type="string" calcext:value-type="string" table:number-columns-spanned="2" table:number-rows-spanned="1">
            <text:p>WinoGrande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OpenAI)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OpenAI)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Blimp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Std)</text:p>
          </table:table-cell>
          <table:covered-table-cell table:style-name="ce27"/>
          <table:table-cell table:style-name="ce25" office:value-type="string" calcext:value-type="string" table:number-columns-spanned="2" table:number-rows-spanned="1">
            <text:p>Lambada (Std)</text:p>
          </table:table-cell>
          <table:covered-table-cell table:style-name="ce27"/>
          <table:table-cell table:style-name="ce31" office:value-type="string" calcext:value-type="string" table:number-columns-spanned="2" table:number-rows-spanned="1">
            <text:p>ARC-Easy</text:p>
          </table:table-cell>
          <table:covered-table-cell table:style-name="ce27"/>
        </table:table-row>
        <table:table-row table:style-name="ro1">
          <table:table-cell/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30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30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perplexity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perplexity</text:p>
          </table:table-cell>
          <table:table-cell table:style-name="ce28" office:value-type="string" calcext:value-type="string">
            <text:p>stddev</text:p>
          </table:table-cell>
          <table:table-cell table:style-name="ce26" office:value-type="string" calcext:value-type="string">
            <text:p>acc</text:p>
          </table:table-cell>
          <table:table-cell table:style-name="ce28" office:value-type="string" calcext:value-type="string">
            <text:p>stddev</text:p>
          </table:table-cell>
        </table:table-row>
        <table:table-row table:style-name="ro1">
          <table:table-cell table:style-name="ce23" office:value-type="string" calcext:value-type="string">
            <text:p>1.4B Pile Dedup</text:p>
          </table:table-cell>
          <table:table-cell table:style-name="ce10" office:value-type="float" office:value="0.26" calcext:value-type="float">
            <text:p>0,260</text:p>
          </table:table-cell>
          <table:table-cell table:style-name="ce15" office:value-type="float" office:value="0.013" calcext:value-type="float">
            <text:p>0,013</text:p>
          </table:table-cell>
          <table:table-cell table:style-name="ce10" office:value-type="float" office:value="0.2388" calcext:value-type="float">
            <text:p>0,239</text:p>
          </table:table-cell>
          <table:table-cell table:style-name="ce20" office:value-type="float" office:value="0.0036" calcext:value-type="float">
            <text:p>0,004</text:p>
          </table:table-cell>
          <table:table-cell table:style-name="ce10" office:value-type="float" office:value="0.4177" calcext:value-type="float">
            <text:p>0,418</text:p>
          </table:table-cell>
          <table:table-cell table:style-name="ce15" office:value-type="float" office:value="0.0049" calcext:value-type="float">
            <text:p>0,005</text:p>
          </table:table-cell>
          <table:table-cell table:style-name="ce20" office:value-type="float" office:value="0.573" calcext:value-type="float">
            <text:p>0,573</text:p>
          </table:table-cell>
          <table:table-cell table:style-name="ce15" office:value-type="float" office:value="0.014" calcext:value-type="float">
            <text:p>0,014</text:p>
          </table:table-cell>
          <table:table-cell table:style-name="ce10" office:value-type="float" office:value="0.6202" calcext:value-type="float">
            <text:p>0,620</text:p>
          </table:table-cell>
          <table:table-cell table:style-name="ce15" office:value-type="float" office:value="0.0068" calcext:value-type="float">
            <text:p>0,007</text:p>
          </table:table-cell>
          <table:table-cell table:style-name="ce10" office:value-type="float" office:value="6.1041" calcext:value-type="float">
            <text:p>6,104</text:p>
          </table:table-cell>
          <table:table-cell table:style-name="ce15" office:value-type="float" office:value="0.1531" calcext:value-type="float">
            <text:p>0,153</text:p>
          </table:table-cell>
          <table:table-cell table:style-name="ce10" office:value-type="float" office:value="0.8154" calcext:value-type="float">
            <text:p>0,815</text:p>
          </table:table-cell>
          <table:table-cell table:style-name="ce15" office:value-type="float" office:value="0.0013" calcext:value-type="float">
            <text:p>0,001</text:p>
          </table:table-cell>
          <table:table-cell table:style-name="ce10" office:value-type="float" office:value="0.4898" calcext:value-type="float">
            <text:p>0,490</text:p>
          </table:table-cell>
          <table:table-cell table:style-name="ce15" office:value-type="float" office:value="0.007" calcext:value-type="float">
            <text:p>0,007</text:p>
          </table:table-cell>
          <table:table-cell table:style-name="ce10" office:value-type="float" office:value="11.2448" calcext:value-type="float">
            <text:p>11,245</text:p>
          </table:table-cell>
          <table:table-cell table:style-name="ce15" office:value-type="float" office:value="0.3305" calcext:value-type="float">
            <text:p>0,331</text:p>
          </table:table-cell>
          <table:table-cell table:style-name="ce10" office:value-type="float" office:value="0.6174" calcext:value-type="float">
            <text:p>0,617</text:p>
          </table:table-cell>
          <table:table-cell table:style-name="ce15" office:value-type="float" office:value="0.01" calcext:value-type="float">
            <text:p>0,010</text:p>
          </table:table-cell>
        </table:table-row>
        <table:table-row table:style-name="ro1">
          <table:table-cell table:style-name="ce24" office:value-type="string" calcext:value-type="string">
            <text:p>1.4B MiniPile</text:p>
          </table:table-cell>
          <table:table-cell table:style-name="ce10" office:value-type="float" office:value="0.1903" calcext:value-type="float">
            <text:p>0,190</text:p>
          </table:table-cell>
          <table:table-cell table:style-name="ce15" office:value-type="float" office:value="0.0115" calcext:value-type="float">
            <text:p>0,012</text:p>
          </table:table-cell>
          <table:table-cell table:style-name="ce10" office:value-type="float" office:value="0.2295" calcext:value-type="float">
            <text:p>0,230</text:p>
          </table:table-cell>
          <table:table-cell table:style-name="ce20" office:value-type="float" office:value="0.0035" calcext:value-type="float">
            <text:p>0,004</text:p>
          </table:table-cell>
          <table:table-cell table:style-name="ce10" office:value-type="float" office:value="0.2579" calcext:value-type="float">
            <text:p>0,258</text:p>
          </table:table-cell>
          <table:table-cell table:style-name="ce15" office:value-type="float" office:value="0.0044" calcext:value-type="float">
            <text:p>0,004</text:p>
          </table:table-cell>
          <table:table-cell table:style-name="ce20" office:value-type="float" office:value="0.5185" calcext:value-type="float">
            <text:p>0,519</text:p>
          </table:table-cell>
          <table:table-cell table:style-name="ce15" office:value-type="float" office:value="0.014" calcext:value-type="float">
            <text:p>0,014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1564928.5258" calcext:value-type="float">
            <text:p>1564928,526</text:p>
          </table:table-cell>
          <table:table-cell table:style-name="ce15" office:value-type="float" office:value="118691.4565" calcext:value-type="float">
            <text:p>118691,457</text:p>
          </table:table-cell>
          <table:table-cell table:style-name="ce10" office:value-type="float" office:value="0.5483" calcext:value-type="float">
            <text:p>0,548</text:p>
          </table:table-cell>
          <table:table-cell table:style-name="ce15" office:value-type="float" office:value="0.0017" calcext:value-type="float">
            <text:p>0,002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8848600.9409" calcext:value-type="float">
            <text:p>8848600,941</text:p>
          </table:table-cell>
          <table:table-cell table:style-name="ce15" office:value-type="float" office:value="745031.89" calcext:value-type="float">
            <text:p>745031,890</text:p>
          </table:table-cell>
          <table:table-cell table:style-name="ce10" office:value-type="float" office:value="0.2715" calcext:value-type="float">
            <text:p>0,272</text:p>
          </table:table-cell>
          <table:table-cell table:style-name="ce15" office:value-type="float" office:value="0.0091" calcext:value-type="float">
            <text:p>0,009</text:p>
          </table:table-cell>
        </table:table-row>
        <table:table-row table:style-name="ro1">
          <table:table-cell table:style-name="ce24" office:value-type="string" calcext:value-type="string">
            <text:p>1.4B Reproduction</text:p>
          </table:table-cell>
          <table:table-cell table:style-name="ce10" office:value-type="float" office:value="0.1928" calcext:value-type="float">
            <text:p>0,193</text:p>
          </table:table-cell>
          <table:table-cell table:style-name="ce15" office:value-type="float" office:value="0.0115" calcext:value-type="float">
            <text:p>0,012</text:p>
          </table:table-cell>
          <table:table-cell table:style-name="ce10" office:value-type="float" office:value="0.2295" calcext:value-type="float">
            <text:p>0,230</text:p>
          </table:table-cell>
          <table:table-cell table:style-name="ce20" office:value-type="float" office:value="0.0035" calcext:value-type="float">
            <text:p>0,004</text:p>
          </table:table-cell>
          <table:table-cell table:style-name="ce10" office:value-type="float" office:value="0.2584" calcext:value-type="float">
            <text:p>0,258</text:p>
          </table:table-cell>
          <table:table-cell table:style-name="ce15" office:value-type="float" office:value="0.0044" calcext:value-type="float">
            <text:p>0,004</text:p>
          </table:table-cell>
          <table:table-cell table:style-name="ce20" office:value-type="float" office:value="0.5091" calcext:value-type="float">
            <text:p>0,509</text:p>
          </table:table-cell>
          <table:table-cell table:style-name="ce15" office:value-type="float" office:value="0.0141" calcext:value-type="float">
            <text:p>0,014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1520707.8702" calcext:value-type="float">
            <text:p>1520707,870</text:p>
          </table:table-cell>
          <table:table-cell table:style-name="ce15" office:value-type="float" office:value="115261.3664" calcext:value-type="float">
            <text:p>115261,366</text:p>
          </table:table-cell>
          <table:table-cell table:style-name="ce10" office:value-type="float" office:value="0.5397" calcext:value-type="float">
            <text:p>0,540</text:p>
          </table:table-cell>
          <table:table-cell table:style-name="ce15" office:value-type="float" office:value="0.0016" calcext:value-type="float">
            <text:p>0,002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8651201.8876" calcext:value-type="float">
            <text:p>8651201,888</text:p>
          </table:table-cell>
          <table:table-cell table:style-name="ce15" office:value-type="float" office:value="735161.5236" calcext:value-type="float">
            <text:p>735161,524</text:p>
          </table:table-cell>
          <table:table-cell table:style-name="ce10" office:value-type="float" office:value="0.2673" calcext:value-type="float">
            <text:p>0,267</text:p>
          </table:table-cell>
          <table:table-cell table:style-name="ce15" office:value-type="float" office:value="0.0091" calcext:value-type="float">
            <text:p>0,009</text:p>
          </table:table-cell>
        </table:table-row>
        <table:table-row table:style-name="ro1">
          <table:table-cell table:style-name="ce24" office:value-type="string" calcext:value-type="string">
            <text:p>1.4B Density</text:p>
          </table:table-cell>
          <table:table-cell table:style-name="ce10" office:value-type="float" office:value="0.1852" calcext:value-type="float">
            <text:p>0,185</text:p>
          </table:table-cell>
          <table:table-cell table:style-name="ce15" office:value-type="float" office:value="0.0114" calcext:value-type="float">
            <text:p>0,011</text:p>
          </table:table-cell>
          <table:table-cell table:style-name="ce10" office:value-type="float" office:value="0.2295" calcext:value-type="float">
            <text:p>0,230</text:p>
          </table:table-cell>
          <table:table-cell table:style-name="ce20" office:value-type="float" office:value="0.0035" calcext:value-type="float">
            <text:p>0,004</text:p>
          </table:table-cell>
          <table:table-cell table:style-name="ce10" office:value-type="float" office:value="0.2589" calcext:value-type="float">
            <text:p>0,259</text:p>
          </table:table-cell>
          <table:table-cell table:style-name="ce15" office:value-type="float" office:value="0.0044" calcext:value-type="float">
            <text:p>0,004</text:p>
          </table:table-cell>
          <table:table-cell table:style-name="ce20" office:value-type="float" office:value="0.5043" calcext:value-type="float">
            <text:p>0,504</text:p>
          </table:table-cell>
          <table:table-cell table:style-name="ce15" office:value-type="float" office:value="0.0141" calcext:value-type="float">
            <text:p>0,014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1420846.8323" calcext:value-type="float">
            <text:p>1420846,832</text:p>
          </table:table-cell>
          <table:table-cell table:style-name="ce15" office:value-type="float" office:value="106563.1327" calcext:value-type="float">
            <text:p>106563,133</text:p>
          </table:table-cell>
          <table:table-cell table:style-name="ce10" office:value-type="float" office:value="0.5422" calcext:value-type="float">
            <text:p>0,542</text:p>
          </table:table-cell>
          <table:table-cell table:style-name="ce15" office:value-type="float" office:value="0.0017" calcext:value-type="float">
            <text:p>0,002</text:p>
          </table:table-cell>
          <table:table-cell table:style-name="ce10" office:value-type="float" office:value="0" calcext:value-type="float">
            <text:p>0,000</text:p>
          </table:table-cell>
          <table:table-cell table:style-name="ce15" office:value-type="float" office:value="0" calcext:value-type="float">
            <text:p>0,000</text:p>
          </table:table-cell>
          <table:table-cell table:style-name="ce10" office:value-type="float" office:value="7916035.3527" calcext:value-type="float">
            <text:p>7916035,353</text:p>
          </table:table-cell>
          <table:table-cell table:style-name="ce15" office:value-type="float" office:value="664805.9178" calcext:value-type="float">
            <text:p>664805,918</text:p>
          </table:table-cell>
          <table:table-cell table:style-name="ce10" office:value-type="float" office:value="0.2698" calcext:value-type="float">
            <text:p>0,270</text:p>
          </table:table-cell>
          <table:table-cell table:style-name="ce15" office:value-type="float" office:value="0.0091" calcext:value-type="float">
            <text:p>0,009</text:p>
          </table:table-cell>
        </table:table-row>
        <table:table-row table:style-name="ro1" table:number-rows-repeated="6"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number-columns-repeated="17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3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4"/>
          <table:table-cell table:style-name="ce1"/>
          <table:table-cell table:number-columns-repeated="16"/>
        </table:table-row>
      </table:table>
      <table:table table:name="Comparisons" table:style-name="ta1"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"/>
        <table:table-column table:style-name="co22" table:default-cell-style-name="ce1"/>
        <table:table-column table:style-name="co19" table:default-cell-style-name="Default"/>
        <table:table-column table:style-name="co23" table:default-cell-style-name="ce1"/>
        <table:table-column table:style-name="co24" table:default-cell-style-name="ce1"/>
        <table:table-column table:style-name="co25" table:default-cell-style-name="Default"/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 table:style-name="ce2"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 table:style-name="ce2" office:value-type="string" calcext:value-type="string">
            <text:p>Interpretation</text:p>
          </table:table-cell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formula="of:=[.E2]-[.B2]" office:value-type="float" office:value="0.0128" calcext:value-type="float">
            <text:p>0,0128</text:p>
          </table:table-cell>
          <table:table-cell table:formula="of:=SQRT([.C2]*[.C2] + [.F2]*[.F2])" office:value-type="float" office:value="0.0167597732681561" calcext:value-type="float">
            <text:p>0,0168</text:p>
          </table:table-cell>
          <table:table-cell table:formula="of:=(([.E2]-[.B2]) / [.B2]) * 100" office:value-type="float" office:value="6.40961442163245" calcext:value-type="float">
            <text:p>6,4096</text:p>
          </table:table-cell>
          <table:table-cell/>
          <table:table-cell table:formula="of:=[.H2]+1.96*[.I2]" office:value-type="float" office:value="0.045649155605586" calcext:value-type="float">
            <text:p>0,0456</text:p>
          </table:table-cell>
          <table:table-cell table:formula="of:=[.H2]-1.96*[.I2]" office:value-type="float" office:value="-0.020049155605586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table:formula="of:=[.E3]-[.B3]" office:value-type="float" office:value="0.04" calcext:value-type="float">
            <text:p>0,04</text:p>
          </table:table-cell>
          <table:table-cell table:formula="of:=SQRT([.C3]*[.C3] + [.F3]*[.F3])" office:value-type="float" office:value="0.00509313263129874" calcext:value-type="float">
            <text:p>0,0051</text:p>
          </table:table-cell>
          <table:table-cell table:formula="of:=(([.E3]-[.B3]) / [.B3]) * 100" office:value-type="float" office:value="17.3988690735102" calcext:value-type="float">
            <text:p>17,3989</text:p>
          </table:table-cell>
          <table:table-cell/>
          <table:table-cell table:formula="of:=[.H3]+1.96*[.I3]" office:value-type="float" office:value="0.0499825399573455" calcext:value-type="float">
            <text:p>0,0500</text:p>
          </table:table-cell>
          <table:table-cell table:formula="of:=[.H3]-1.96*[.I3]" office:value-type="float" office:value="0.0300174600426545" calcext:value-type="float">
            <text:p>0,0300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]-[.B4]" office:value-type="float" office:value="-0.0343" calcext:value-type="float">
            <text:p>-0,0343</text:p>
          </table:table-cell>
          <table:table-cell table:formula="of:=SQRT([.C4]*[.C4] + [.F4]*[.F4])" office:value-type="float" office:value="0.00629364759102383" calcext:value-type="float">
            <text:p>0,0063</text:p>
          </table:table-cell>
          <table:table-cell table:formula="of:=(([.E4]-[.B4]) / [.B4]) * 100" office:value-type="float" office:value="-11.8153634171547" calcext:value-type="float">
            <text:p>-11,8154</text:p>
          </table:table-cell>
          <table:table-cell/>
          <table:table-cell table:formula="of:=[.H4]+1.96*[.I4]" office:value-type="float" office:value="-0.0219644507215933" calcext:value-type="float">
            <text:p>-0,0220</text:p>
          </table:table-cell>
          <table:table-cell table:formula="of:=[.H4]-1.96*[.I4]" office:value-type="float" office:value="-0.0466355492784067" calcext:value-type="float">
            <text:p>-0,046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5]-[.B5]" office:value-type="float" office:value="-0.0244" calcext:value-type="float">
            <text:p>-0,0244</text:p>
          </table:table-cell>
          <table:table-cell table:formula="of:=SQRT([.C5]*[.C5] + [.F5]*[.F5])" office:value-type="float" office:value="0.0198698263706556" calcext:value-type="float">
            <text:p>0,0199</text:p>
          </table:table-cell>
          <table:table-cell table:formula="of:=(([.E5]-[.B5]) / [.B5]) * 100" office:value-type="float" office:value="-4.9153908138598" calcext:value-type="float">
            <text:p>-4,9154</text:p>
          </table:table-cell>
          <table:table-cell/>
          <table:table-cell table:formula="of:=[.H5]+1.96*[.I5]" office:value-type="float" office:value="0.0145448596864849" calcext:value-type="float">
            <text:p>0,0145</text:p>
          </table:table-cell>
          <table:table-cell table:formula="of:=[.H5]-1.96*[.I5]" office:value-type="float" office:value="-0.063344859686485" calcext:value-type="float">
            <text:p>-0,06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]-[.B6]" office:value-type="float" office:value="-0.3689" calcext:value-type="float">
            <text:p>-0,3689</text:p>
          </table:table-cell>
          <table:table-cell table:formula="of:=SQRT([.C6]*[.C6] + [.F6]*[.F6])" office:value-type="float" office:value="0.0067" calcext:value-type="float">
            <text:p>0,0067</text:p>
          </table:table-cell>
          <table:table-cell table:formula="of:=(([.E6]-[.B6]) / [.B6]) * 100" office:value-type="float" office:value="-100" calcext:value-type="float">
            <text:p>-100,0000</text:p>
          </table:table-cell>
          <table:table-cell/>
          <table:table-cell table:formula="of:=[.H6]+1.96*[.I6]" office:value-type="float" office:value="-0.355768" calcext:value-type="float">
            <text:p>-0,3558</text:p>
          </table:table-cell>
          <table:table-cell table:formula="of:=[.H6]-1.96*[.I6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table:formula="of:=[.E7]-[.B7]" office:value-type="float" office:value="3033144.0104" calcext:value-type="float">
            <text:p>3033144,0104</text:p>
          </table:table-cell>
          <table:table-cell table:formula="of:=SQRT([.C7]*[.C7] + [.F7]*[.F7])" office:value-type="float" office:value="288926.582702326" calcext:value-type="float">
            <text:p>288926,5827</text:p>
          </table:table-cell>
          <table:table-cell table:formula="of:=(([.E7]-[.B7]) / [.B7]) * 100" office:value-type="float" office:value="9703297.33419922" calcext:value-type="float">
            <text:p>9703297,3342</text:p>
          </table:table-cell>
          <table:table-cell/>
          <table:table-cell table:formula="of:=[.H7]+1.96*[.I7]" office:value-type="float" office:value="3599440.11249656" calcext:value-type="float">
            <text:p>3599440,1125</text:p>
          </table:table-cell>
          <table:table-cell table:formula="of:=[.H7]-1.96*[.I7]" office:value-type="float" office:value="2466847.90830344" calcext:value-type="float">
            <text:p>2466847,908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table:formula="of:=[.E8]-[.B8]" office:value-type="float" office:value="-0.21" calcext:value-type="float">
            <text:p>-0,21</text:p>
          </table:table-cell>
          <table:table-cell table:formula="of:=SQRT([.C8]*[.C8] + [.F8]*[.F8])" office:value-type="float" office:value="0.002343074902772" calcext:value-type="float">
            <text:p>0,0023</text:p>
          </table:table-cell>
          <table:table-cell table:formula="of:=(([.E8]-[.B8]) / [.B8]) * 100" office:value-type="float" office:value="-28.7907869481766" calcext:value-type="float">
            <text:p>-28,7908</text:p>
          </table:table-cell>
          <table:table-cell/>
          <table:table-cell table:formula="of:=[.H8]+1.96*[.I8]" office:value-type="float" office:value="-0.205407573190567" calcext:value-type="float">
            <text:p>-0,2054</text:p>
          </table:table-cell>
          <table:table-cell table:formula="of:=[.H8]-1.96*[.I8]" office:value-type="float" office:value="-0.214592426809433" calcext:value-type="float">
            <text:p>-0,2146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]-[.B9]" office:value-type="float" office:value="-0.2335" calcext:value-type="float">
            <text:p>-0,2335</text:p>
          </table:table-cell>
          <table:table-cell table:formula="of:=SQRT([.C9]*[.C9] + [.F9]*[.F9])" office:value-type="float" office:value="0.0059" calcext:value-type="float">
            <text:p>0,0059</text:p>
          </table:table-cell>
          <table:table-cell table:formula="of:=(([.E9]-[.B9]) / [.B9]) * 100" office:value-type="float" office:value="-100" calcext:value-type="float">
            <text:p>-100,0000</text:p>
          </table:table-cell>
          <table:table-cell/>
          <table:table-cell table:formula="of:=[.H9]+1.96*[.I9]" office:value-type="float" office:value="-0.221936" calcext:value-type="float">
            <text:p>-0,2219</text:p>
          </table:table-cell>
          <table:table-cell table:formula="of:=[.H9]-1.96*[.I9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table:formula="of:=[.E10]-[.B10]" office:value-type="float" office:value="27067778.5842" calcext:value-type="float">
            <text:p>27067778,5842</text:p>
          </table:table-cell>
          <table:table-cell table:formula="of:=SQRT([.C10]*[.C10] + [.F10]*[.F10])" office:value-type="float" office:value="2710040.19091101" calcext:value-type="float">
            <text:p>2710040,1909</text:p>
          </table:table-cell>
          <table:table-cell table:formula="of:=(([.E10]-[.B10]) / [.B10]) * 100" office:value-type="float" office:value="15667678.2231499" calcext:value-type="float">
            <text:p>15667678,2231</text:p>
          </table:table-cell>
          <table:table-cell/>
          <table:table-cell table:formula="of:=[.H10]+1.96*[.I10]" office:value-type="float" office:value="32379457.3583856" calcext:value-type="float">
            <text:p>32379457,3584</text:p>
          </table:table-cell>
          <table:table-cell table:formula="of:=[.H10]-1.96*[.I10]" office:value-type="float" office:value="21756099.8100144" calcext:value-type="float">
            <text:p>21756099,81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Pile Dedup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97" calcext:value-type="float">
            <text:p>0,1997</text:p>
          </table:table-cell>
          <table:table-cell office:value-type="float" office:value="0.0117" calcext:value-type="float">
            <text:p>0,0117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]-[.B14]" office:value-type="float" office:value="-0.0103" calcext:value-type="float">
            <text:p>-0,0103</text:p>
          </table:table-cell>
          <table:table-cell table:formula="of:=SQRT([.C14]*[.C14] + [.F14]*[.F14])" office:value-type="float" office:value="0.0164054868870144" calcext:value-type="float">
            <text:p>0,0164</text:p>
          </table:table-cell>
          <table:table-cell table:formula="of:=(([.E14]-[.B14]) / [.B14]) * 100" office:value-type="float" office:value="-5.15773660490735" calcext:value-type="float">
            <text:p>-5,1577</text:p>
          </table:table-cell>
          <table:table-cell/>
          <table:table-cell table:formula="of:=[.H14]+1.96*[.I14]" office:value-type="float" office:value="0.0218547542985482" calcext:value-type="float">
            <text:p>0,0219</text:p>
          </table:table-cell>
          <table:table-cell table:formula="of:=[.H14]-1.96*[.I14]" office:value-type="float" office:value="-0.0424547542985481" calcext:value-type="float">
            <text:p>-0,04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9" calcext:value-type="float">
            <text:p>0,2299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5]-[.B15]" office:value-type="float" office:value="-0.000399999999999984" calcext:value-type="float">
            <text:p>-0,000399999999999984</text:p>
          </table:table-cell>
          <table:table-cell table:formula="of:=SQRT([.C15]*[.C15] + [.F15]*[.F15])" office:value-type="float" office:value="0.00494974746830583" calcext:value-type="float">
            <text:p>0,0049</text:p>
          </table:table-cell>
          <table:table-cell table:formula="of:=(([.E15]-[.B15]) / [.B15]) * 100" office:value-type="float" office:value="-0.173988690735095" calcext:value-type="float">
            <text:p>-0,1740</text:p>
          </table:table-cell>
          <table:table-cell/>
          <table:table-cell table:formula="of:=[.H15]+1.96*[.I15]" office:value-type="float" office:value="0.00930150503787945" calcext:value-type="float">
            <text:p>0,0093</text:p>
          </table:table-cell>
          <table:table-cell table:formula="of:=[.H15]-1.96*[.I15]" office:value-type="float" office:value="-0.0101015050378794" calcext:value-type="float">
            <text:p>-0,01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903" calcext:value-type="float">
            <text:p>0,2903</text:p>
          </table:table-cell>
          <table:table-cell office:value-type="float" office:value="0.0045" calcext:value-type="float">
            <text:p>0,0045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]-[.B16]" office:value-type="float" office:value="-0.0299" calcext:value-type="float">
            <text:p>-0,0299</text:p>
          </table:table-cell>
          <table:table-cell table:formula="of:=SQRT([.C16]*[.C16] + [.F16]*[.F16])" office:value-type="float" office:value="0.00629364759102383" calcext:value-type="float">
            <text:p>0,0063</text:p>
          </table:table-cell>
          <table:table-cell table:formula="of:=(([.E16]-[.B16]) / [.B16]) * 100" office:value-type="float" office:value="-10.299689975887" calcext:value-type="float">
            <text:p>-10,2997</text:p>
          </table:table-cell>
          <table:table-cell/>
          <table:table-cell table:formula="of:=[.H16]+1.96*[.I16]" office:value-type="float" office:value="-0.0175644507215933" calcext:value-type="float">
            <text:p>-0,0176</text:p>
          </table:table-cell>
          <table:table-cell table:formula="of:=[.H16]-1.96*[.I16]" office:value-type="float" office:value="-0.0422355492784067" calcext:value-type="float">
            <text:p>-0,0422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64" calcext:value-type="float">
            <text:p>0,4964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17]-[.B17]" office:value-type="float" office:value="0.0158" calcext:value-type="float">
            <text:p>0,0158</text:p>
          </table:table-cell>
          <table:table-cell table:formula="of:=SQRT([.C17]*[.C17] + [.F17]*[.F17])" office:value-type="float" office:value="0.0198698263706556" calcext:value-type="float">
            <text:p>0,0199</text:p>
          </table:table-cell>
          <table:table-cell table:formula="of:=(([.E17]-[.B17]) / [.B17]) * 100" office:value-type="float" office:value="3.1829170024174" calcext:value-type="float">
            <text:p>3,1829</text:p>
          </table:table-cell>
          <table:table-cell/>
          <table:table-cell table:formula="of:=[.H17]+1.96*[.I17]" office:value-type="float" office:value="0.0547448596864849" calcext:value-type="float">
            <text:p>0,0547</text:p>
          </table:table-cell>
          <table:table-cell table:formula="of:=[.H17]-1.96*[.I17]" office:value-type="float" office:value="-0.023144859686485" calcext:value-type="float">
            <text:p>-0,02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3689" calcext:value-type="float">
            <text:p>0,3689</text:p>
          </table:table-cell>
          <table:table-cell office:value-type="float" office:value="0.0067" calcext:value-type="float">
            <text:p>0,006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]-[.B18]" office:value-type="float" office:value="-0.3689" calcext:value-type="float">
            <text:p>-0,3689</text:p>
          </table:table-cell>
          <table:table-cell table:formula="of:=SQRT([.C18]*[.C18] + [.F18]*[.F18])" office:value-type="float" office:value="0.0067" calcext:value-type="float">
            <text:p>0,0067</text:p>
          </table:table-cell>
          <table:table-cell table:formula="of:=(([.E18]-[.B18]) / [.B18]) * 100" office:value-type="float" office:value="-100" calcext:value-type="float">
            <text:p>-100,0000</text:p>
          </table:table-cell>
          <table:table-cell/>
          <table:table-cell table:formula="of:=[.H18]+1.96*[.I18]" office:value-type="float" office:value="-0.355768" calcext:value-type="float">
            <text:p>-0,3558</text:p>
          </table:table-cell>
          <table:table-cell table:formula="of:=[.H18]-1.96*[.I18]" office:value-type="float" office:value="-0.382032" calcext:value-type="float">
            <text:p>-0,382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style-name="ce3" office:value-type="float" office:value="31.2589" calcext:value-type="float">
            <text:p>31,2589</text:p>
          </table:table-cell>
          <table:table-cell office:value-type="float" office:value="1.1594" calcext:value-type="float">
            <text:p>1,1594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19]-[.B19]" office:value-type="float" office:value="1854377.141" calcext:value-type="float">
            <text:p>1854377,141</text:p>
          </table:table-cell>
          <table:table-cell table:formula="of:=SQRT([.C19]*[.C19] + [.F19]*[.F19])" office:value-type="float" office:value="148101.597804538" calcext:value-type="float">
            <text:p>148101,5978</text:p>
          </table:table-cell>
          <table:table-cell table:formula="of:=(([.E19]-[.B19]) / [.B19]) * 100" office:value-type="float" office:value="5932317.32722521" calcext:value-type="float">
            <text:p>5932317,3272</text:p>
          </table:table-cell>
          <table:table-cell/>
          <table:table-cell table:formula="of:=[.H19]+1.96*[.I19]" office:value-type="float" office:value="2144656.27269689" calcext:value-type="float">
            <text:p>2144656,2727</text:p>
          </table:table-cell>
          <table:table-cell table:formula="of:=[.H19]-1.96*[.I19]" office:value-type="float" office:value="1564098.00930311" calcext:value-type="float">
            <text:p>1564098,0093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3" office:value-type="float" office:value="0.7294" calcext:value-type="float">
            <text:p>0,7294</text:p>
          </table:table-cell>
          <table:table-cell office:value-type="float" office:value="0.0015" calcext:value-type="float">
            <text:p>0,0015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]-[.B20]" office:value-type="float" office:value="-0.1813" calcext:value-type="float">
            <text:p>-0,1813</text:p>
          </table:table-cell>
          <table:table-cell table:formula="of:=SQRT([.C20]*[.C20] + [.F20]*[.F20])" office:value-type="float" office:value="0.00226715680975093" calcext:value-type="float">
            <text:p>0,0023</text:p>
          </table:table-cell>
          <table:table-cell table:formula="of:=(([.E20]-[.B20]) / [.B20]) * 100" office:value-type="float" office:value="-24.8560460652591" calcext:value-type="float">
            <text:p>-24,8560</text:p>
          </table:table-cell>
          <table:table-cell/>
          <table:table-cell table:formula="of:=[.H20]+1.96*[.I20]" office:value-type="float" office:value="-0.176856372652888" calcext:value-type="float">
            <text:p>-0,1769</text:p>
          </table:table-cell>
          <table:table-cell table:formula="of:=[.H20]-1.96*[.I20]" office:value-type="float" office:value="-0.185743627347112" calcext:value-type="float">
            <text:p>-0,1857</text:p>
          </table:table-cell>
          <table:table-cell office:value-type="string" calcext:value-type="string">
            <text:p>Pile Deduplicated-trained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0.2335" calcext:value-type="float">
            <text:p>0,2335</text:p>
          </table:table-cell>
          <table:table-cell office:value-type="float" office:value="0.0059" calcext:value-type="float">
            <text:p>0,005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]-[.B21]" office:value-type="float" office:value="-0.2335" calcext:value-type="float">
            <text:p>-0,2335</text:p>
          </table:table-cell>
          <table:table-cell table:formula="of:=SQRT([.C21]*[.C21] + [.F21]*[.F21])" office:value-type="float" office:value="0.0059" calcext:value-type="float">
            <text:p>0,0059</text:p>
          </table:table-cell>
          <table:table-cell table:formula="of:=(([.E21]-[.B21]) / [.B21]) * 100" office:value-type="float" office:value="-100" calcext:value-type="float">
            <text:p>-100,0000</text:p>
          </table:table-cell>
          <table:table-cell/>
          <table:table-cell table:formula="of:=[.H21]+1.96*[.I21]" office:value-type="float" office:value="-0.221936" calcext:value-type="float">
            <text:p>-0,2219</text:p>
          </table:table-cell>
          <table:table-cell table:formula="of:=[.H21]-1.96*[.I21]" office:value-type="float" office:value="-0.245064" calcext:value-type="float">
            <text:p>-0,2451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style-name="ce3" office:value-type="float" office:value="172.7619" calcext:value-type="float">
            <text:p>172,7619</text:p>
          </table:table-cell>
          <table:table-cell office:value-type="float" office:value="7.7265" calcext:value-type="float">
            <text:p>7,7265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22]-[.B22]" office:value-type="float" office:value="11926950.4895" calcext:value-type="float">
            <text:p>11926950,4895</text:p>
          </table:table-cell>
          <table:table-cell table:formula="of:=SQRT([.C22]*[.C22] + [.F22]*[.F22])" office:value-type="float" office:value="1063672.92832806" calcext:value-type="float">
            <text:p>1063672,9283</text:p>
          </table:table-cell>
          <table:table-cell table:formula="of:=(([.E22]-[.B22]) / [.B22]) * 100" office:value-type="float" office:value="6903692.59049594" calcext:value-type="float">
            <text:p>6903692,5905</text:p>
          </table:table-cell>
          <table:table-cell/>
          <table:table-cell table:formula="of:=[.H22]+1.96*[.I22]" office:value-type="float" office:value="14011749.429023" calcext:value-type="float">
            <text:p>14011749,4290</text:p>
          </table:table-cell>
          <table:table-cell table:formula="of:=[.H22]-1.96*[.I22]" office:value-type="float" office:value="9842151.549977" calcext:value-type="float">
            <text:p>9842151,5500</text:p>
          </table:table-cell>
          <table:table-cell office:value-type="string" calcext:value-type="string">
            <text:p>Pile Deduplicated-trained severely better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2" table:number-columns-repeated="2"/>
          <table:table-cell/>
          <table:table-cell table:style-name="ce2" table:number-columns-repeated="2"/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6]-[.B26]" office:value-type="float" office:value="-0.0231" calcext:value-type="float">
            <text:p>-0,0231</text:p>
          </table:table-cell>
          <table:table-cell table:formula="of:=SQRT([.C26]*[.C26] + [.F26]*[.F26])" office:value-type="float" office:value="0.0166207701385947" calcext:value-type="float">
            <text:p>0,0166</text:p>
          </table:table-cell>
          <table:table-cell table:formula="of:=(([.E26]-[.B26]) / [.B26]) * 100" office:value-type="float" office:value="-10.8705882352941" calcext:value-type="float">
            <text:p>-10,8706</text:p>
          </table:table-cell>
          <table:table-cell/>
          <table:table-cell table:formula="of:=[.H26]+1.96*[.I26]" office:value-type="float" office:value="0.00947670947164556" calcext:value-type="float">
            <text:p>0,0095</text:p>
          </table:table-cell>
          <table:table-cell table:formula="of:=[.H26]-1.96*[.I26]" office:value-type="float" office:value="-0.0556767094716455" calcext:value-type="float">
            <text:p>-0,055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7]-[.B27]" office:value-type="float" office:value="-0.0404" calcext:value-type="float">
            <text:p>-0,0404</text:p>
          </table:table-cell>
          <table:table-cell table:formula="of:=SQRT([.C27]*[.C27] + [.F27]*[.F27])" office:value-type="float" office:value="0.00509313263129874" calcext:value-type="float">
            <text:p>0,0051</text:p>
          </table:table-cell>
          <table:table-cell table:formula="of:=(([.E27]-[.B27]) / [.B27]) * 100" office:value-type="float" office:value="-14.9685068543905" calcext:value-type="float">
            <text:p>-14,9685</text:p>
          </table:table-cell>
          <table:table-cell/>
          <table:table-cell table:formula="of:=[.H27]+1.96*[.I27]" office:value-type="float" office:value="-0.0304174600426544" calcext:value-type="float">
            <text:p>-0,0304</text:p>
          </table:table-cell>
          <table:table-cell table:formula="of:=[.H27]-1.96*[.I27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8]-[.B28]" office:value-type="float" office:value="0.00440000000000002" calcext:value-type="float">
            <text:p>0,00440000000000002</text:p>
          </table:table-cell>
          <table:table-cell table:formula="of:=SQRT([.C28]*[.C28] + [.F28]*[.F28])" office:value-type="float" office:value="0.00622253967444162" calcext:value-type="float">
            <text:p>0,0062</text:p>
          </table:table-cell>
          <table:table-cell table:formula="of:=(([.E28]-[.B28]) / [.B28]) * 100" office:value-type="float" office:value="1.71875000000001" calcext:value-type="float">
            <text:p>1,7188</text:p>
          </table:table-cell>
          <table:table-cell/>
          <table:table-cell table:formula="of:=[.H28]+1.96*[.I28]" office:value-type="float" office:value="0.0165961777619056" calcext:value-type="float">
            <text:p>0,0166</text:p>
          </table:table-cell>
          <table:table-cell table:formula="of:=[.H28]-1.96*[.I28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29]-[.B29]" office:value-type="float" office:value="0.0402" calcext:value-type="float">
            <text:p>0,0402</text:p>
          </table:table-cell>
          <table:table-cell table:formula="of:=SQRT([.C29]*[.C29] + [.F29]*[.F29])" office:value-type="float" office:value="0.0197989898732233" calcext:value-type="float">
            <text:p>0,0198</text:p>
          </table:table-cell>
          <table:table-cell table:formula="of:=(([.E29]-[.B29]) / [.B29]) * 100" office:value-type="float" office:value="8.51694915254238" calcext:value-type="float">
            <text:p>8,5169</text:p>
          </table:table-cell>
          <table:table-cell/>
          <table:table-cell table:formula="of:=[.H29]+1.96*[.I29]" office:value-type="float" office:value="0.0790060201515178" calcext:value-type="float">
            <text:p>0,0790</text:p>
          </table:table-cell>
          <table:table-cell table:formula="of:=[.H29]-1.96*[.I29]" office:value-type="float" office:value="0.00139397984848228" calcext:value-type="float">
            <text:p>0,0014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0]-[.B30]" office:value-type="float" office:value="0" calcext:value-type="float">
            <text:p>0</text:p>
          </table:table-cell>
          <table:table-cell table:formula="of:=SQRT([.C30]*[.C30] + [.F30]*[.F30])" office:value-type="float" office:value="0" calcext:value-type="float">
            <text:p>0,0000</text:p>
          </table:table-cell>
          <table:table-cell table:formula="of:=(([.E30]-[.B30]) / [.B30]) * 100" office:value-type="string" office:string-value="" calcext:value-type="error">
            <text:p>#DIV/0!</text:p>
          </table:table-cell>
          <table:table-cell/>
          <table:table-cell table:formula="of:=[.H30]+1.96*[.I30]" office:value-type="float" office:value="0" calcext:value-type="float">
            <text:p>0,0000</text:p>
          </table:table-cell>
          <table:table-cell table:formula="of:=[.H30]-1.96*[.I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table:formula="of:=[.E31]-[.B31]" office:value-type="float" office:value="-1178766.8694" calcext:value-type="float">
            <text:p>-1178766,8694</text:p>
          </table:table-cell>
          <table:table-cell table:formula="of:=SQRT([.C31]*[.C31] + [.F31]*[.F31])" office:value-type="float" office:value="324673.148661254" calcext:value-type="float">
            <text:p>324673,1487</text:p>
          </table:table-cell>
          <table:table-cell table:formula="of:=(([.E31]-[.B31]) / [.B31]) * 100" office:value-type="float" office:value="-38.8624713293287" calcext:value-type="float">
            <text:p>-38,8625</text:p>
          </table:table-cell>
          <table:table-cell/>
          <table:table-cell table:formula="of:=[.H31]+1.96*[.I31]" office:value-type="float" office:value="-542407.498023941" calcext:value-type="float">
            <text:p>-542407,4980</text:p>
          </table:table-cell>
          <table:table-cell table:formula="of:=[.H31]-1.96*[.I31]" office:value-type="float" office:value="-1815126.24077606" calcext:value-type="float">
            <text:p>-1815126,2408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32]-[.B32]" office:value-type="float" office:value="0.0287000000000001" calcext:value-type="float">
            <text:p>0,0287000000000001</text:p>
          </table:table-cell>
          <table:table-cell table:formula="of:=SQRT([.C32]*[.C32] + [.F32]*[.F32])" office:value-type="float" office:value="0.00247588368062799" calcext:value-type="float">
            <text:p>0,0025</text:p>
          </table:table-cell>
          <table:table-cell table:formula="of:=(([.E32]-[.B32]) / [.B32]) * 100" office:value-type="float" office:value="5.52560646900271" calcext:value-type="float">
            <text:p>5,5256</text:p>
          </table:table-cell>
          <table:table-cell/>
          <table:table-cell table:formula="of:=[.H32]+1.96*[.I32]" office:value-type="float" office:value="0.0335527320140309" calcext:value-type="float">
            <text:p>0,0336</text:p>
          </table:table-cell>
          <table:table-cell table:formula="of:=[.H32]-1.96*[.I32]" office:value-type="float" office:value="0.0238472679859692" calcext:value-type="float">
            <text:p>0,0238</text:p>
          </table:table-cell>
          <table:table-cell office:value-type="string" calcext:value-type="string">
            <text:p>Recreation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33]-[.B33]" office:value-type="float" office:value="0" calcext:value-type="float">
            <text:p>0</text:p>
          </table:table-cell>
          <table:table-cell table:formula="of:=SQRT([.C33]*[.C33] + [.F33]*[.F33])" office:value-type="float" office:value="0" calcext:value-type="float">
            <text:p>0,0000</text:p>
          </table:table-cell>
          <table:table-cell table:formula="of:=(([.E33]-[.B33]) / [.B33]) * 100" office:value-type="string" office:string-value="" calcext:value-type="error">
            <text:p>#DIV/0!</text:p>
          </table:table-cell>
          <table:table-cell/>
          <table:table-cell table:formula="of:=[.H33]+1.96*[.I33]" office:value-type="float" office:value="0" calcext:value-type="float">
            <text:p>0,0000</text:p>
          </table:table-cell>
          <table:table-cell table:formula="of:=[.H33]-1.96*[.I3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table:formula="of:=[.E34]-[.B34]" office:value-type="float" office:value="-15140828.0947" calcext:value-type="float">
            <text:p>-15140828,0947</text:p>
          </table:table-cell>
          <table:table-cell table:formula="of:=SQRT([.C34]*[.C34] + [.F34]*[.F34])" office:value-type="float" office:value="2911308.62924074" calcext:value-type="float">
            <text:p>2911308,6292</text:p>
          </table:table-cell>
          <table:table-cell table:formula="of:=(([.E34]-[.B34]) / [.B34]) * 100" office:value-type="float" office:value="-55.936365117198" calcext:value-type="float">
            <text:p>-55,9364</text:p>
          </table:table-cell>
          <table:table-cell/>
          <table:table-cell table:formula="of:=[.H34]+1.96*[.I34]" office:value-type="float" office:value="-9434663.18138815" calcext:value-type="float">
            <text:p>-9434663,1814</text:p>
          </table:table-cell>
          <table:table-cell table:formula="of:=[.H34]-1.96*[.I34]" office:value-type="float" office:value="-20846993.0080119" calcext:value-type="float">
            <text:p>-20846993,0080</text:p>
          </table:table-cell>
          <table:table-cell office:value-type="string" calcext:value-type="string">
            <text:p>Recreation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38]-[.B38]" office:value-type="float" office:value="-0.0145" calcext:value-type="float">
            <text:p>-0,0145</text:p>
          </table:table-cell>
          <table:table-cell table:formula="of:=SQRT([.C38]*[.C38] + [.F38]*[.F38])" office:value-type="float" office:value="0.0166901168360201" calcext:value-type="float">
            <text:p>0,0167</text:p>
          </table:table-cell>
          <table:table-cell table:formula="of:=(([.E38]-[.B38]) / [.B38]) * 100" office:value-type="float" office:value="-6.8235294117647" calcext:value-type="float">
            <text:p>-6,8235</text:p>
          </table:table-cell>
          <table:table-cell/>
          <table:table-cell table:formula="of:=[.H38]+1.96*[.I38]" office:value-type="float" office:value="0.0182126289985993" calcext:value-type="float">
            <text:p>0,0182</text:p>
          </table:table-cell>
          <table:table-cell table:formula="of:=[.H38]-1.96*[.I38]" office:value-type="float" office:value="-0.0472126289985993" calcext:value-type="float">
            <text:p>-0,047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39]-[.B39]" office:value-type="float" office:value="-0.0404" calcext:value-type="float">
            <text:p>-0,0404</text:p>
          </table:table-cell>
          <table:table-cell table:formula="of:=SQRT([.C39]*[.C39] + [.F39]*[.F39])" office:value-type="float" office:value="0.00509313263129874" calcext:value-type="float">
            <text:p>0,0051</text:p>
          </table:table-cell>
          <table:table-cell table:formula="of:=(([.E39]-[.B39]) / [.B39]) * 100" office:value-type="float" office:value="-14.9685068543905" calcext:value-type="float">
            <text:p>-14,9685</text:p>
          </table:table-cell>
          <table:table-cell/>
          <table:table-cell table:formula="of:=[.H39]+1.96*[.I39]" office:value-type="float" office:value="-0.0304174600426544" calcext:value-type="float">
            <text:p>-0,0304</text:p>
          </table:table-cell>
          <table:table-cell table:formula="of:=[.H39]-1.96*[.I39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40]-[.B40]" office:value-type="float" office:value="0.00390000000000001" calcext:value-type="float">
            <text:p>0,00390000000000001</text:p>
          </table:table-cell>
          <table:table-cell table:formula="of:=SQRT([.C40]*[.C40] + [.F40]*[.F40])" office:value-type="float" office:value="0.00622253967444162" calcext:value-type="float">
            <text:p>0,0062</text:p>
          </table:table-cell>
          <table:table-cell table:formula="of:=(([.E40]-[.B40]) / [.B40]) * 100" office:value-type="float" office:value="1.52343750000001" calcext:value-type="float">
            <text:p>1,5234</text:p>
          </table:table-cell>
          <table:table-cell/>
          <table:table-cell table:formula="of:=[.H40]+1.96*[.I40]" office:value-type="float" office:value="0.0160961777619056" calcext:value-type="float">
            <text:p>0,0161</text:p>
          </table:table-cell>
          <table:table-cell table:formula="of:=[.H40]-1.96*[.I40]" office:value-type="float" office:value="-0.00829617776190556" calcext:value-type="float">
            <text:p>-0,00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41]-[.B41]" office:value-type="float" office:value="0.0387000000000001" calcext:value-type="float">
            <text:p>0,0387000000000001</text:p>
          </table:table-cell>
          <table:table-cell table:formula="of:=SQRT([.C41]*[.C41] + [.F41]*[.F41])" office:value-type="float" office:value="0.0197989898732233" calcext:value-type="float">
            <text:p>0,0198</text:p>
          </table:table-cell>
          <table:table-cell table:formula="of:=(([.E41]-[.B41]) / [.B41]) * 100" office:value-type="float" office:value="8.1991525423729" calcext:value-type="float">
            <text:p>8,1992</text:p>
          </table:table-cell>
          <table:table-cell/>
          <table:table-cell table:formula="of:=[.H41]+1.96*[.I41]" office:value-type="float" office:value="0.0775060201515178" calcext:value-type="float">
            <text:p>0,0775</text:p>
          </table:table-cell>
          <table:table-cell table:formula="of:=[.H41]-1.96*[.I41]" office:value-type="float" office:value="-0.000106020151517665" calcext:value-type="float">
            <text:p>-0,000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2]-[.B42]" office:value-type="float" office:value="0" calcext:value-type="float">
            <text:p>0</text:p>
          </table:table-cell>
          <table:table-cell table:formula="of:=SQRT([.C42]*[.C42] + [.F42]*[.F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2]+1.96*[.I42]" office:value-type="float" office:value="0" calcext:value-type="float">
            <text:p>0,0000</text:p>
          </table:table-cell>
          <table:table-cell table:formula="of:=[.H42]-1.96*[.I42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43]-[.B43]" office:value-type="float" office:value="-916730.0961" calcext:value-type="float">
            <text:p>-916730,0961</text:p>
          </table:table-cell>
          <table:table-cell table:formula="of:=SQRT([.C43]*[.C43] + [.F43]*[.F43])" office:value-type="float" office:value="338001.187736627" calcext:value-type="float">
            <text:p>338001,1877</text:p>
          </table:table-cell>
          <table:table-cell table:formula="of:=(([.E43]-[.B43]) / [.B43]) * 100" office:value-type="float" office:value="-30.223446214223" calcext:value-type="float">
            <text:p>-30,2234</text:p>
          </table:table-cell>
          <table:table-cell/>
          <table:table-cell table:formula="of:=[.H43]+1.96*[.I43]" office:value-type="float" office:value="-254247.76813621" calcext:value-type="float">
            <text:p>-254247,7681</text:p>
          </table:table-cell>
          <table:table-cell table:formula="of:=[.H43]-1.96*[.I43]" office:value-type="float" office:value="-1579212.42406379" calcext:value-type="float">
            <text:p>-1579212,4241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44]-[.B44]" office:value-type="float" office:value="0.0298000000000001" calcext:value-type="float">
            <text:p>0,0298000000000001</text:p>
          </table:table-cell>
          <table:table-cell table:formula="of:=SQRT([.C44]*[.C44] + [.F44]*[.F44])" office:value-type="float" office:value="0.00247588368062799" calcext:value-type="float">
            <text:p>0,0025</text:p>
          </table:table-cell>
          <table:table-cell table:formula="of:=(([.E44]-[.B44]) / [.B44]) * 100" office:value-type="float" office:value="5.73738929534079" calcext:value-type="float">
            <text:p>5,7374</text:p>
          </table:table-cell>
          <table:table-cell/>
          <table:table-cell table:formula="of:=[.H44]+1.96*[.I44]" office:value-type="float" office:value="0.0346527320140309" calcext:value-type="float">
            <text:p>0,0347</text:p>
          </table:table-cell>
          <table:table-cell table:formula="of:=[.H44]-1.96*[.I44]" office:value-type="float" office:value="0.0249472679859692" calcext:value-type="float">
            <text:p>0,0249</text:p>
          </table:table-cell>
          <table:table-cell office:value-type="string" calcext:value-type="string">
            <text:p>Lossi 1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45]-[.B45]" office:value-type="float" office:value="0" calcext:value-type="float">
            <text:p>0</text:p>
          </table:table-cell>
          <table:table-cell table:formula="of:=SQRT([.C45]*[.C45] + [.F45]*[.F4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45]+1.96*[.I45]" office:value-type="float" office:value="0" calcext:value-type="float">
            <text:p>0,0000</text:p>
          </table:table-cell>
          <table:table-cell table:formula="of:=[.H45]-1.96*[.I45]" office:value-type="float" office:value="0" calcext:value-type="float">
            <text:p>0,0000</text:p>
          </table:table-cell>
          <table:table-cell table:style-name="ce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46]-[.B46]" office:value-type="float" office:value="-12171351.421" calcext:value-type="float">
            <text:p>-12171351,421</text:p>
          </table:table-cell>
          <table:table-cell table:formula="of:=SQRT([.C46]*[.C46] + [.F46]*[.F46])" office:value-type="float" office:value="3035265.40749982" calcext:value-type="float">
            <text:p>3035265,4075</text:p>
          </table:table-cell>
          <table:table-cell table:formula="of:=(([.E46]-[.B46]) / [.B46]) * 100" office:value-type="float" office:value="-44.9659128811522" calcext:value-type="float">
            <text:p>-44,9659</text:p>
          </table:table-cell>
          <table:table-cell/>
          <table:table-cell table:formula="of:=[.H46]+1.96*[.I46]" office:value-type="float" office:value="-6222231.22230034" calcext:value-type="float">
            <text:p>-6222231,2223</text:p>
          </table:table-cell>
          <table:table-cell table:formula="of:=[.H46]-1.96*[.I46]" office:value-type="float" office:value="-18120471.6196997" calcext:value-type="float">
            <text:p>-18120471,6197</text:p>
          </table:table-cell>
          <table:table-cell office:value-type="string" calcext:value-type="string">
            <text:p>Lossi 1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ssi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8" calcext:value-type="float">
            <text:p>0,1980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50]-[.B50]" office:value-type="float" office:value="0.0086" calcext:value-type="float">
            <text:p>0,0086</text:p>
          </table:table-cell>
          <table:table-cell table:formula="of:=SQRT([.C50]*[.C50] + [.F50]*[.F50])" office:value-type="float" office:value="0.016334319698108" calcext:value-type="float">
            <text:p>0,0163</text:p>
          </table:table-cell>
          <table:table-cell table:formula="of:=(([.E50]-[.B50]) / [.B50]) * 100" office:value-type="float" office:value="4.54065469904963" calcext:value-type="float">
            <text:p>4,5407</text:p>
          </table:table-cell>
          <table:table-cell/>
          <table:table-cell table:formula="of:=[.H50]+1.96*[.I50]" office:value-type="float" office:value="0.0406152666082917" calcext:value-type="float">
            <text:p>0,0406</text:p>
          </table:table-cell>
          <table:table-cell table:formula="of:=[.H50]-1.96*[.I50]" office:value-type="float" office:value="-0.0234152666082917" calcext:value-type="float">
            <text:p>-0,023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51]-[.B51]" office:value-type="float" office:value="0" calcext:value-type="float">
            <text:p>0</text:p>
          </table:table-cell>
          <table:table-cell table:formula="of:=SQRT([.C51]*[.C51] + [.F51]*[.F51])" office:value-type="float" office:value="0.00494974746830583" calcext:value-type="float">
            <text:p>0,0049</text:p>
          </table:table-cell>
          <table:table-cell table:formula="of:=(([.E51]-[.B51]) / [.B51]) * 100" office:value-type="float" office:value="0" calcext:value-type="float">
            <text:p>0,0000</text:p>
          </table:table-cell>
          <table:table-cell/>
          <table:table-cell table:formula="of:=[.H51]+1.96*[.I51]" office:value-type="float" office:value="0.00970150503787943" calcext:value-type="float">
            <text:p>0,0097</text:p>
          </table:table-cell>
          <table:table-cell table:formula="of:=[.H51]-1.96*[.I5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9" calcext:value-type="float">
            <text:p>0,259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52]-[.B52]" office:value-type="float" office:value="-0.0005" calcext:value-type="float">
            <text:p>-0,0005</text:p>
          </table:table-cell>
          <table:table-cell table:formula="of:=SQRT([.C52]*[.C52] + [.F52]*[.F52])" office:value-type="float" office:value="0.00622253967444162" calcext:value-type="float">
            <text:p>0,0062</text:p>
          </table:table-cell>
          <table:table-cell table:formula="of:=(([.E52]-[.B52]) / [.B52]) * 100" office:value-type="float" office:value="-0.192012288786483" calcext:value-type="float">
            <text:p>-0,1920</text:p>
          </table:table-cell>
          <table:table-cell/>
          <table:table-cell table:formula="of:=[.H52]+1.96*[.I52]" office:value-type="float" office:value="0.0116961777619056" calcext:value-type="float">
            <text:p>0,0117</text:p>
          </table:table-cell>
          <table:table-cell table:formula="of:=[.H52]-1.96*[.I52]" office:value-type="float" office:value="-0.0126961777619056" calcext:value-type="float">
            <text:p>-0,01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53]-[.B53]" office:value-type="float" office:value="-0.00149999999999995" calcext:value-type="float">
            <text:p>-0,00149999999999995</text:p>
          </table:table-cell>
          <table:table-cell table:formula="of:=SQRT([.C53]*[.C53] + [.F53]*[.F53])" office:value-type="float" office:value="0.0197989898732233" calcext:value-type="float">
            <text:p>0,0198</text:p>
          </table:table-cell>
          <table:table-cell table:formula="of:=(([.E53]-[.B53]) / [.B53]) * 100" office:value-type="float" office:value="-0.292854353768049" calcext:value-type="float">
            <text:p>-0,2929</text:p>
          </table:table-cell>
          <table:table-cell/>
          <table:table-cell table:formula="of:=[.H53]+1.96*[.I53]" office:value-type="float" office:value="0.0373060201515178" calcext:value-type="float">
            <text:p>0,0373</text:p>
          </table:table-cell>
          <table:table-cell table:formula="of:=[.H53]-1.96*[.I53]" office:value-type="float" office:value="-0.0403060201515177" calcext:value-type="float">
            <text:p>-0,04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4]-[.B54]" office:value-type="float" office:value="0" calcext:value-type="float">
            <text:p>0</text:p>
          </table:table-cell>
          <table:table-cell table:formula="of:=SQRT([.C54]*[.C54] + [.F54]*[.F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4]+1.96*[.I54]" office:value-type="float" office:value="0" calcext:value-type="float">
            <text:p>0,0000</text:p>
          </table:table-cell>
          <table:table-cell table:formula="of:=[.H54]-1.96*[.I5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116445.1732" calcext:value-type="float">
            <text:p>2116445,1732</text:p>
          </table:table-cell>
          <table:table-cell office:value-type="float" office:value="175403.0579" calcext:value-type="float">
            <text:p>175403,0579</text:p>
          </table:table-cell>
          <table:table-cell/>
          <table:table-cell table:formula="of:=[.E55]-[.B55]" office:value-type="float" office:value="262036.7733" calcext:value-type="float">
            <text:p>262036,7733</text:p>
          </table:table-cell>
          <table:table-cell table:formula="of:=SQRT([.C55]*[.C55] + [.F55]*[.F55])" office:value-type="float" office:value="229565.493904427" calcext:value-type="float">
            <text:p>229565,4939</text:p>
          </table:table-cell>
          <table:table-cell table:formula="of:=(([.E55]-[.B55]) / [.B55]) * 100" office:value-type="float" office:value="14.130478125214" calcext:value-type="float">
            <text:p>14,1305</text:p>
          </table:table-cell>
          <table:table-cell/>
          <table:table-cell table:formula="of:=[.H55]+1.96*[.I55]" office:value-type="float" office:value="711985.141352678" calcext:value-type="float">
            <text:p>711985,1414</text:p>
          </table:table-cell>
          <table:table-cell table:formula="of:=[.H55]-1.96*[.I55]" office:value-type="float" office:value="-187911.594752678" calcext:value-type="float">
            <text:p>-187911,59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92" calcext:value-type="float">
            <text:p>0,549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56]-[.B56]" office:value-type="float" office:value="0.00109999999999999" calcext:value-type="float">
            <text:p>0,00109999999999999</text:p>
          </table:table-cell>
          <table:table-cell table:formula="of:=SQRT([.C56]*[.C56] + [.F56]*[.F56])" office:value-type="float" office:value="0.00240416305603426" calcext:value-type="float">
            <text:p>0,0024</text:p>
          </table:table-cell>
          <table:table-cell table:formula="of:=(([.E56]-[.B56]) / [.B56]) * 100" office:value-type="float" office:value="0.200693304141578" calcext:value-type="float">
            <text:p>0,2007</text:p>
          </table:table-cell>
          <table:table-cell/>
          <table:table-cell table:formula="of:=[.H56]+1.96*[.I56]" office:value-type="float" office:value="0.00581215958982714" calcext:value-type="float">
            <text:p>0,0058</text:p>
          </table:table-cell>
          <table:table-cell table:formula="of:=[.H56]-1.96*[.I56]" office:value-type="float" office:value="-0.00361215958982716" calcext:value-type="float">
            <text:p>-0,003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57]-[.B57]" office:value-type="float" office:value="0" calcext:value-type="float">
            <text:p>0</text:p>
          </table:table-cell>
          <table:table-cell table:formula="of:=SQRT([.C57]*[.C57] + [.F57]*[.F5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57]+1.96*[.I57]" office:value-type="float" office:value="0" calcext:value-type="float">
            <text:p>0,0000</text:p>
          </table:table-cell>
          <table:table-cell table:formula="of:=[.H57]-1.96*[.I5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4896599.9251" calcext:value-type="float">
            <text:p>14896599,9251</text:p>
          </table:table-cell>
          <table:table-cell office:value-type="float" office:value="1366937.5471" calcext:value-type="float">
            <text:p>1366937,5471</text:p>
          </table:table-cell>
          <table:table-cell/>
          <table:table-cell table:formula="of:=[.E58]-[.B58]" office:value-type="float" office:value="2969476.6737" calcext:value-type="float">
            <text:p>2969476,6737</text:p>
          </table:table-cell>
          <table:table-cell table:formula="of:=SQRT([.C58]*[.C58] + [.F58]*[.F58])" office:value-type="float" office:value="1732027.23883606" calcext:value-type="float">
            <text:p>1732027,2388</text:p>
          </table:table-cell>
          <table:table-cell table:formula="of:=(([.E58]-[.B58]) / [.B58]) * 100" office:value-type="float" office:value="24.8968390039186" calcext:value-type="float">
            <text:p>24,8968</text:p>
          </table:table-cell>
          <table:table-cell/>
          <table:table-cell table:formula="of:=[.H58]+1.96*[.I58]" office:value-type="float" office:value="6364250.06181868" calcext:value-type="float">
            <text:p>6364250,0618</text:p>
          </table:table-cell>
          <table:table-cell table:formula="of:=[.H58]-1.96*[.I58]" office:value-type="float" office:value="-425296.714418674" calcext:value-type="float">
            <text:p>-425296,714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62]-[.B62]" office:value-type="float" office:value="-0.0205" calcext:value-type="float">
            <text:p>-0,0205</text:p>
          </table:table-cell>
          <table:table-cell table:formula="of:=SQRT([.C62]*[.C62] + [.F62]*[.F62])" office:value-type="float" office:value="0.0166207701385947" calcext:value-type="float">
            <text:p>0,0166</text:p>
          </table:table-cell>
          <table:table-cell table:formula="of:=(([.E62]-[.B62]) / [.B62]) * 100" office:value-type="float" office:value="-9.64705882352941" calcext:value-type="float">
            <text:p>-9,6471</text:p>
          </table:table-cell>
          <table:table-cell/>
          <table:table-cell table:formula="of:=[.H62]+1.96*[.I62]" office:value-type="float" office:value="0.0120767094716455" calcext:value-type="float">
            <text:p>0,0121</text:p>
          </table:table-cell>
          <table:table-cell table:formula="of:=[.H62]-1.96*[.I62]" office:value-type="float" office:value="-0.0530767094716455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63]-[.B63]" office:value-type="float" office:value="-0.0404" calcext:value-type="float">
            <text:p>-0,0404</text:p>
          </table:table-cell>
          <table:table-cell table:formula="of:=SQRT([.C63]*[.C63] + [.F63]*[.F63])" office:value-type="float" office:value="0.00509313263129874" calcext:value-type="float">
            <text:p>0,0051</text:p>
          </table:table-cell>
          <table:table-cell table:formula="of:=(([.E63]-[.B63]) / [.B63]) * 100" office:value-type="float" office:value="-14.9685068543905" calcext:value-type="float">
            <text:p>-14,9685</text:p>
          </table:table-cell>
          <table:table-cell/>
          <table:table-cell table:formula="of:=[.H63]+1.96*[.I63]" office:value-type="float" office:value="-0.0304174600426544" calcext:value-type="float">
            <text:p>-0,0304</text:p>
          </table:table-cell>
          <table:table-cell table:formula="of:=[.H63]-1.96*[.I63]" office:value-type="float" office:value="-0.0503825399573455" calcext:value-type="float">
            <text:p>-0,0504</text:p>
          </table:table-cell>
          <table:table-cell office:value-type="string" calcext:value-type="string">
            <text:p>MiniPile-trained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64]-[.B64]" office:value-type="float" office:value="0.00440000000000002" calcext:value-type="float">
            <text:p>0,00440000000000002</text:p>
          </table:table-cell>
          <table:table-cell table:formula="of:=SQRT([.C64]*[.C64] + [.F64]*[.F64])" office:value-type="float" office:value="0.00622253967444162" calcext:value-type="float">
            <text:p>0,0062</text:p>
          </table:table-cell>
          <table:table-cell table:formula="of:=(([.E64]-[.B64]) / [.B64]) * 100" office:value-type="float" office:value="1.71875000000001" calcext:value-type="float">
            <text:p>1,7188</text:p>
          </table:table-cell>
          <table:table-cell/>
          <table:table-cell table:formula="of:=[.H64]+1.96*[.I64]" office:value-type="float" office:value="0.0165961777619056" calcext:value-type="float">
            <text:p>0,0166</text:p>
          </table:table-cell>
          <table:table-cell table:formula="of:=[.H64]-1.96*[.I64]" office:value-type="float" office:value="-0.00779617776190556" calcext:value-type="float">
            <text:p>-0,00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65]-[.B65]" office:value-type="float" office:value="0.0481" calcext:value-type="float">
            <text:p>0,0481</text:p>
          </table:table-cell>
          <table:table-cell table:formula="of:=SQRT([.C65]*[.C65] + [.F65]*[.F65])" office:value-type="float" office:value="0.0197989898732233" calcext:value-type="float">
            <text:p>0,0198</text:p>
          </table:table-cell>
          <table:table-cell table:formula="of:=(([.E65]-[.B65]) / [.B65]) * 100" office:value-type="float" office:value="10.1906779661017" calcext:value-type="float">
            <text:p>10,1907</text:p>
          </table:table-cell>
          <table:table-cell/>
          <table:table-cell table:formula="of:=[.H65]+1.96*[.I65]" office:value-type="float" office:value="0.0869060201515178" calcext:value-type="float">
            <text:p>0,0869</text:p>
          </table:table-cell>
          <table:table-cell table:formula="of:=[.H65]-1.96*[.I65]" office:value-type="float" office:value="0.0092939798484823" calcext:value-type="float">
            <text:p>0,0093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6]-[.B66]" office:value-type="float" office:value="0" calcext:value-type="float">
            <text:p>0</text:p>
          </table:table-cell>
          <table:table-cell table:formula="of:=SQRT([.C66]*[.C66] + [.F66]*[.F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6]+1.96*[.I66]" office:value-type="float" office:value="0" calcext:value-type="float">
            <text:p>0,0000</text:p>
          </table:table-cell>
          <table:table-cell table:formula="of:=[.H66]-1.96*[.I66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67]-[.B67]" office:value-type="float" office:value="-934173.1781" calcext:value-type="float">
            <text:p>-934173,1781</text:p>
          </table:table-cell>
          <table:table-cell table:formula="of:=SQRT([.C67]*[.C67] + [.F67]*[.F67])" office:value-type="float" office:value="335560.557358036" calcext:value-type="float">
            <text:p>335560,5574</text:p>
          </table:table-cell>
          <table:table-cell table:formula="of:=(([.E67]-[.B67]) / [.B67]) * 100" office:value-type="float" office:value="-30.7985228402442" calcext:value-type="float">
            <text:p>-30,7985</text:p>
          </table:table-cell>
          <table:table-cell/>
          <table:table-cell table:formula="of:=[.H67]+1.96*[.I67]" office:value-type="float" office:value="-276474.485678249" calcext:value-type="float">
            <text:p>-276474,4857</text:p>
          </table:table-cell>
          <table:table-cell table:formula="of:=[.H67]-1.96*[.I67]" office:value-type="float" office:value="-1591871.87052175" calcext:value-type="float">
            <text:p>-1591871,8705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68]-[.B68]" office:value-type="float" office:value="0.0307000000000001" calcext:value-type="float">
            <text:p>0,0307000000000001</text:p>
          </table:table-cell>
          <table:table-cell table:formula="of:=SQRT([.C68]*[.C68] + [.F68]*[.F68])" office:value-type="float" office:value="0.00247588368062799" calcext:value-type="float">
            <text:p>0,0025</text:p>
          </table:table-cell>
          <table:table-cell table:formula="of:=(([.E68]-[.B68]) / [.B68]) * 100" office:value-type="float" office:value="5.91066615325377" calcext:value-type="float">
            <text:p>5,9107</text:p>
          </table:table-cell>
          <table:table-cell/>
          <table:table-cell table:formula="of:=[.H68]+1.96*[.I68]" office:value-type="float" office:value="0.0355527320140309" calcext:value-type="float">
            <text:p>0,0356</text:p>
          </table:table-cell>
          <table:table-cell table:formula="of:=[.H68]-1.96*[.I68]" office:value-type="float" office:value="0.0258472679859692" calcext:value-type="float">
            <text:p>0,0258</text:p>
          </table:table-cell>
          <table:table-cell office:value-type="string" calcext:value-type="string">
            <text:p>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69]-[.B69]" office:value-type="float" office:value="0" calcext:value-type="float">
            <text:p>0</text:p>
          </table:table-cell>
          <table:table-cell table:formula="of:=SQRT([.C69]*[.C69] + [.F69]*[.F6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69]+1.96*[.I69]" office:value-type="float" office:value="0" calcext:value-type="float">
            <text:p>0,0000</text:p>
          </table:table-cell>
          <table:table-cell table:formula="of:=[.H69]-1.96*[.I6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70]-[.B70]" office:value-type="float" office:value="-13720677.7385" calcext:value-type="float">
            <text:p>-13720677,7385</text:p>
          </table:table-cell>
          <table:table-cell table:formula="of:=SQRT([.C70]*[.C70] + [.F70]*[.F70])" office:value-type="float" office:value="3366882.9521755" calcext:value-type="float">
            <text:p>3366882,9522</text:p>
          </table:table-cell>
          <table:table-cell table:formula="of:=(([.E70]-[.B70]) / [.B70]) * 100" office:value-type="float" office:value="-50.6897532179764" calcext:value-type="float">
            <text:p>-50,6898</text:p>
          </table:table-cell>
          <table:table-cell/>
          <table:table-cell table:formula="of:=[.H70]+1.96*[.I70]" office:value-type="float" office:value="-7121587.15223601" calcext:value-type="float">
            <text:p>-7121587,1522</text:p>
          </table:table-cell>
          <table:table-cell table:formula="of:=[.H70]-1.96*[.I70]" office:value-type="float" office:value="-20319768.324764" calcext:value-type="float">
            <text:p>-20319768,3248</text:p>
          </table:table-cell>
          <table:table-cell office:value-type="string" calcext:value-type="string">
            <text:p>Density severely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74]-[.B74]" office:value-type="float" office:value="0.00259999999999999" calcext:value-type="float">
            <text:p>0,00259999999999999</text:p>
          </table:table-cell>
          <table:table-cell table:formula="of:=SQRT([.C74]*[.C74] + [.F74]*[.F74])" office:value-type="float" office:value="0.0162634559672906" calcext:value-type="float">
            <text:p>0,0163</text:p>
          </table:table-cell>
          <table:table-cell table:formula="of:=(([.E74]-[.B74]) / [.B74]) * 100" office:value-type="float" office:value="1.3727560718057" calcext:value-type="float">
            <text:p>1,3728</text:p>
          </table:table-cell>
          <table:table-cell/>
          <table:table-cell table:formula="of:=[.H74]+1.96*[.I74]" office:value-type="float" office:value="0.0344763736958896" calcext:value-type="float">
            <text:p>0,0345</text:p>
          </table:table-cell>
          <table:table-cell table:formula="of:=[.H74]-1.96*[.I74]" office:value-type="float" office:value="-0.0292763736958896" calcext:value-type="float">
            <text:p>-0,029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75]-[.B75]" office:value-type="float" office:value="0" calcext:value-type="float">
            <text:p>0</text:p>
          </table:table-cell>
          <table:table-cell table:formula="of:=SQRT([.C75]*[.C75] + [.F75]*[.F75])" office:value-type="float" office:value="0.00494974746830583" calcext:value-type="float">
            <text:p>0,0049</text:p>
          </table:table-cell>
          <table:table-cell table:formula="of:=(([.E75]-[.B75]) / [.B75]) * 100" office:value-type="float" office:value="0" calcext:value-type="float">
            <text:p>0,0000</text:p>
          </table:table-cell>
          <table:table-cell/>
          <table:table-cell table:formula="of:=[.H75]+1.96*[.I75]" office:value-type="float" office:value="0.00970150503787943" calcext:value-type="float">
            <text:p>0,0097</text:p>
          </table:table-cell>
          <table:table-cell table:formula="of:=[.H75]-1.96*[.I75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76]-[.B76]" office:value-type="float" office:value="0" calcext:value-type="float">
            <text:p>0</text:p>
          </table:table-cell>
          <table:table-cell table:formula="of:=SQRT([.C76]*[.C76] + [.F76]*[.F76])" office:value-type="float" office:value="0.00622253967444162" calcext:value-type="float">
            <text:p>0,0062</text:p>
          </table:table-cell>
          <table:table-cell table:formula="of:=(([.E76]-[.B76]) / [.B76]) * 100" office:value-type="float" office:value="0" calcext:value-type="float">
            <text:p>0,0000</text:p>
          </table:table-cell>
          <table:table-cell/>
          <table:table-cell table:formula="of:=[.H76]+1.96*[.I76]" office:value-type="float" office:value="0.0121961777619056" calcext:value-type="float">
            <text:p>0,0122</text:p>
          </table:table-cell>
          <table:table-cell table:formula="of:=[.H76]-1.96*[.I76]" office:value-type="float" office:value="-0.0121961777619056" calcext:value-type="float">
            <text:p>-0,012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22" calcext:value-type="float">
            <text:p>0,512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table:formula="of:=[.E77]-[.B77]" office:value-type="float" office:value="0.00790000000000002" calcext:value-type="float">
            <text:p>0,00790000000000002</text:p>
          </table:table-cell>
          <table:table-cell table:formula="of:=SQRT([.C77]*[.C77] + [.F77]*[.F77])" office:value-type="float" office:value="0.0197989898732233" calcext:value-type="float">
            <text:p>0,0198</text:p>
          </table:table-cell>
          <table:table-cell table:formula="of:=(([.E77]-[.B77]) / [.B77]) * 100" office:value-type="float" office:value="1.54236626317845" calcext:value-type="float">
            <text:p>1,5424</text:p>
          </table:table-cell>
          <table:table-cell/>
          <table:table-cell table:formula="of:=[.H77]+1.96*[.I77]" office:value-type="float" office:value="0.0467060201515178" calcext:value-type="float">
            <text:p>0,0467</text:p>
          </table:table-cell>
          <table:table-cell table:formula="of:=[.H77]-1.96*[.I77]" office:value-type="float" office:value="-0.0309060201515177" calcext:value-type="float">
            <text:p>-0,030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78]-[.B78]" office:value-type="float" office:value="0" calcext:value-type="float">
            <text:p>0</text:p>
          </table:table-cell>
          <table:table-cell table:formula="of:=SQRT([.C78]*[.C78] + [.F78]*[.F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78]+1.96*[.I78]" office:value-type="float" office:value="0" calcext:value-type="float">
            <text:p>0,0000</text:p>
          </table:table-cell>
          <table:table-cell table:formula="of:=[.H78]-1.96*[.I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4408.3999" calcext:value-type="float">
            <text:p>1854408,3999</text:p>
          </table:table-cell>
          <table:table-cell office:value-type="float" office:value="148101.5978" calcext:value-type="float">
            <text:p>148101,5978</text:p>
          </table:table-cell>
          <table:table-cell/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table:formula="of:=[.E79]-[.B79]" office:value-type="float" office:value="244593.6913" calcext:value-type="float">
            <text:p>244593,6913</text:p>
          </table:table-cell>
          <table:table-cell table:formula="of:=SQRT([.C79]*[.C79] + [.F79]*[.F79])" office:value-type="float" office:value="225956.634632951" calcext:value-type="float">
            <text:p>225956,6346</text:p>
          </table:table-cell>
          <table:table-cell table:formula="of:=(([.E79]-[.B79]) / [.B79]) * 100" office:value-type="float" office:value="13.189850267783" calcext:value-type="float">
            <text:p>13,1899</text:p>
          </table:table-cell>
          <table:table-cell/>
          <table:table-cell table:formula="of:=[.H79]+1.96*[.I79]" office:value-type="float" office:value="687468.695180584" calcext:value-type="float">
            <text:p>687468,6952</text:p>
          </table:table-cell>
          <table:table-cell table:formula="of:=[.H79]-1.96*[.I79]" office:value-type="float" office:value="-198281.312580584" calcext:value-type="float">
            <text:p>-198281,312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1" calcext:value-type="float">
            <text:p>0,548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80]-[.B80]" office:value-type="float" office:value="0.002" calcext:value-type="float">
            <text:p>0,002</text:p>
          </table:table-cell>
          <table:table-cell table:formula="of:=SQRT([.C80]*[.C80] + [.F80]*[.F80])" office:value-type="float" office:value="0.00240416305603426" calcext:value-type="float">
            <text:p>0,0024</text:p>
          </table:table-cell>
          <table:table-cell table:formula="of:=(([.E80]-[.B80]) / [.B80]) * 100" office:value-type="float" office:value="0.364896916621055" calcext:value-type="float">
            <text:p>0,3649</text:p>
          </table:table-cell>
          <table:table-cell/>
          <table:table-cell table:formula="of:=[.H80]+1.96*[.I80]" office:value-type="float" office:value="0.00671215958982715" calcext:value-type="float">
            <text:p>0,0067</text:p>
          </table:table-cell>
          <table:table-cell table:formula="of:=[.H80]-1.96*[.I80]" office:value-type="float" office:value="-0.00271215958982715" calcext:value-type="float">
            <text:p>-0,002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81]-[.B81]" office:value-type="float" office:value="0" calcext:value-type="float">
            <text:p>0</text:p>
          </table:table-cell>
          <table:table-cell table:formula="of:=SQRT([.C81]*[.C81] + [.F81]*[.F8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81]+1.96*[.I81]" office:value-type="float" office:value="0" calcext:value-type="float">
            <text:p>0,0000</text:p>
          </table:table-cell>
          <table:table-cell table:formula="of:=[.H81]-1.96*[.I81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927123.2514" calcext:value-type="float">
            <text:p>11927123,2514</text:p>
          </table:table-cell>
          <table:table-cell office:value-type="float" office:value="1063672.9283" calcext:value-type="float">
            <text:p>1063672,9283</text:p>
          </table:table-cell>
          <table:table-cell/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table:formula="of:=[.E82]-[.B82]" office:value-type="float" office:value="1420150.3562" calcext:value-type="float">
            <text:p>1420150,3562</text:p>
          </table:table-cell>
          <table:table-cell table:formula="of:=SQRT([.C82]*[.C82] + [.F82]*[.F82])" office:value-type="float" office:value="2263400.77665336" calcext:value-type="float">
            <text:p>2263400,7767</text:p>
          </table:table-cell>
          <table:table-cell table:formula="of:=(([.E82]-[.B82]) / [.B82]) * 100" office:value-type="float" office:value="11.9068976337886" calcext:value-type="float">
            <text:p>11,9069</text:p>
          </table:table-cell>
          <table:table-cell/>
          <table:table-cell table:formula="of:=[.H82]+1.96*[.I82]" office:value-type="float" office:value="5856415.87844058" calcext:value-type="float">
            <text:p>5856415,8784</text:p>
          </table:table-cell>
          <table:table-cell table:formula="of:=[.H82]-1.96*[.I82]" office:value-type="float" office:value="-3016115.16604058" calcext:value-type="float">
            <text:p>-3016115,166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Low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86" calcext:value-type="float">
            <text:p>0,1886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86]-[.B86]" office:value-type="float" office:value="-0.00340000000000001" calcext:value-type="float">
            <text:p>-0,00340000000000001</text:p>
          </table:table-cell>
          <table:table-cell table:formula="of:=SQRT([.C86]*[.C86] + [.F86]*[.F86])" office:value-type="float" office:value="0.0161928996785628" calcext:value-type="float">
            <text:p>0,0162</text:p>
          </table:table-cell>
          <table:table-cell table:formula="of:=(([.E86]-[.B86]) / [.B86]) * 100" office:value-type="float" office:value="-1.77083333333334" calcext:value-type="float">
            <text:p>-1,7708</text:p>
          </table:table-cell>
          <table:table-cell/>
          <table:table-cell table:formula="of:=[.H86]+1.96*[.I86]" office:value-type="float" office:value="0.0283380833699831" calcext:value-type="float">
            <text:p>0,0283</text:p>
          </table:table-cell>
          <table:table-cell table:formula="of:=[.H86]-1.96*[.I86]" office:value-type="float" office:value="-0.0351380833699832" calcext:value-type="float">
            <text:p>-0,03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87]-[.B87]" office:value-type="float" office:value="0" calcext:value-type="float">
            <text:p>0</text:p>
          </table:table-cell>
          <table:table-cell table:formula="of:=SQRT([.C87]*[.C87] + [.F87]*[.F87])" office:value-type="float" office:value="0.00494974746830583" calcext:value-type="float">
            <text:p>0,0049</text:p>
          </table:table-cell>
          <table:table-cell table:formula="of:=(([.E87]-[.B87]) / [.B87]) * 100" office:value-type="float" office:value="0" calcext:value-type="float">
            <text:p>0,0000</text:p>
          </table:table-cell>
          <table:table-cell/>
          <table:table-cell table:formula="of:=[.H87]+1.96*[.I87]" office:value-type="float" office:value="0.00970150503787943" calcext:value-type="float">
            <text:p>0,0097</text:p>
          </table:table-cell>
          <table:table-cell table:formula="of:=[.H87]-1.96*[.I8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08" calcext:value-type="float">
            <text:p>0,25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88]-[.B88]" office:value-type="float" office:value="-0.0096" calcext:value-type="float">
            <text:p>-0,0096</text:p>
          </table:table-cell>
          <table:table-cell table:formula="of:=SQRT([.C88]*[.C88] + [.F88]*[.F88])" office:value-type="float" office:value="0.00622253967444162" calcext:value-type="float">
            <text:p>0,0062</text:p>
          </table:table-cell>
          <table:table-cell table:formula="of:=(([.E88]-[.B88]) / [.B88]) * 100" office:value-type="float" office:value="-3.68663594470046" calcext:value-type="float">
            <text:p>-3,6866</text:p>
          </table:table-cell>
          <table:table-cell/>
          <table:table-cell table:formula="of:=[.H88]+1.96*[.I88]" office:value-type="float" office:value="0.00259617776190557" calcext:value-type="float">
            <text:p>0,0026</text:p>
          </table:table-cell>
          <table:table-cell table:formula="of:=[.H88]-1.96*[.I88]" office:value-type="float" office:value="-0.0217961777619056" calcext:value-type="float">
            <text:p>-0,02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67" calcext:value-type="float">
            <text:p>0,5067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89]-[.B89]" office:value-type="float" office:value="-0.0134" calcext:value-type="float">
            <text:p>-0,0134</text:p>
          </table:table-cell>
          <table:table-cell table:formula="of:=SQRT([.C89]*[.C89] + [.F89]*[.F89])" office:value-type="float" office:value="0.0198698263706556" calcext:value-type="float">
            <text:p>0,0199</text:p>
          </table:table-cell>
          <table:table-cell table:formula="of:=(([.E89]-[.B89]) / [.B89]) * 100" office:value-type="float" office:value="-2.57642761007498" calcext:value-type="float">
            <text:p>-2,5764</text:p>
          </table:table-cell>
          <table:table-cell/>
          <table:table-cell table:formula="of:=[.H89]+1.96*[.I89]" office:value-type="float" office:value="0.025544859686485" calcext:value-type="float">
            <text:p>0,0255</text:p>
          </table:table-cell>
          <table:table-cell table:formula="of:=[.H89]-1.96*[.I89]" office:value-type="float" office:value="-0.0523448596864849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0]-[.B90]" office:value-type="float" office:value="0" calcext:value-type="float">
            <text:p>0</text:p>
          </table:table-cell>
          <table:table-cell table:formula="of:=SQRT([.C90]*[.C90] + [.F90]*[.F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0]+1.96*[.I90]" office:value-type="float" office:value="0" calcext:value-type="float">
            <text:p>0,0000</text:p>
          </table:table-cell>
          <table:table-cell table:formula="of:=[.H90]-1.96*[.I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287598.5548" calcext:value-type="float">
            <text:p>2287598,5548</text:p>
          </table:table-cell>
          <table:table-cell office:value-type="float" office:value="192724.6151" calcext:value-type="float">
            <text:p>192724,6151</text:p>
          </table:table-cell>
          <table:table-cell/>
          <table:table-cell table:formula="of:=[.E91]-[.B91]" office:value-type="float" office:value="188596.4636" calcext:value-type="float">
            <text:p>188596,4636</text:p>
          </table:table-cell>
          <table:table-cell table:formula="of:=SQRT([.C91]*[.C91] + [.F91]*[.F91])" office:value-type="float" office:value="257420.074448709" calcext:value-type="float">
            <text:p>257420,0744</text:p>
          </table:table-cell>
          <table:table-cell table:formula="of:=(([.E91]-[.B91]) / [.B91]) * 100" office:value-type="float" office:value="8.98505363051731" calcext:value-type="float">
            <text:p>8,9851</text:p>
          </table:table-cell>
          <table:table-cell/>
          <table:table-cell table:formula="of:=[.H91]+1.96*[.I91]" office:value-type="float" office:value="693139.80951947" calcext:value-type="float">
            <text:p>693139,8095</text:p>
          </table:table-cell>
          <table:table-cell table:formula="of:=[.H91]-1.96*[.I91]" office:value-type="float" office:value="-315946.88231947" calcext:value-type="float">
            <text:p>-315946,88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04" calcext:value-type="float">
            <text:p>0,5504</text:p>
          </table:table-cell>
          <table:table-cell office:value-type="float" office:value="0.017" calcext:value-type="float">
            <text:p>0,017</text:p>
          </table:table-cell>
          <table:table-cell/>
          <table:table-cell table:formula="of:=[.E92]-[.B92]" office:value-type="float" office:value="0.000299999999999967" calcext:value-type="float">
            <text:p>0,000299999999999967</text:p>
          </table:table-cell>
          <table:table-cell table:formula="of:=SQRT([.C92]*[.C92] + [.F92]*[.F92])" office:value-type="float" office:value="0.0170847885559055" calcext:value-type="float">
            <text:p>0,0171</text:p>
          </table:table-cell>
          <table:table-cell table:formula="of:=(([.E92]-[.B92]) / [.B92]) * 100" office:value-type="float" office:value="0.0545355389929044" calcext:value-type="float">
            <text:p>0,0545</text:p>
          </table:table-cell>
          <table:table-cell/>
          <table:table-cell table:formula="of:=[.H92]+1.96*[.I92]" office:value-type="float" office:value="0.0337861855695748" calcext:value-type="float">
            <text:p>0,0338</text:p>
          </table:table-cell>
          <table:table-cell table:formula="of:=[.H92]-1.96*[.I92]" office:value-type="float" office:value="-0.0331861855695748" calcext:value-type="float">
            <text:p>-0,03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93]-[.B93]" office:value-type="float" office:value="0" calcext:value-type="float">
            <text:p>0</text:p>
          </table:table-cell>
          <table:table-cell table:formula="of:=SQRT([.C93]*[.C93] + [.F93]*[.F9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93]+1.96*[.I93]" office:value-type="float" office:value="0" calcext:value-type="float">
            <text:p>0,0000</text:p>
          </table:table-cell>
          <table:table-cell table:formula="of:=[.H93]-1.96*[.I9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6223747.0588" calcext:value-type="float">
            <text:p>16223747,0588</text:p>
          </table:table-cell>
          <table:table-cell office:value-type="float" office:value="1503858.3054" calcext:value-type="float">
            <text:p>1503858,3054</text:p>
          </table:table-cell>
          <table:table-cell/>
          <table:table-cell table:formula="of:=[.E94]-[.B94]" office:value-type="float" office:value="2876473.4512" calcext:value-type="float">
            <text:p>2876473,4512</text:p>
          </table:table-cell>
          <table:table-cell table:formula="of:=SQRT([.C94]*[.C94] + [.F94]*[.F94])" office:value-type="float" office:value="2500634.47550363" calcext:value-type="float">
            <text:p>2500634,4755</text:p>
          </table:table-cell>
          <table:table-cell table:formula="of:=(([.E94]-[.B94]) / [.B94]) * 100" office:value-type="float" office:value="21.5510188504874" calcext:value-type="float">
            <text:p>21,5510</text:p>
          </table:table-cell>
          <table:table-cell/>
          <table:table-cell table:formula="of:=[.H94]+1.96*[.I94]" office:value-type="float" office:value="7777717.02318711" calcext:value-type="float">
            <text:p>7777717,0232</text:p>
          </table:table-cell>
          <table:table-cell table:formula="of:=[.H94]-1.96*[.I94]" office:value-type="float" office:value="-2024770.1207871" calcext:value-type="float">
            <text:p>-2024770,120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.4B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98]-[.B98]" office:value-type="float" office:value="-0.0672" calcext:value-type="float">
            <text:p>-0,0672</text:p>
          </table:table-cell>
          <table:table-cell table:formula="of:=SQRT([.C98]*[.C98] + [.F98]*[.F98])" office:value-type="float" office:value="0.0173565549577098" calcext:value-type="float">
            <text:p>0,0174</text:p>
          </table:table-cell>
          <table:table-cell table:formula="of:=(([.E98]-[.B98]) / [.B98]) * 100" office:value-type="float" office:value="-25.8461538461538" calcext:value-type="float">
            <text:p>-25,8462</text:p>
          </table:table-cell>
          <table:table-cell/>
          <table:table-cell table:formula="of:=[.H98]+1.96*[.I98]" office:value-type="float" office:value="-0.0331811522828888" calcext:value-type="float">
            <text:p>-0,0332</text:p>
          </table:table-cell>
          <table:table-cell table:formula="of:=[.H98]-1.96*[.I98]" office:value-type="float" office:value="-0.101218847717111" calcext:value-type="float">
            <text:p>-0,101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99]-[.B99]" office:value-type="float" office:value="-0.0093" calcext:value-type="float">
            <text:p>-0,0093</text:p>
          </table:table-cell>
          <table:table-cell table:formula="of:=SQRT([.C99]*[.C99] + [.F99]*[.F99])" office:value-type="float" office:value="0.00502095608425328" calcext:value-type="float">
            <text:p>0,0050</text:p>
          </table:table-cell>
          <table:table-cell table:formula="of:=(([.E99]-[.B99]) / [.B99]) * 100" office:value-type="float" office:value="-3.89447236180905" calcext:value-type="float">
            <text:p>-3,8945</text:p>
          </table:table-cell>
          <table:table-cell/>
          <table:table-cell table:formula="of:=[.H99]+1.96*[.I99]" office:value-type="float" office:value="0.00054107392513642" calcext:value-type="float">
            <text:p>0,0005</text:p>
          </table:table-cell>
          <table:table-cell table:formula="of:=[.H99]-1.96*[.I99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00]-[.B100]" office:value-type="float" office:value="-0.1593" calcext:value-type="float">
            <text:p>-0,1593</text:p>
          </table:table-cell>
          <table:table-cell table:formula="of:=SQRT([.C100]*[.C100] + [.F100]*[.F100])" office:value-type="float" office:value="0.00658559033041078" calcext:value-type="float">
            <text:p>0,0066</text:p>
          </table:table-cell>
          <table:table-cell table:formula="of:=(([.E100]-[.B100]) / [.B100]) * 100" office:value-type="float" office:value="-38.1374192003831" calcext:value-type="float">
            <text:p>-38,1374</text:p>
          </table:table-cell>
          <table:table-cell/>
          <table:table-cell table:formula="of:=[.H100]+1.96*[.I100]" office:value-type="float" office:value="-0.146392242952395" calcext:value-type="float">
            <text:p>-0,1464</text:p>
          </table:table-cell>
          <table:table-cell table:formula="of:=[.H100]-1.96*[.I100]" office:value-type="float" office:value="-0.172207757047605" calcext:value-type="float">
            <text:p>-0,1722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01]-[.B101]" office:value-type="float" office:value="-0.0639" calcext:value-type="float">
            <text:p>-0,0639</text:p>
          </table:table-cell>
          <table:table-cell table:formula="of:=SQRT([.C101]*[.C101] + [.F101]*[.F101])" office:value-type="float" office:value="0.0198698263706556" calcext:value-type="float">
            <text:p>0,0199</text:p>
          </table:table-cell>
          <table:table-cell table:formula="of:=(([.E101]-[.B101]) / [.B101]) * 100" office:value-type="float" office:value="-11.151832460733" calcext:value-type="float">
            <text:p>-11,1518</text:p>
          </table:table-cell>
          <table:table-cell/>
          <table:table-cell table:formula="of:=[.H101]+1.96*[.I101]" office:value-type="float" office:value="-0.024955140313515" calcext:value-type="float">
            <text:p>-0,0250</text:p>
          </table:table-cell>
          <table:table-cell table:formula="of:=[.H101]-1.96*[.I101]" office:value-type="float" office:value="-0.102844859686485" calcext:value-type="float">
            <text:p>-0,1028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2]-[.B102]" office:value-type="float" office:value="-0.6202" calcext:value-type="float">
            <text:p>-0,6202</text:p>
          </table:table-cell>
          <table:table-cell table:formula="of:=SQRT([.C102]*[.C102] + [.F102]*[.F102])" office:value-type="float" office:value="0.0068" calcext:value-type="float">
            <text:p>0,0068</text:p>
          </table:table-cell>
          <table:table-cell table:formula="of:=(([.E102]-[.B102]) / [.B102]) * 100" office:value-type="float" office:value="-100" calcext:value-type="float">
            <text:p>-100,0000</text:p>
          </table:table-cell>
          <table:table-cell/>
          <table:table-cell table:formula="of:=[.H102]+1.96*[.I102]" office:value-type="float" office:value="-0.606872" calcext:value-type="float">
            <text:p>-0,6069</text:p>
          </table:table-cell>
          <table:table-cell table:formula="of:=[.H102]-1.96*[.I102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103]-[.B103]" office:value-type="float" office:value="1520701.7661" calcext:value-type="float">
            <text:p>1520701,7661</text:p>
          </table:table-cell>
          <table:table-cell table:formula="of:=SQRT([.C103]*[.C103] + [.F103]*[.F103])" office:value-type="float" office:value="115261.366400102" calcext:value-type="float">
            <text:p>115261,3664</text:p>
          </table:table-cell>
          <table:table-cell table:formula="of:=(([.E103]-[.B103]) / [.B103]) * 100" office:value-type="float" office:value="24912792.4853787" calcext:value-type="float">
            <text:p>24912792,4854</text:p>
          </table:table-cell>
          <table:table-cell/>
          <table:table-cell table:formula="of:=[.H103]+1.96*[.I103]" office:value-type="float" office:value="1746614.0442442" calcext:value-type="float">
            <text:p>1746614,0442</text:p>
          </table:table-cell>
          <table:table-cell table:formula="of:=[.H103]-1.96*[.I103]" office:value-type="float" office:value="1294789.4879558" calcext:value-type="float">
            <text:p>1294789,4880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04]-[.B104]" office:value-type="float" office:value="-0.2757" calcext:value-type="float">
            <text:p>-0,2757</text:p>
          </table:table-cell>
          <table:table-cell table:formula="of:=SQRT([.C104]*[.C104] + [.F104]*[.F104])" office:value-type="float" office:value="0.00206155281280883" calcext:value-type="float">
            <text:p>0,0021</text:p>
          </table:table-cell>
          <table:table-cell table:formula="of:=(([.E104]-[.B104]) / [.B104]) * 100" office:value-type="float" office:value="-33.8116261957322" calcext:value-type="float">
            <text:p>-33,8116</text:p>
          </table:table-cell>
          <table:table-cell/>
          <table:table-cell table:formula="of:=[.H104]+1.96*[.I104]" office:value-type="float" office:value="-0.271659356486895" calcext:value-type="float">
            <text:p>-0,2717</text:p>
          </table:table-cell>
          <table:table-cell table:formula="of:=[.H104]-1.96*[.I104]" office:value-type="float" office:value="-0.279740643513105" calcext:value-type="float">
            <text:p>-0,279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05]-[.B105]" office:value-type="float" office:value="-0.4898" calcext:value-type="float">
            <text:p>-0,4898</text:p>
          </table:table-cell>
          <table:table-cell table:formula="of:=SQRT([.C105]*[.C105] + [.F105]*[.F105])" office:value-type="float" office:value="0.007" calcext:value-type="float">
            <text:p>0,0070</text:p>
          </table:table-cell>
          <table:table-cell table:formula="of:=(([.E105]-[.B105]) / [.B105]) * 100" office:value-type="float" office:value="-100" calcext:value-type="float">
            <text:p>-100,0000</text:p>
          </table:table-cell>
          <table:table-cell/>
          <table:table-cell table:formula="of:=[.H105]+1.96*[.I105]" office:value-type="float" office:value="-0.47608" calcext:value-type="float">
            <text:p>-0,4761</text:p>
          </table:table-cell>
          <table:table-cell table:formula="of:=[.H105]-1.96*[.I105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106]-[.B106]" office:value-type="float" office:value="8651190.6428" calcext:value-type="float">
            <text:p>8651190,6428</text:p>
          </table:table-cell>
          <table:table-cell table:formula="of:=SQRT([.C106]*[.C106] + [.F106]*[.F106])" office:value-type="float" office:value="735161.523600074" calcext:value-type="float">
            <text:p>735161,5236</text:p>
          </table:table-cell>
          <table:table-cell table:formula="of:=(([.E106]-[.B106]) / [.B106]) * 100" office:value-type="float" office:value="76935033.4625783" calcext:value-type="float">
            <text:p>76935033,4626</text:p>
          </table:table-cell>
          <table:table-cell/>
          <table:table-cell table:formula="of:=[.H106]+1.96*[.I106]" office:value-type="float" office:value="10092107.2290561" calcext:value-type="float">
            <text:p>10092107,2291</text:p>
          </table:table-cell>
          <table:table-cell table:formula="of:=[.H106]-1.96*[.I106]" office:value-type="float" office:value="7210274.05654385" calcext:value-type="float">
            <text:p>7210274,0565</text:p>
          </table:table-cell>
          <table:table-cell office:value-type="string" calcext:value-type="string">
            <text:p>1.4B Pile much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107]-[.B107]" office:value-type="float" office:value="-0.3501" calcext:value-type="float">
            <text:p>-0,3501</text:p>
          </table:table-cell>
          <table:table-cell table:formula="of:=SQRT([.C107]*[.C107] + [.F107]*[.F107])" office:value-type="float" office:value="0.0135207248326412" calcext:value-type="float">
            <text:p>0,0135</text:p>
          </table:table-cell>
          <table:table-cell table:formula="of:=(([.E107]-[.B107]) / [.B107]) * 100" office:value-type="float" office:value="-56.7055393586006" calcext:value-type="float">
            <text:p>-56,7055</text:p>
          </table:table-cell>
          <table:table-cell/>
          <table:table-cell table:formula="of:=[.H107]+1.96*[.I107]" office:value-type="float" office:value="-0.323599379328023" calcext:value-type="float">
            <text:p>-0,3236</text:p>
          </table:table-cell>
          <table:table-cell table:formula="of:=[.H107]-1.96*[.I107]" office:value-type="float" office:value="-0.376600620671977" calcext:value-type="float">
            <text:p>-0,3766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71" calcext:value-type="float">
            <text:p>0,1971</text:p>
          </table:table-cell>
          <table:table-cell office:value-type="float" office:value="0.0116" calcext:value-type="float">
            <text:p>0,0116</text:p>
          </table:table-cell>
          <table:table-cell/>
          <table:table-cell table:formula="of:=[.E111]-[.B111]" office:value-type="float" office:value="0.00509999999999999" calcext:value-type="float">
            <text:p>0,00509999999999999</text:p>
          </table:table-cell>
          <table:table-cell table:formula="of:=SQRT([.C111]*[.C111] + [.F111]*[.F111])" office:value-type="float" office:value="0.016334319698108" calcext:value-type="float">
            <text:p>0,0163</text:p>
          </table:table-cell>
          <table:table-cell table:formula="of:=(([.E111]-[.B111]) / [.B111]) * 100" office:value-type="float" office:value="2.65625" calcext:value-type="float">
            <text:p>2,6563</text:p>
          </table:table-cell>
          <table:table-cell/>
          <table:table-cell table:formula="of:=[.H111]+1.96*[.I111]" office:value-type="float" office:value="0.0371152666082917" calcext:value-type="float">
            <text:p>0,0371</text:p>
          </table:table-cell>
          <table:table-cell table:formula="of:=[.H111]-1.96*[.I111]" office:value-type="float" office:value="-0.0269152666082917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12]-[.B112]" office:value-type="float" office:value="0" calcext:value-type="float">
            <text:p>0</text:p>
          </table:table-cell>
          <table:table-cell table:formula="of:=SQRT([.C112]*[.C112] + [.F112]*[.F112])" office:value-type="float" office:value="0.00494974746830583" calcext:value-type="float">
            <text:p>0,0049</text:p>
          </table:table-cell>
          <table:table-cell table:formula="of:=(([.E112]-[.B112]) / [.B112]) * 100" office:value-type="float" office:value="0" calcext:value-type="float">
            <text:p>0,0000</text:p>
          </table:table-cell>
          <table:table-cell/>
          <table:table-cell table:formula="of:=[.H112]+1.96*[.I112]" office:value-type="float" office:value="0.00970150503787943" calcext:value-type="float">
            <text:p>0,0097</text:p>
          </table:table-cell>
          <table:table-cell table:formula="of:=[.H112]-1.96*[.I112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15" calcext:value-type="float">
            <text:p>0,2615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13]-[.B113]" office:value-type="float" office:value="0.00109999999999999" calcext:value-type="float">
            <text:p>0,00109999999999999</text:p>
          </table:table-cell>
          <table:table-cell table:formula="of:=SQRT([.C113]*[.C113] + [.F113]*[.F113])" office:value-type="float" office:value="0.00622253967444162" calcext:value-type="float">
            <text:p>0,0062</text:p>
          </table:table-cell>
          <table:table-cell table:formula="of:=(([.E113]-[.B113]) / [.B113]) * 100" office:value-type="float" office:value="0.422427035330257" calcext:value-type="float">
            <text:p>0,4224</text:p>
          </table:table-cell>
          <table:table-cell/>
          <table:table-cell table:formula="of:=[.H113]+1.96*[.I113]" office:value-type="float" office:value="0.0132961777619056" calcext:value-type="float">
            <text:p>0,0133</text:p>
          </table:table-cell>
          <table:table-cell table:formula="of:=[.H113]-1.96*[.I113]" office:value-type="float" office:value="-0.0110961777619056" calcext:value-type="float">
            <text:p>-0,01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07" calcext:value-type="float">
            <text:p>0,5107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14]-[.B114]" office:value-type="float" office:value="-0.00939999999999996" calcext:value-type="float">
            <text:p>-0,00939999999999996</text:p>
          </table:table-cell>
          <table:table-cell table:formula="of:=SQRT([.C114]*[.C114] + [.F114]*[.F114])" office:value-type="float" office:value="0.0197989898732233" calcext:value-type="float">
            <text:p>0,0198</text:p>
          </table:table-cell>
          <table:table-cell table:formula="of:=(([.E114]-[.B114]) / [.B114]) * 100" office:value-type="float" office:value="-1.80734474139588" calcext:value-type="float">
            <text:p>-1,8073</text:p>
          </table:table-cell>
          <table:table-cell/>
          <table:table-cell table:formula="of:=[.H114]+1.96*[.I114]" office:value-type="float" office:value="0.0294060201515178" calcext:value-type="float">
            <text:p>0,0294</text:p>
          </table:table-cell>
          <table:table-cell table:formula="of:=[.H114]-1.96*[.I114]" office:value-type="float" office:value="-0.0482060201515177" calcext:value-type="float">
            <text:p>-0,04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5]-[.B115]" office:value-type="float" office:value="0" calcext:value-type="float">
            <text:p>0</text:p>
          </table:table-cell>
          <table:table-cell table:formula="of:=SQRT([.C115]*[.C115] + [.F115]*[.F11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5]+1.96*[.I115]" office:value-type="float" office:value="0" calcext:value-type="float">
            <text:p>0,0000</text:p>
          </table:table-cell>
          <table:table-cell table:formula="of:=[.H115]-1.96*[.I11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4900.791" calcext:value-type="float">
            <text:p>1854900,791</text:p>
          </table:table-cell>
          <table:table-cell office:value-type="float" office:value="147593.4812" calcext:value-type="float">
            <text:p>147593,4812</text:p>
          </table:table-cell>
          <table:table-cell/>
          <table:table-cell table:formula="of:=[.E116]-[.B116]" office:value-type="float" office:value="-244101.3002" calcext:value-type="float">
            <text:p>-244101,3002</text:p>
          </table:table-cell>
          <table:table-cell table:formula="of:=SQRT([.C116]*[.C116] + [.F116]*[.F116])" office:value-type="float" office:value="225623.919734745" calcext:value-type="float">
            <text:p>225623,9197</text:p>
          </table:table-cell>
          <table:table-cell table:formula="of:=(([.E116]-[.B116]) / [.B116]) * 100" office:value-type="float" office:value="-11.6293976658426" calcext:value-type="float">
            <text:p>-11,6294</text:p>
          </table:table-cell>
          <table:table-cell/>
          <table:table-cell table:formula="of:=[.H116]+1.96*[.I116]" office:value-type="float" office:value="198121.5824801" calcext:value-type="float">
            <text:p>198121,5825</text:p>
          </table:table-cell>
          <table:table-cell table:formula="of:=[.H116]-1.96*[.I116]" office:value-type="float" office:value="-686324.182880101" calcext:value-type="float">
            <text:p>-686324,18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66" calcext:value-type="float">
            <text:p>0,5466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17]-[.B117]" office:value-type="float" office:value="-0.00350000000000006" calcext:value-type="float">
            <text:p>-0,00350000000000006</text:p>
          </table:table-cell>
          <table:table-cell table:formula="of:=SQRT([.C117]*[.C117] + [.F117]*[.F117])" office:value-type="float" office:value="0.00240416305603426" calcext:value-type="float">
            <text:p>0,0024</text:p>
          </table:table-cell>
          <table:table-cell table:formula="of:=(([.E117]-[.B117]) / [.B117]) * 100" office:value-type="float" office:value="-0.636247954917298" calcext:value-type="float">
            <text:p>-0,6362</text:p>
          </table:table-cell>
          <table:table-cell/>
          <table:table-cell table:formula="of:=[.H117]+1.96*[.I117]" office:value-type="float" office:value="0.00121215958982709" calcext:value-type="float">
            <text:p>0,0012</text:p>
          </table:table-cell>
          <table:table-cell table:formula="of:=[.H117]-1.96*[.I117]" office:value-type="float" office:value="-0.00821215958982721" calcext:value-type="float">
            <text:p>-0,008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18]-[.B118]" office:value-type="float" office:value="0" calcext:value-type="float">
            <text:p>0</text:p>
          </table:table-cell>
          <table:table-cell table:formula="of:=SQRT([.C118]*[.C118] + [.F118]*[.F11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18]+1.96*[.I118]" office:value-type="float" office:value="0" calcext:value-type="float">
            <text:p>0,0000</text:p>
          </table:table-cell>
          <table:table-cell table:formula="of:=[.H118]-1.96*[.I11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8172.4311" calcext:value-type="float">
            <text:p>11658172,4311</text:p>
          </table:table-cell>
          <table:table-cell office:value-type="float" office:value="1033012.4141" calcext:value-type="float">
            <text:p>1033012,4141</text:p>
          </table:table-cell>
          <table:table-cell/>
          <table:table-cell table:formula="of:=[.E119]-[.B119]" office:value-type="float" office:value="-1689101.1765" calcext:value-type="float">
            <text:p>-1689101,1765</text:p>
          </table:table-cell>
          <table:table-cell table:formula="of:=SQRT([.C119]*[.C119] + [.F119]*[.F119])" office:value-type="float" office:value="2249154.86906559" calcext:value-type="float">
            <text:p>2249154,8691</text:p>
          </table:table-cell>
          <table:table-cell table:formula="of:=(([.E119]-[.B119]) / [.B119]) * 100" office:value-type="float" office:value="-12.6550277319423" calcext:value-type="float">
            <text:p>-12,6550</text:p>
          </table:table-cell>
          <table:table-cell/>
          <table:table-cell table:formula="of:=[.H119]+1.96*[.I119]" office:value-type="float" office:value="2719242.36686855" calcext:value-type="float">
            <text:p>2719242,3669</text:p>
          </table:table-cell>
          <table:table-cell table:formula="of:=[.H119]-1.96*[.I119]" office:value-type="float" office:value="-6097444.71986855" calcext:value-type="float">
            <text:p>-6097444,71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23]-[.B123]" office:value-type="float" office:value="0.000799999999999995" calcext:value-type="float">
            <text:p>0,000799999999999995</text:p>
          </table:table-cell>
          <table:table-cell table:formula="of:=SQRT([.C123]*[.C123] + [.F123]*[.F123])" office:value-type="float" office:value="0.0162634559672906" calcext:value-type="float">
            <text:p>0,0163</text:p>
          </table:table-cell>
          <table:table-cell table:formula="of:=(([.E123]-[.B123]) / [.B123]) * 100" office:value-type="float" office:value="0.416666666666664" calcext:value-type="float">
            <text:p>0,4167</text:p>
          </table:table-cell>
          <table:table-cell/>
          <table:table-cell table:formula="of:=[.H123]+1.96*[.I123]" office:value-type="float" office:value="0.0326763736958896" calcext:value-type="float">
            <text:p>0,0327</text:p>
          </table:table-cell>
          <table:table-cell table:formula="of:=[.H123]-1.96*[.I123]" office:value-type="float" office:value="-0.0310763736958896" calcext:value-type="float">
            <text:p>-0,03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24]-[.B124]" office:value-type="float" office:value="0" calcext:value-type="float">
            <text:p>0</text:p>
          </table:table-cell>
          <table:table-cell table:formula="of:=SQRT([.C124]*[.C124] + [.F124]*[.F124])" office:value-type="float" office:value="0.00494974746830583" calcext:value-type="float">
            <text:p>0,0049</text:p>
          </table:table-cell>
          <table:table-cell table:formula="of:=(([.E124]-[.B124]) / [.B124]) * 100" office:value-type="float" office:value="0" calcext:value-type="float">
            <text:p>0,0000</text:p>
          </table:table-cell>
          <table:table-cell/>
          <table:table-cell table:formula="of:=[.H124]+1.96*[.I124]" office:value-type="float" office:value="0.00970150503787943" calcext:value-type="float">
            <text:p>0,0097</text:p>
          </table:table-cell>
          <table:table-cell table:formula="of:=[.H124]-1.96*[.I12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3" calcext:value-type="float">
            <text:p>0,260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25]-[.B125]" office:value-type="float" office:value="-0.000100000000000045" calcext:value-type="float">
            <text:p>-0,000100000000000045</text:p>
          </table:table-cell>
          <table:table-cell table:formula="of:=SQRT([.C125]*[.C125] + [.F125]*[.F125])" office:value-type="float" office:value="0.00622253967444162" calcext:value-type="float">
            <text:p>0,0062</text:p>
          </table:table-cell>
          <table:table-cell table:formula="of:=(([.E125]-[.B125]) / [.B125]) * 100" office:value-type="float" office:value="-0.0384024577573136" calcext:value-type="float">
            <text:p>-0,0384</text:p>
          </table:table-cell>
          <table:table-cell/>
          <table:table-cell table:formula="of:=[.H125]+1.96*[.I125]" office:value-type="float" office:value="0.0120961777619055" calcext:value-type="float">
            <text:p>0,0121</text:p>
          </table:table-cell>
          <table:table-cell table:formula="of:=[.H125]-1.96*[.I125]" office:value-type="float" office:value="-0.0122961777619056" calcext:value-type="float">
            <text:p>-0,01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41" calcext:value-type="float">
            <text:p>0,494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26]-[.B126]" office:value-type="float" office:value="-0.026" calcext:value-type="float">
            <text:p>-0,026</text:p>
          </table:table-cell>
          <table:table-cell table:formula="of:=SQRT([.C126]*[.C126] + [.F126]*[.F126])" office:value-type="float" office:value="0.0198698263706556" calcext:value-type="float">
            <text:p>0,0199</text:p>
          </table:table-cell>
          <table:table-cell table:formula="of:=(([.E126]-[.B126]) / [.B126]) * 100" office:value-type="float" office:value="-4.99903864641416" calcext:value-type="float">
            <text:p>-4,9990</text:p>
          </table:table-cell>
          <table:table-cell/>
          <table:table-cell table:formula="of:=[.H126]+1.96*[.I126]" office:value-type="float" office:value="0.0129448596864849" calcext:value-type="float">
            <text:p>0,0129</text:p>
          </table:table-cell>
          <table:table-cell table:formula="of:=[.H126]-1.96*[.I126]" office:value-type="float" office:value="-0.064944859686485" calcext:value-type="float">
            <text:p>-0,064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27]-[.B127]" office:value-type="float" office:value="0" calcext:value-type="float">
            <text:p>0</text:p>
          </table:table-cell>
          <table:table-cell table:formula="of:=SQRT([.C127]*[.C127] + [.F127]*[.F12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27]+1.96*[.I127]" office:value-type="float" office:value="0" calcext:value-type="float">
            <text:p>0,0000</text:p>
          </table:table-cell>
          <table:table-cell table:formula="of:=[.H127]-1.96*[.I1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2025523.7766" calcext:value-type="float">
            <text:p>2025523,7766</text:p>
          </table:table-cell>
          <table:table-cell office:value-type="float" office:value="164221.8893" calcext:value-type="float">
            <text:p>164221,8893</text:p>
          </table:table-cell>
          <table:table-cell/>
          <table:table-cell table:formula="of:=[.E128]-[.B128]" office:value-type="float" office:value="-73478.3146000002" calcext:value-type="float">
            <text:p>-73478,3146000002</text:p>
          </table:table-cell>
          <table:table-cell table:formula="of:=SQRT([.C128]*[.C128] + [.F128]*[.F128])" office:value-type="float" office:value="236835.6949216" calcext:value-type="float">
            <text:p>236835,6949</text:p>
          </table:table-cell>
          <table:table-cell table:formula="of:=(([.E128]-[.B128]) / [.B128]) * 100" office:value-type="float" office:value="-3.50063084301134" calcext:value-type="float">
            <text:p>-3,5006</text:p>
          </table:table-cell>
          <table:table-cell/>
          <table:table-cell table:formula="of:=[.H128]+1.96*[.I128]" office:value-type="float" office:value="390719.647446337" calcext:value-type="float">
            <text:p>390719,6474</text:p>
          </table:table-cell>
          <table:table-cell table:formula="of:=[.H128]-1.96*[.I128]" office:value-type="float" office:value="-537676.276646337" calcext:value-type="float">
            <text:p>-537676,276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52" calcext:value-type="float">
            <text:p>0,55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29]-[.B129]" office:value-type="float" office:value="0.00190000000000001" calcext:value-type="float">
            <text:p>0,00190000000000001</text:p>
          </table:table-cell>
          <table:table-cell table:formula="of:=SQRT([.C129]*[.C129] + [.F129]*[.F129])" office:value-type="float" office:value="0.00240416305603426" calcext:value-type="float">
            <text:p>0,0024</text:p>
          </table:table-cell>
          <table:table-cell table:formula="of:=(([.E129]-[.B129]) / [.B129]) * 100" office:value-type="float" office:value="0.345391746955101" calcext:value-type="float">
            <text:p>0,3454</text:p>
          </table:table-cell>
          <table:table-cell/>
          <table:table-cell table:formula="of:=[.H129]+1.96*[.I129]" office:value-type="float" office:value="0.00661215958982717" calcext:value-type="float">
            <text:p>0,0066</text:p>
          </table:table-cell>
          <table:table-cell table:formula="of:=[.H129]-1.96*[.I129]" office:value-type="float" office:value="-0.00281215958982714" calcext:value-type="float">
            <text:p>-0,00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0]-[.B130]" office:value-type="float" office:value="0" calcext:value-type="float">
            <text:p>0</text:p>
          </table:table-cell>
          <table:table-cell table:formula="of:=SQRT([.C130]*[.C130] + [.F130]*[.F13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0]+1.96*[.I130]" office:value-type="float" office:value="0" calcext:value-type="float">
            <text:p>0,0000</text:p>
          </table:table-cell>
          <table:table-cell table:formula="of:=[.H130]-1.96*[.I13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959844.9407" calcext:value-type="float">
            <text:p>12959844,9407</text:p>
          </table:table-cell>
          <table:table-cell office:value-type="float" office:value="1160155.0647" calcext:value-type="float">
            <text:p>1160155,0647</text:p>
          </table:table-cell>
          <table:table-cell/>
          <table:table-cell table:formula="of:=[.E131]-[.B131]" office:value-type="float" office:value="-387428.6669" calcext:value-type="float">
            <text:p>-387428,6669</text:p>
          </table:table-cell>
          <table:table-cell table:formula="of:=SQRT([.C131]*[.C131] + [.F131]*[.F131])" office:value-type="float" office:value="2310312.26277008" calcext:value-type="float">
            <text:p>2310312,2628</text:p>
          </table:table-cell>
          <table:table-cell table:formula="of:=(([.E131]-[.B131]) / [.B131]) * 100" office:value-type="float" office:value="-2.90268018990332" calcext:value-type="float">
            <text:p>-2,9027</text:p>
          </table:table-cell>
          <table:table-cell/>
          <table:table-cell table:formula="of:=[.H131]+1.96*[.I131]" office:value-type="float" office:value="4140783.36812935" calcext:value-type="float">
            <text:p>4140783,3681</text:p>
          </table:table-cell>
          <table:table-cell table:formula="of:=[.H131]-1.96*[.I131]" office:value-type="float" office:value="-4915640.70192935" calcext:value-type="float">
            <text:p>-4915640,701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35]-[.B135]" office:value-type="float" office:value="0.00170000000000001" calcext:value-type="float">
            <text:p>0,00170000000000001</text:p>
          </table:table-cell>
          <table:table-cell table:formula="of:=SQRT([.C135]*[.C135] + [.F135]*[.F135])" office:value-type="float" office:value="0.0162634559672906" calcext:value-type="float">
            <text:p>0,0163</text:p>
          </table:table-cell>
          <table:table-cell table:formula="of:=(([.E135]-[.B135]) / [.B135]) * 100" office:value-type="float" office:value="0.88541666666667" calcext:value-type="float">
            <text:p>0,8854</text:p>
          </table:table-cell>
          <table:table-cell/>
          <table:table-cell table:formula="of:=[.H135]+1.96*[.I135]" office:value-type="float" office:value="0.0335763736958896" calcext:value-type="float">
            <text:p>0,0336</text:p>
          </table:table-cell>
          <table:table-cell table:formula="of:=[.H135]-1.96*[.I135]" office:value-type="float" office:value="-0.0301763736958896" calcext:value-type="float">
            <text:p>-0,030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36]-[.B136]" office:value-type="float" office:value="0" calcext:value-type="float">
            <text:p>0</text:p>
          </table:table-cell>
          <table:table-cell table:formula="of:=SQRT([.C136]*[.C136] + [.F136]*[.F136])" office:value-type="float" office:value="0.00494974746830583" calcext:value-type="float">
            <text:p>0,0049</text:p>
          </table:table-cell>
          <table:table-cell table:formula="of:=(([.E136]-[.B136]) / [.B136]) * 100" office:value-type="float" office:value="0" calcext:value-type="float">
            <text:p>0,0000</text:p>
          </table:table-cell>
          <table:table-cell/>
          <table:table-cell table:formula="of:=[.H136]+1.96*[.I136]" office:value-type="float" office:value="0.00970150503787943" calcext:value-type="float">
            <text:p>0,0097</text:p>
          </table:table-cell>
          <table:table-cell table:formula="of:=[.H136]-1.96*[.I136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37]-[.B137]" office:value-type="float" office:value="0.000399999999999956" calcext:value-type="float">
            <text:p>0,000399999999999956</text:p>
          </table:table-cell>
          <table:table-cell table:formula="of:=SQRT([.C137]*[.C137] + [.F137]*[.F137])" office:value-type="float" office:value="0.00622253967444162" calcext:value-type="float">
            <text:p>0,0062</text:p>
          </table:table-cell>
          <table:table-cell table:formula="of:=(([.E137]-[.B137]) / [.B137]) * 100" office:value-type="float" office:value="0.153609831029169" calcext:value-type="float">
            <text:p>0,1536</text:p>
          </table:table-cell>
          <table:table-cell/>
          <table:table-cell table:formula="of:=[.H137]+1.96*[.I137]" office:value-type="float" office:value="0.0125961777619055" calcext:value-type="float">
            <text:p>0,0126</text:p>
          </table:table-cell>
          <table:table-cell table:formula="of:=[.H137]-1.96*[.I137]" office:value-type="float" office:value="-0.0117961777619056" calcext:value-type="float">
            <text:p>-0,011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38]-[.B138]" office:value-type="float" office:value="-0.0205" calcext:value-type="float">
            <text:p>-0,0205</text:p>
          </table:table-cell>
          <table:table-cell table:formula="of:=SQRT([.C138]*[.C138] + [.F138]*[.F138])" office:value-type="float" office:value="0.0198698263706556" calcext:value-type="float">
            <text:p>0,0199</text:p>
          </table:table-cell>
          <table:table-cell table:formula="of:=(([.E138]-[.B138]) / [.B138]) * 100" office:value-type="float" office:value="-3.94154970198039" calcext:value-type="float">
            <text:p>-3,9415</text:p>
          </table:table-cell>
          <table:table-cell/>
          <table:table-cell table:formula="of:=[.H138]+1.96*[.I138]" office:value-type="float" office:value="0.0184448596864849" calcext:value-type="float">
            <text:p>0,0184</text:p>
          </table:table-cell>
          <table:table-cell table:formula="of:=[.H138]-1.96*[.I138]" office:value-type="float" office:value="-0.059444859686485" calcext:value-type="float">
            <text:p>-0,05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39]-[.B139]" office:value-type="float" office:value="0" calcext:value-type="float">
            <text:p>0</text:p>
          </table:table-cell>
          <table:table-cell table:formula="of:=SQRT([.C139]*[.C139] + [.F139]*[.F13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39]+1.96*[.I139]" office:value-type="float" office:value="0" calcext:value-type="float">
            <text:p>0,0000</text:p>
          </table:table-cell>
          <table:table-cell table:formula="of:=[.H139]-1.96*[.I13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table:formula="of:=[.E140]-[.B140]" office:value-type="float" office:value="-240653.8859" calcext:value-type="float">
            <text:p>-240653,8859</text:p>
          </table:table-cell>
          <table:table-cell table:formula="of:=SQRT([.C140]*[.C140] + [.F140]*[.F140])" office:value-type="float" office:value="225793.863767718" calcext:value-type="float">
            <text:p>225793,8638</text:p>
          </table:table-cell>
          <table:table-cell table:formula="of:=(([.E140]-[.B140]) / [.B140]) * 100" office:value-type="float" office:value="-11.4651570338559" calcext:value-type="float">
            <text:p>-11,4652</text:p>
          </table:table-cell>
          <table:table-cell/>
          <table:table-cell table:formula="of:=[.H140]+1.96*[.I140]" office:value-type="float" office:value="201902.087084728" calcext:value-type="float">
            <text:p>201902,0871</text:p>
          </table:table-cell>
          <table:table-cell table:formula="of:=[.H140]-1.96*[.I140]" office:value-type="float" office:value="-683209.858884728" calcext:value-type="float">
            <text:p>-683209,858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41]-[.B141]" office:value-type="float" office:value="0.000900000000000012" calcext:value-type="float">
            <text:p>0,000900000000000012</text:p>
          </table:table-cell>
          <table:table-cell table:formula="of:=SQRT([.C141]*[.C141] + [.F141]*[.F141])" office:value-type="float" office:value="0.00240416305603426" calcext:value-type="float">
            <text:p>0,0024</text:p>
          </table:table-cell>
          <table:table-cell table:formula="of:=(([.E141]-[.B141]) / [.B141]) * 100" office:value-type="float" office:value="0.163606616978733" calcext:value-type="float">
            <text:p>0,1636</text:p>
          </table:table-cell>
          <table:table-cell/>
          <table:table-cell table:formula="of:=[.H141]+1.96*[.I141]" office:value-type="float" office:value="0.00561215958982716" calcext:value-type="float">
            <text:p>0,0056</text:p>
          </table:table-cell>
          <table:table-cell table:formula="of:=[.H141]-1.96*[.I141]" office:value-type="float" office:value="-0.00381215958982714" calcext:value-type="float">
            <text:p>-0,003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42]-[.B142]" office:value-type="float" office:value="0" calcext:value-type="float">
            <text:p>0</text:p>
          </table:table-cell>
          <table:table-cell table:formula="of:=SQRT([.C142]*[.C142] + [.F142]*[.F14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42]+1.96*[.I142]" office:value-type="float" office:value="0" calcext:value-type="float">
            <text:p>0,0000</text:p>
          </table:table-cell>
          <table:table-cell table:formula="of:=[.H142]-1.96*[.I14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table:formula="of:=[.E143]-[.B143]" office:value-type="float" office:value="-1691705.2935" calcext:value-type="float">
            <text:p>-1691705,2935</text:p>
          </table:table-cell>
          <table:table-cell table:formula="of:=SQRT([.C143]*[.C143] + [.F143]*[.F143])" office:value-type="float" office:value="2248891.30155434" calcext:value-type="float">
            <text:p>2248891,3016</text:p>
          </table:table-cell>
          <table:table-cell table:formula="of:=(([.E143]-[.B143]) / [.B143]) * 100" office:value-type="float" office:value="-12.6745382108353" calcext:value-type="float">
            <text:p>-12,6745</text:p>
          </table:table-cell>
          <table:table-cell/>
          <table:table-cell table:formula="of:=[.H143]+1.96*[.I143]" office:value-type="float" office:value="2716121.6575465" calcext:value-type="float">
            <text:p>2716121,6575</text:p>
          </table:table-cell>
          <table:table-cell table:formula="of:=[.H143]-1.96*[.I143]" office:value-type="float" office:value="-6099532.2445465" calcext:value-type="float">
            <text:p>-6099532,24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47]-[.B147]" office:value-type="float" office:value="-0.000900000000000012" calcext:value-type="float">
            <text:p>-0,000900000000000012</text:p>
          </table:table-cell>
          <table:table-cell table:formula="of:=SQRT([.C147]*[.C147] + [.F147]*[.F147])" office:value-type="float" office:value="0.0162634559672906" calcext:value-type="float">
            <text:p>0,0163</text:p>
          </table:table-cell>
          <table:table-cell table:formula="of:=(([.E147]-[.B147]) / [.B147]) * 100" office:value-type="float" office:value="-0.468750000000006" calcext:value-type="float">
            <text:p>-0,4688</text:p>
          </table:table-cell>
          <table:table-cell/>
          <table:table-cell table:formula="of:=[.H147]+1.96*[.I147]" office:value-type="float" office:value="0.0309763736958896" calcext:value-type="float">
            <text:p>0,0310</text:p>
          </table:table-cell>
          <table:table-cell table:formula="of:=[.H147]-1.96*[.I147]" office:value-type="float" office:value="-0.0327763736958896" calcext:value-type="float">
            <text:p>-0,032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48]-[.B148]" office:value-type="float" office:value="0" calcext:value-type="float">
            <text:p>0</text:p>
          </table:table-cell>
          <table:table-cell table:formula="of:=SQRT([.C148]*[.C148] + [.F148]*[.F148])" office:value-type="float" office:value="0.00494974746830583" calcext:value-type="float">
            <text:p>0,0049</text:p>
          </table:table-cell>
          <table:table-cell table:formula="of:=(([.E148]-[.B148]) / [.B148]) * 100" office:value-type="float" office:value="0" calcext:value-type="float">
            <text:p>0,0000</text:p>
          </table:table-cell>
          <table:table-cell/>
          <table:table-cell table:formula="of:=[.H148]+1.96*[.I148]" office:value-type="float" office:value="0.00970150503787943" calcext:value-type="float">
            <text:p>0,0097</text:p>
          </table:table-cell>
          <table:table-cell table:formula="of:=[.H148]-1.96*[.I148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49]-[.B149]" office:value-type="float" office:value="0.000599999999999989" calcext:value-type="float">
            <text:p>0,000599999999999989</text:p>
          </table:table-cell>
          <table:table-cell table:formula="of:=SQRT([.C149]*[.C149] + [.F149]*[.F149])" office:value-type="float" office:value="0.00622253967444162" calcext:value-type="float">
            <text:p>0,0062</text:p>
          </table:table-cell>
          <table:table-cell table:formula="of:=(([.E149]-[.B149]) / [.B149]) * 100" office:value-type="float" office:value="0.230414746543775" calcext:value-type="float">
            <text:p>0,2304</text:p>
          </table:table-cell>
          <table:table-cell/>
          <table:table-cell table:formula="of:=[.H149]+1.96*[.I149]" office:value-type="float" office:value="0.0127961777619056" calcext:value-type="float">
            <text:p>0,0128</text:p>
          </table:table-cell>
          <table:table-cell table:formula="of:=[.H149]-1.96*[.I149]" office:value-type="float" office:value="-0.0115961777619056" calcext:value-type="float">
            <text:p>-0,011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50]-[.B150]" office:value-type="float" office:value="-0.00160000000000005" calcext:value-type="float">
            <text:p>-0,00160000000000005</text:p>
          </table:table-cell>
          <table:table-cell table:formula="of:=SQRT([.C150]*[.C150] + [.F150]*[.F150])" office:value-type="float" office:value="0.0197989898732233" calcext:value-type="float">
            <text:p>0,0198</text:p>
          </table:table-cell>
          <table:table-cell table:formula="of:=(([.E150]-[.B150]) / [.B150]) * 100" office:value-type="float" office:value="-0.307633147471649" calcext:value-type="float">
            <text:p>-0,3076</text:p>
          </table:table-cell>
          <table:table-cell/>
          <table:table-cell table:formula="of:=[.H150]+1.96*[.I150]" office:value-type="float" office:value="0.0372060201515177" calcext:value-type="float">
            <text:p>0,0372</text:p>
          </table:table-cell>
          <table:table-cell table:formula="of:=[.H150]-1.96*[.I150]" office:value-type="float" office:value="-0.0404060201515178" calcext:value-type="float">
            <text:p>-0,040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1]-[.B151]" office:value-type="float" office:value="0" calcext:value-type="float">
            <text:p>0</text:p>
          </table:table-cell>
          <table:table-cell table:formula="of:=SQRT([.C151]*[.C151] + [.F151]*[.F151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1]+1.96*[.I151]" office:value-type="float" office:value="0" calcext:value-type="float">
            <text:p>0,0000</text:p>
          </table:table-cell>
          <table:table-cell table:formula="of:=[.H151]-1.96*[.I151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52]-[.B152]" office:value-type="float" office:value="-122730.9253" calcext:value-type="float">
            <text:p>-122730,9253</text:p>
          </table:table-cell>
          <table:table-cell table:formula="of:=SQRT([.C152]*[.C152] + [.F152]*[.F152])" office:value-type="float" office:value="233112.590747452" calcext:value-type="float">
            <text:p>233112,5907</text:p>
          </table:table-cell>
          <table:table-cell table:formula="of:=(([.E152]-[.B152]) / [.B152]) * 100" office:value-type="float" office:value="-5.84710829086573" calcext:value-type="float">
            <text:p>-5,8471</text:p>
          </table:table-cell>
          <table:table-cell/>
          <table:table-cell table:formula="of:=[.H152]+1.96*[.I152]" office:value-type="float" office:value="334169.752565006" calcext:value-type="float">
            <text:p>334169,7526</text:p>
          </table:table-cell>
          <table:table-cell table:formula="of:=[.H152]-1.96*[.I152]" office:value-type="float" office:value="-579631.603165007" calcext:value-type="float">
            <text:p>-579631,60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53]-[.B153]" office:value-type="float" office:value="-0.00609999999999999" calcext:value-type="float">
            <text:p>-0,00609999999999999</text:p>
          </table:table-cell>
          <table:table-cell table:formula="of:=SQRT([.C153]*[.C153] + [.F153]*[.F153])" office:value-type="float" office:value="0.00240416305603426" calcext:value-type="float">
            <text:p>0,0024</text:p>
          </table:table-cell>
          <table:table-cell table:formula="of:=(([.E153]-[.B153]) / [.B153]) * 100" office:value-type="float" office:value="-1.10888929285584" calcext:value-type="float">
            <text:p>-1,1089</text:p>
          </table:table-cell>
          <table:table-cell/>
          <table:table-cell table:formula="of:=[.H153]+1.96*[.I153]" office:value-type="float" office:value="-0.00138784041017284" calcext:value-type="float">
            <text:p>-0,0014</text:p>
          </table:table-cell>
          <table:table-cell table:formula="of:=[.H153]-1.96*[.I153]" office:value-type="float" office:value="-0.0108121595898271" calcext:value-type="float">
            <text:p>-0,0108</text:p>
          </table:table-cell>
          <table:table-cell office:value-type="string" calcext:value-type="string">
            <text:p>160M 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54]-[.B154]" office:value-type="float" office:value="0" calcext:value-type="float">
            <text:p>0</text:p>
          </table:table-cell>
          <table:table-cell table:formula="of:=SQRT([.C154]*[.C154] + [.F154]*[.F154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54]+1.96*[.I154]" office:value-type="float" office:value="0" calcext:value-type="float">
            <text:p>0,0000</text:p>
          </table:table-cell>
          <table:table-cell table:formula="of:=[.H154]-1.96*[.I154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55]-[.B155]" office:value-type="float" office:value="-951513.6807" calcext:value-type="float">
            <text:p>-951513,6807</text:p>
          </table:table-cell>
          <table:table-cell table:formula="of:=SQRT([.C155]*[.C155] + [.F155]*[.F155])" office:value-type="float" office:value="2282999.10430426" calcext:value-type="float">
            <text:p>2282999,1043</text:p>
          </table:table-cell>
          <table:table-cell table:formula="of:=(([.E155]-[.B155]) / [.B155]) * 100" office:value-type="float" office:value="-7.1288991945007" calcext:value-type="float">
            <text:p>-7,1289</text:p>
          </table:table-cell>
          <table:table-cell/>
          <table:table-cell table:formula="of:=[.H155]+1.96*[.I155]" office:value-type="float" office:value="3523164.56373636" calcext:value-type="float">
            <text:p>3523164,5637</text:p>
          </table:table-cell>
          <table:table-cell table:formula="of:=[.H155]-1.96*[.I155]" office:value-type="float" office:value="-5426191.92513636" calcext:value-type="float">
            <text:p>-5426191,925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160M k440 Inter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k440 Inter High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37" calcext:value-type="float">
            <text:p>0,1937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11" calcext:value-type="float">
            <text:p>0,1911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59]-[.B159]" office:value-type="float" office:value="-0.00260000000000002" calcext:value-type="float">
            <text:p>-0,00260000000000002</text:p>
          </table:table-cell>
          <table:table-cell table:formula="of:=SQRT([.C159]*[.C159] + [.F159]*[.F159])" office:value-type="float" office:value="0.0162634559672906" calcext:value-type="float">
            <text:p>0,0163</text:p>
          </table:table-cell>
          <table:table-cell table:formula="of:=(([.E159]-[.B159]) / [.B159]) * 100" office:value-type="float" office:value="-1.34228187919464" calcext:value-type="float">
            <text:p>-1,3423</text:p>
          </table:table-cell>
          <table:table-cell/>
          <table:table-cell table:formula="of:=[.H159]+1.96*[.I159]" office:value-type="float" office:value="0.0292763736958895" calcext:value-type="float">
            <text:p>0,0293</text:p>
          </table:table-cell>
          <table:table-cell table:formula="of:=[.H159]-1.96*[.I159]" office:value-type="float" office:value="-0.0344763736958896" calcext:value-type="float">
            <text:p>-0,03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60]-[.B160]" office:value-type="float" office:value="0" calcext:value-type="float">
            <text:p>0</text:p>
          </table:table-cell>
          <table:table-cell table:formula="of:=SQRT([.C160]*[.C160] + [.F160]*[.F160])" office:value-type="float" office:value="0.00494974746830583" calcext:value-type="float">
            <text:p>0,0049</text:p>
          </table:table-cell>
          <table:table-cell table:formula="of:=(([.E160]-[.B160]) / [.B160]) * 100" office:value-type="float" office:value="0" calcext:value-type="float">
            <text:p>0,0000</text:p>
          </table:table-cell>
          <table:table-cell/>
          <table:table-cell table:formula="of:=[.H160]+1.96*[.I160]" office:value-type="float" office:value="0.00970150503787943" calcext:value-type="float">
            <text:p>0,0097</text:p>
          </table:table-cell>
          <table:table-cell table:formula="of:=[.H160]-1.96*[.I160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8" calcext:value-type="float">
            <text:p>0,2608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61" calcext:value-type="float">
            <text:p>0,2610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61]-[.B161]" office:value-type="float" office:value="0.000200000000000033" calcext:value-type="float">
            <text:p>0,000200000000000033</text:p>
          </table:table-cell>
          <table:table-cell table:formula="of:=SQRT([.C161]*[.C161] + [.F161]*[.F161])" office:value-type="float" office:value="0.00622253967444162" calcext:value-type="float">
            <text:p>0,0062</text:p>
          </table:table-cell>
          <table:table-cell table:formula="of:=(([.E161]-[.B161]) / [.B161]) * 100" office:value-type="float" office:value="0.07668711656443" calcext:value-type="float">
            <text:p>0,0767</text:p>
          </table:table-cell>
          <table:table-cell/>
          <table:table-cell table:formula="of:=[.H161]+1.96*[.I161]" office:value-type="float" office:value="0.0123961777619056" calcext:value-type="float">
            <text:p>0,0124</text:p>
          </table:table-cell>
          <table:table-cell table:formula="of:=[.H161]-1.96*[.I161]" office:value-type="float" office:value="-0.0119961777619055" calcext:value-type="float">
            <text:p>-0,012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96" calcext:value-type="float">
            <text:p>0,4996</text:p>
          </table:table-cell>
          <table:table-cell office:value-type="float" office:value="0.0141" calcext:value-type="float">
            <text:p>0,0141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162]-[.B162]" office:value-type="float" office:value="0.0189" calcext:value-type="float">
            <text:p>0,0189</text:p>
          </table:table-cell>
          <table:table-cell table:formula="of:=SQRT([.C162]*[.C162] + [.F162]*[.F162])" office:value-type="float" office:value="0.0198698263706556" calcext:value-type="float">
            <text:p>0,0199</text:p>
          </table:table-cell>
          <table:table-cell table:formula="of:=(([.E162]-[.B162]) / [.B162]) * 100" office:value-type="float" office:value="3.7830264211369" calcext:value-type="float">
            <text:p>3,7830</text:p>
          </table:table-cell>
          <table:table-cell/>
          <table:table-cell table:formula="of:=[.H162]+1.96*[.I162]" office:value-type="float" office:value="0.0578448596864849" calcext:value-type="float">
            <text:p>0,0578</text:p>
          </table:table-cell>
          <table:table-cell table:formula="of:=[.H162]-1.96*[.I162]" office:value-type="float" office:value="-0.020044859686485" calcext:value-type="float">
            <text:p>-0,02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3]-[.B163]" office:value-type="float" office:value="0" calcext:value-type="float">
            <text:p>0</text:p>
          </table:table-cell>
          <table:table-cell table:formula="of:=SQRT([.C163]*[.C163] + [.F163]*[.F16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3]+1.96*[.I163]" office:value-type="float" office:value="0" calcext:value-type="float">
            <text:p>0,0000</text:p>
          </table:table-cell>
          <table:table-cell table:formula="of:=[.H163]-1.96*[.I163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858348.2053" calcext:value-type="float">
            <text:p>1858348,2053</text:p>
          </table:table-cell>
          <table:table-cell office:value-type="float" office:value="147853.1415" calcext:value-type="float">
            <text:p>147853,1415</text:p>
          </table:table-cell>
          <table:table-cell/>
          <table:table-cell office:value-type="float" office:value="1976271.1659" calcext:value-type="float">
            <text:p>1976271,1659</text:p>
          </table:table-cell>
          <table:table-cell office:value-type="float" office:value="158805.4234" calcext:value-type="float">
            <text:p>158805,4234</text:p>
          </table:table-cell>
          <table:table-cell/>
          <table:table-cell table:formula="of:=[.E164]-[.B164]" office:value-type="float" office:value="117922.9606" calcext:value-type="float">
            <text:p>117922,9606</text:p>
          </table:table-cell>
          <table:table-cell table:formula="of:=SQRT([.C164]*[.C164] + [.F164]*[.F164])" office:value-type="float" office:value="216978.602522627" calcext:value-type="float">
            <text:p>216978,6025</text:p>
          </table:table-cell>
          <table:table-cell table:formula="of:=(([.E164]-[.B164]) / [.B164]) * 100" office:value-type="float" office:value="6.34557938408336" calcext:value-type="float">
            <text:p>6,3456</text:p>
          </table:table-cell>
          <table:table-cell/>
          <table:table-cell table:formula="of:=[.H164]+1.96*[.I164]" office:value-type="float" office:value="543201.021544349" calcext:value-type="float">
            <text:p>543201,0215</text:p>
          </table:table-cell>
          <table:table-cell table:formula="of:=[.H164]-1.96*[.I164]" office:value-type="float" office:value="-307355.10034435" calcext:value-type="float">
            <text:p>-307355,100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style-name="ce1" office:value-type="float" office:value="0.551" calcext:value-type="float">
            <text:p>0,5510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44" calcext:value-type="float">
            <text:p>0,5440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165]-[.B165]" office:value-type="float" office:value="-0.00700000000000001" calcext:value-type="float">
            <text:p>-0,00700000000000001</text:p>
          </table:table-cell>
          <table:table-cell table:formula="of:=SQRT([.C165]*[.C165] + [.F165]*[.F165])" office:value-type="float" office:value="0.00240416305603426" calcext:value-type="float">
            <text:p>0,0024</text:p>
          </table:table-cell>
          <table:table-cell table:formula="of:=(([.E165]-[.B165]) / [.B165]) * 100" office:value-type="float" office:value="-1.27041742286751" calcext:value-type="float">
            <text:p>-1,2704</text:p>
          </table:table-cell>
          <table:table-cell/>
          <table:table-cell table:formula="of:=[.H165]+1.96*[.I165]" office:value-type="float" office:value="-0.00228784041017285" calcext:value-type="float">
            <text:p>-0,0023</text:p>
          </table:table-cell>
          <table:table-cell table:formula="of:=[.H165]-1.96*[.I165]" office:value-type="float" office:value="-0.0117121595898272" calcext:value-type="float">
            <text:p>-0,0117</text:p>
          </table:table-cell>
          <table:table-cell office:value-type="string" calcext:value-type="string">
            <text:p>160M k440 Inter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66]-[.B166]" office:value-type="float" office:value="0" calcext:value-type="float">
            <text:p>0</text:p>
          </table:table-cell>
          <table:table-cell table:formula="of:=SQRT([.C166]*[.C166] + [.F166]*[.F166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66]+1.96*[.I166]" office:value-type="float" office:value="0" calcext:value-type="float">
            <text:p>0,0000</text:p>
          </table:table-cell>
          <table:table-cell table:formula="of:=[.H166]-1.96*[.I166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655568.3141" calcext:value-type="float">
            <text:p>11655568,3141</text:p>
          </table:table-cell>
          <table:table-cell office:value-type="float" office:value="1032438.4286" calcext:value-type="float">
            <text:p>1032438,4286</text:p>
          </table:table-cell>
          <table:table-cell/>
          <table:table-cell office:value-type="float" office:value="12395759.9269" calcext:value-type="float">
            <text:p>12395759,9269</text:p>
          </table:table-cell>
          <table:table-cell office:value-type="float" office:value="1104763.2927" calcext:value-type="float">
            <text:p>1104763,2927</text:p>
          </table:table-cell>
          <table:table-cell/>
          <table:table-cell table:formula="of:=[.E167]-[.B167]" office:value-type="float" office:value="740191.6128" calcext:value-type="float">
            <text:p>740191,6128</text:p>
          </table:table-cell>
          <table:table-cell table:formula="of:=SQRT([.C167]*[.C167] + [.F167]*[.F167])" office:value-type="float" office:value="1512094.91823344" calcext:value-type="float">
            <text:p>1512094,9182</text:p>
          </table:table-cell>
          <table:table-cell table:formula="of:=(([.E167]-[.B167]) / [.B167]) * 100" office:value-type="float" office:value="6.35054072742703" calcext:value-type="float">
            <text:p>6,3505</text:p>
          </table:table-cell>
          <table:table-cell/>
          <table:table-cell table:formula="of:=[.H167]+1.96*[.I167]" office:value-type="float" office:value="3703897.65253754" calcext:value-type="float">
            <text:p>3703897,6525</text:p>
          </table:table-cell>
          <table:table-cell table:formula="of:=[.H167]-1.96*[.I167]" office:value-type="float" office:value="-2223514.42693754" calcext:value-type="float">
            <text:p>-2223514,4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Tin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843" calcext:value-type="float">
            <text:p>0,1843</text:p>
          </table:table-cell>
          <table:table-cell office:value-type="float" office:value="0.0113" calcext:value-type="float">
            <text:p>0,0113</text:p>
          </table:table-cell>
          <table:table-cell/>
          <table:table-cell table:formula="of:=[.E171]-[.B171]" office:value-type="float" office:value="-0.0282" calcext:value-type="float">
            <text:p>-0,0282</text:p>
          </table:table-cell>
          <table:table-cell table:formula="of:=SQRT([.C171]*[.C171] + [.F171]*[.F171])" office:value-type="float" office:value="0.0164830215676617" calcext:value-type="float">
            <text:p>0,0165</text:p>
          </table:table-cell>
          <table:table-cell table:formula="of:=(([.E171]-[.B171]) / [.B171]) * 100" office:value-type="float" office:value="-13.2705882352941" calcext:value-type="float">
            <text:p>-13,2706</text:p>
          </table:table-cell>
          <table:table-cell/>
          <table:table-cell table:formula="of:=[.H171]+1.96*[.I171]" office:value-type="float" office:value="0.00410672227261688" calcext:value-type="float">
            <text:p>0,0041</text:p>
          </table:table-cell>
          <table:table-cell table:formula="of:=[.H171]-1.96*[.I171]" office:value-type="float" office:value="-0.0605067222726169" calcext:value-type="float">
            <text:p>-0,060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72]-[.B172]" office:value-type="float" office:value="-0.0404" calcext:value-type="float">
            <text:p>-0,0404</text:p>
          </table:table-cell>
          <table:table-cell table:formula="of:=SQRT([.C172]*[.C172] + [.F172]*[.F172])" office:value-type="float" office:value="0.00509313263129874" calcext:value-type="float">
            <text:p>0,0051</text:p>
          </table:table-cell>
          <table:table-cell table:formula="of:=(([.E172]-[.B172]) / [.B172]) * 100" office:value-type="float" office:value="-14.9685068543905" calcext:value-type="float">
            <text:p>-14,9685</text:p>
          </table:table-cell>
          <table:table-cell/>
          <table:table-cell table:formula="of:=[.H172]+1.96*[.I172]" office:value-type="float" office:value="-0.0304174600426544" calcext:value-type="float">
            <text:p>-0,0304</text:p>
          </table:table-cell>
          <table:table-cell table:formula="of:=[.H172]-1.96*[.I172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98" calcext:value-type="float">
            <text:p>0,259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73]-[.B173]" office:value-type="float" office:value="0.00379999999999997" calcext:value-type="float">
            <text:p>0,00379999999999997</text:p>
          </table:table-cell>
          <table:table-cell table:formula="of:=SQRT([.C173]*[.C173] + [.F173]*[.F173])" office:value-type="float" office:value="0.00622253967444162" calcext:value-type="float">
            <text:p>0,0062</text:p>
          </table:table-cell>
          <table:table-cell table:formula="of:=(([.E173]-[.B173]) / [.B173]) * 100" office:value-type="float" office:value="1.48437499999999" calcext:value-type="float">
            <text:p>1,4844</text:p>
          </table:table-cell>
          <table:table-cell/>
          <table:table-cell table:formula="of:=[.H173]+1.96*[.I173]" office:value-type="float" office:value="0.0159961777619055" calcext:value-type="float">
            <text:p>0,0160</text:p>
          </table:table-cell>
          <table:table-cell table:formula="of:=[.H173]-1.96*[.I173]" office:value-type="float" office:value="-0.0083961777619056" calcext:value-type="float">
            <text:p>-0,008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table:style-name="ce1" office:value-type="float" office:value="0.498" calcext:value-type="float">
            <text:p>0,4980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174]-[.B174]" office:value-type="float" office:value="0.026" calcext:value-type="float">
            <text:p>0,026</text:p>
          </table:table-cell>
          <table:table-cell table:formula="of:=SQRT([.C174]*[.C174] + [.F174]*[.F174])" office:value-type="float" office:value="0.0198698263706556" calcext:value-type="float">
            <text:p>0,0199</text:p>
          </table:table-cell>
          <table:table-cell table:formula="of:=(([.E174]-[.B174]) / [.B174]) * 100" office:value-type="float" office:value="5.50847457627119" calcext:value-type="float">
            <text:p>5,5085</text:p>
          </table:table-cell>
          <table:table-cell/>
          <table:table-cell table:formula="of:=[.H174]+1.96*[.I174]" office:value-type="float" office:value="0.064944859686485" calcext:value-type="float">
            <text:p>0,0649</text:p>
          </table:table-cell>
          <table:table-cell table:formula="of:=[.H174]-1.96*[.I174]" office:value-type="float" office:value="-0.0129448596864849" calcext:value-type="float">
            <text:p>-0,012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75]-[.B175]" office:value-type="float" office:value="0" calcext:value-type="float">
            <text:p>0</text:p>
          </table:table-cell>
          <table:table-cell table:formula="of:=SQRT([.C175]*[.C175] + [.F175]*[.F17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5]+1.96*[.I175]" office:value-type="float" office:value="0" calcext:value-type="float">
            <text:p>0,0000</text:p>
          </table:table-cell>
          <table:table-cell table:formula="of:=[.H175]-1.96*[.I175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934160.4021" calcext:value-type="float">
            <text:p>1934160,4021</text:p>
          </table:table-cell>
          <table:table-cell office:value-type="float" office:value="153855.8657" calcext:value-type="float">
            <text:p>153855,8657</text:p>
          </table:table-cell>
          <table:table-cell/>
          <table:table-cell table:formula="of:=[.E176]-[.B176]" office:value-type="float" office:value="-1099014.8672" calcext:value-type="float">
            <text:p>-1099014,8672</text:p>
          </table:table-cell>
          <table:table-cell table:formula="of:=SQRT([.C176]*[.C176] + [.F176]*[.F176])" office:value-type="float" office:value="327338.047896966" calcext:value-type="float">
            <text:p>327338,0479</text:p>
          </table:table-cell>
          <table:table-cell table:formula="of:=(([.E176]-[.B176]) / [.B176]) * 100" office:value-type="float" office:value="-36.2331474321176" calcext:value-type="float">
            <text:p>-36,2331</text:p>
          </table:table-cell>
          <table:table-cell/>
          <table:table-cell table:formula="of:=[.H176]+1.96*[.I176]" office:value-type="float" office:value="-457432.293321946" calcext:value-type="float">
            <text:p>-457432,2933</text:p>
          </table:table-cell>
          <table:table-cell table:formula="of:=[.H176]-1.96*[.I176]" office:value-type="float" office:value="-1740597.44107805" calcext:value-type="float">
            <text:p>-1740597,4411</text:p>
          </table:table-cell>
          <table:table-cell office:value-type="string" calcext:value-type="string">
            <text:p>Density Tiny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363" calcext:value-type="float">
            <text:p>0,5363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77]-[.B177]" office:value-type="float" office:value="0.0169" calcext:value-type="float">
            <text:p>0,0169</text:p>
          </table:table-cell>
          <table:table-cell table:formula="of:=SQRT([.C177]*[.C177] + [.F177]*[.F177])" office:value-type="float" office:value="0.00240831891575846" calcext:value-type="float">
            <text:p>0,0024</text:p>
          </table:table-cell>
          <table:table-cell table:formula="of:=(([.E177]-[.B177]) / [.B177]) * 100" office:value-type="float" office:value="3.25375433192145" calcext:value-type="float">
            <text:p>3,2538</text:p>
          </table:table-cell>
          <table:table-cell/>
          <table:table-cell table:formula="of:=[.H177]+1.96*[.I177]" office:value-type="float" office:value="0.0216203050748866" calcext:value-type="float">
            <text:p>0,0216</text:p>
          </table:table-cell>
          <table:table-cell table:formula="of:=[.H177]-1.96*[.I177]" office:value-type="float" office:value="0.0121796949251134" calcext:value-type="float">
            <text:p>0,0122</text:p>
          </table:table-cell>
          <table:table-cell office:value-type="string" calcext:value-type="string">
            <text:p>Density Tin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78]-[.B178]" office:value-type="float" office:value="0" calcext:value-type="float">
            <text:p>0</text:p>
          </table:table-cell>
          <table:table-cell table:formula="of:=SQRT([.C178]*[.C178] + [.F178]*[.F178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78]+1.96*[.I178]" office:value-type="float" office:value="0" calcext:value-type="float">
            <text:p>0,0000</text:p>
          </table:table-cell>
          <table:table-cell table:formula="of:=[.H178]-1.96*[.I178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0354382.8435" calcext:value-type="float">
            <text:p>10354382,8435</text:p>
          </table:table-cell>
          <table:table-cell table:style-name="ce1" office:value-type="float" office:value="900493.0078" calcext:value-type="float">
            <text:p>900493,0078</text:p>
          </table:table-cell>
          <table:table-cell/>
          <table:table-cell table:formula="of:=[.E179]-[.B179]" office:value-type="float" office:value="-16713568.5026" calcext:value-type="float">
            <text:p>-16713568,5026</text:p>
          </table:table-cell>
          <table:table-cell table:formula="of:=SQRT([.C179]*[.C179] + [.F179]*[.F179])" office:value-type="float" office:value="2855732.04159459" calcext:value-type="float">
            <text:p>2855732,0416</text:p>
          </table:table-cell>
          <table:table-cell table:formula="of:=(([.E179]-[.B179]) / [.B179]) * 100" office:value-type="float" office:value="-61.7467066084708" calcext:value-type="float">
            <text:p>-61,7467</text:p>
          </table:table-cell>
          <table:table-cell/>
          <table:table-cell table:formula="of:=[.H179]+1.96*[.I179]" office:value-type="float" office:value="-11116333.7010746" calcext:value-type="float">
            <text:p>-11116333,7011</text:p>
          </table:table-cell>
          <table:table-cell table:formula="of:=[.H179]-1.96*[.I179]" office:value-type="float" office:value="-22310803.3041254" calcext:value-type="float">
            <text:p>-22310803,3041</text:p>
          </table:table-cell>
          <table:table-cell office:value-type="string" calcext:value-type="string">
            <text:p>Density Tiny severely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Nan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83]-[.B183]" office:value-type="float" office:value="-0.0197" calcext:value-type="float">
            <text:p>-0,0197</text:p>
          </table:table-cell>
          <table:table-cell table:formula="of:=SQRT([.C183]*[.C183] + [.F183]*[.F183])" office:value-type="float" office:value="0.0166207701385947" calcext:value-type="float">
            <text:p>0,0166</text:p>
          </table:table-cell>
          <table:table-cell table:formula="of:=(([.E183]-[.B183]) / [.B183]) * 100" office:value-type="float" office:value="-9.27058823529412" calcext:value-type="float">
            <text:p>-9,2706</text:p>
          </table:table-cell>
          <table:table-cell/>
          <table:table-cell table:formula="of:=[.H183]+1.96*[.I183]" office:value-type="float" office:value="0.0128767094716455" calcext:value-type="float">
            <text:p>0,0129</text:p>
          </table:table-cell>
          <table:table-cell table:formula="of:=[.H183]-1.96*[.I183]" office:value-type="float" office:value="-0.0522767094716455" calcext:value-type="float">
            <text:p>-0,052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84]-[.B184]" office:value-type="float" office:value="-0.0404" calcext:value-type="float">
            <text:p>-0,0404</text:p>
          </table:table-cell>
          <table:table-cell table:formula="of:=SQRT([.C184]*[.C184] + [.F184]*[.F184])" office:value-type="float" office:value="0.00509313263129874" calcext:value-type="float">
            <text:p>0,0051</text:p>
          </table:table-cell>
          <table:table-cell table:formula="of:=(([.E184]-[.B184]) / [.B184]) * 100" office:value-type="float" office:value="-14.9685068543905" calcext:value-type="float">
            <text:p>-14,9685</text:p>
          </table:table-cell>
          <table:table-cell/>
          <table:table-cell table:formula="of:=[.H184]+1.96*[.I184]" office:value-type="float" office:value="-0.0304174600426544" calcext:value-type="float">
            <text:p>-0,0304</text:p>
          </table:table-cell>
          <table:table-cell table:formula="of:=[.H184]-1.96*[.I184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596" calcext:value-type="float">
            <text:p>0,2596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85]-[.B185]" office:value-type="float" office:value="0.00359999999999999" calcext:value-type="float">
            <text:p>0,00359999999999999</text:p>
          </table:table-cell>
          <table:table-cell table:formula="of:=SQRT([.C185]*[.C185] + [.F185]*[.F185])" office:value-type="float" office:value="0.00622253967444162" calcext:value-type="float">
            <text:p>0,0062</text:p>
          </table:table-cell>
          <table:table-cell table:formula="of:=(([.E185]-[.B185]) / [.B185]) * 100" office:value-type="float" office:value="1.40625" calcext:value-type="float">
            <text:p>1,4063</text:p>
          </table:table-cell>
          <table:table-cell/>
          <table:table-cell table:formula="of:=[.H185]+1.96*[.I185]" office:value-type="float" office:value="0.0157961777619056" calcext:value-type="float">
            <text:p>0,0158</text:p>
          </table:table-cell>
          <table:table-cell table:formula="of:=[.H185]-1.96*[.I185]" office:value-type="float" office:value="-0.00859617776190558" calcext:value-type="float">
            <text:p>-0,0086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36" calcext:value-type="float">
            <text:p>0,5036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186]-[.B186]" office:value-type="float" office:value="0.0316000000000001" calcext:value-type="float">
            <text:p>0,0316000000000001</text:p>
          </table:table-cell>
          <table:table-cell table:formula="of:=SQRT([.C186]*[.C186] + [.F186]*[.F186])" office:value-type="float" office:value="0.0198698263706556" calcext:value-type="float">
            <text:p>0,0199</text:p>
          </table:table-cell>
          <table:table-cell table:formula="of:=(([.E186]-[.B186]) / [.B186]) * 100" office:value-type="float" office:value="6.6949152542373" calcext:value-type="float">
            <text:p>6,6949</text:p>
          </table:table-cell>
          <table:table-cell/>
          <table:table-cell table:formula="of:=[.H186]+1.96*[.I186]" office:value-type="float" office:value="0.070544859686485" calcext:value-type="float">
            <text:p>0,0705</text:p>
          </table:table-cell>
          <table:table-cell table:formula="of:=[.H186]-1.96*[.I186]" office:value-type="float" office:value="-0.00734485968648487" calcext:value-type="float">
            <text:p>-0,007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87]-[.B187]" office:value-type="float" office:value="0" calcext:value-type="float">
            <text:p>0</text:p>
          </table:table-cell>
          <table:table-cell table:formula="of:=SQRT([.C187]*[.C187] + [.F187]*[.F187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87]+1.96*[.I187]" office:value-type="float" office:value="0" calcext:value-type="float">
            <text:p>0,0000</text:p>
          </table:table-cell>
          <table:table-cell table:formula="of:=[.H187]-1.96*[.I18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871303.2176" calcext:value-type="float">
            <text:p>1871303,2176</text:p>
          </table:table-cell>
          <table:table-cell office:value-type="float" office:value="150515.6406" calcext:value-type="float">
            <text:p>150515,6406</text:p>
          </table:table-cell>
          <table:table-cell/>
          <table:table-cell table:formula="of:=[.E188]-[.B188]" office:value-type="float" office:value="-1161872.0517" calcext:value-type="float">
            <text:p>-1161872,0517</text:p>
          </table:table-cell>
          <table:table-cell table:formula="of:=SQRT([.C188]*[.C188] + [.F188]*[.F188])" office:value-type="float" office:value="325781.411771648" calcext:value-type="float">
            <text:p>325781,4118</text:p>
          </table:table-cell>
          <table:table-cell table:formula="of:=(([.E188]-[.B188]) / [.B188]) * 100" office:value-type="float" office:value="-38.3054702924615" calcext:value-type="float">
            <text:p>-38,3055</text:p>
          </table:table-cell>
          <table:table-cell/>
          <table:table-cell table:formula="of:=[.H188]+1.96*[.I188]" office:value-type="float" office:value="-523340.484627569" calcext:value-type="float">
            <text:p>-523340,4846</text:p>
          </table:table-cell>
          <table:table-cell table:formula="of:=[.H188]-1.96*[.I188]" office:value-type="float" office:value="-1800403.61877243" calcext:value-type="float">
            <text:p>-1800403,6188</text:p>
          </table:table-cell>
          <table:table-cell office:value-type="string" calcext:value-type="string">
            <text:p>Density Nano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364" calcext:value-type="float">
            <text:p>0,5364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189]-[.B189]" office:value-type="float" office:value="0.017" calcext:value-type="float">
            <text:p>0,017</text:p>
          </table:table-cell>
          <table:table-cell table:formula="of:=SQRT([.C189]*[.C189] + [.F189]*[.F189])" office:value-type="float" office:value="0.00240831891575846" calcext:value-type="float">
            <text:p>0,0024</text:p>
          </table:table-cell>
          <table:table-cell table:formula="of:=(([.E189]-[.B189]) / [.B189]) * 100" office:value-type="float" office:value="3.273007316134" calcext:value-type="float">
            <text:p>3,2730</text:p>
          </table:table-cell>
          <table:table-cell/>
          <table:table-cell table:formula="of:=[.H189]+1.96*[.I189]" office:value-type="float" office:value="0.0217203050748866" calcext:value-type="float">
            <text:p>0,0217</text:p>
          </table:table-cell>
          <table:table-cell table:formula="of:=[.H189]-1.96*[.I189]" office:value-type="float" office:value="0.0122796949251134" calcext:value-type="float">
            <text:p>0,0123</text:p>
          </table:table-cell>
          <table:table-cell office:value-type="string" calcext:value-type="string">
            <text:p>Density Nano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90]-[.B190]" office:value-type="float" office:value="0" calcext:value-type="float">
            <text:p>0</text:p>
          </table:table-cell>
          <table:table-cell table:formula="of:=SQRT([.C190]*[.C190] + [.F190]*[.F19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90]+1.96*[.I190]" office:value-type="float" office:value="0" calcext:value-type="float">
            <text:p>0,0000</text:p>
          </table:table-cell>
          <table:table-cell table:formula="of:=[.H190]-1.96*[.I19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0513877.8584" calcext:value-type="float">
            <text:p>10513877,8584</text:p>
          </table:table-cell>
          <table:table-cell table:style-name="ce1" office:value-type="float" office:value="926264.3394" calcext:value-type="float">
            <text:p>926264,3394</text:p>
          </table:table-cell>
          <table:table-cell/>
          <table:table-cell table:formula="of:=[.E191]-[.B191]" office:value-type="float" office:value="-16554073.4877" calcext:value-type="float">
            <text:p>-16554073,4877</text:p>
          </table:table-cell>
          <table:table-cell table:formula="of:=SQRT([.C191]*[.C191] + [.F191]*[.F191])" office:value-type="float" office:value="2863962.89479061" calcext:value-type="float">
            <text:p>2863962,8948</text:p>
          </table:table-cell>
          <table:table-cell table:formula="of:=(([.E191]-[.B191]) / [.B191]) * 100" office:value-type="float" office:value="-61.1574672794184" calcext:value-type="float">
            <text:p>-61,1575</text:p>
          </table:table-cell>
          <table:table-cell/>
          <table:table-cell table:formula="of:=[.H191]+1.96*[.I191]" office:value-type="float" office:value="-10940706.2139104" calcext:value-type="float">
            <text:p>-10940706,2139</text:p>
          </table:table-cell>
          <table:table-cell table:formula="of:=[.H191]-1.96*[.I191]" office:value-type="float" office:value="-22167440.7614896" calcext:value-type="float">
            <text:p>-22167440,7615</text:p>
          </table:table-cell>
          <table:table-cell office:value-type="string" calcext:value-type="string">
            <text:p>Density Nano severely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Pic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2125" calcext:value-type="float">
            <text:p>0,2125</text:p>
          </table:table-cell>
          <table:table-cell office:value-type="float" office:value="0.012" calcext:value-type="float">
            <text:p>0,012</text:p>
          </table:table-cell>
          <table:table-cell/>
          <table:table-cell table:style-name="ce1" office:value-type="float" office:value="0.1903" calcext:value-type="float">
            <text:p>0,1903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195]-[.B195]" office:value-type="float" office:value="-0.0222" calcext:value-type="float">
            <text:p>-0,0222</text:p>
          </table:table-cell>
          <table:table-cell table:formula="of:=SQRT([.C195]*[.C195] + [.F195]*[.F195])" office:value-type="float" office:value="0.0166207701385947" calcext:value-type="float">
            <text:p>0,0166</text:p>
          </table:table-cell>
          <table:table-cell table:formula="of:=(([.E195]-[.B195]) / [.B195]) * 100" office:value-type="float" office:value="-10.4470588235294" calcext:value-type="float">
            <text:p>-10,4471</text:p>
          </table:table-cell>
          <table:table-cell/>
          <table:table-cell table:formula="of:=[.H195]+1.96*[.I195]" office:value-type="float" office:value="0.0103767094716455" calcext:value-type="float">
            <text:p>0,0104</text:p>
          </table:table-cell>
          <table:table-cell table:formula="of:=[.H195]-1.96*[.I195]" office:value-type="float" office:value="-0.0547767094716455" calcext:value-type="float">
            <text:p>-0,054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699" calcext:value-type="float">
            <text:p>0,2699</text:p>
          </table:table-cell>
          <table:table-cell office:value-type="float" office:value="0.0037" calcext:value-type="float">
            <text:p>0,0037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196]-[.B196]" office:value-type="float" office:value="-0.0404" calcext:value-type="float">
            <text:p>-0,0404</text:p>
          </table:table-cell>
          <table:table-cell table:formula="of:=SQRT([.C196]*[.C196] + [.F196]*[.F196])" office:value-type="float" office:value="0.00509313263129874" calcext:value-type="float">
            <text:p>0,0051</text:p>
          </table:table-cell>
          <table:table-cell table:formula="of:=(([.E196]-[.B196]) / [.B196]) * 100" office:value-type="float" office:value="-14.9685068543905" calcext:value-type="float">
            <text:p>-14,9685</text:p>
          </table:table-cell>
          <table:table-cell/>
          <table:table-cell table:formula="of:=[.H196]+1.96*[.I196]" office:value-type="float" office:value="-0.0304174600426544" calcext:value-type="float">
            <text:p>-0,0304</text:p>
          </table:table-cell>
          <table:table-cell table:formula="of:=[.H196]-1.96*[.I196]" office:value-type="float" office:value="-0.0503825399573455" calcext:value-type="float">
            <text:p>-0,0504</text:p>
          </table:table-cell>
          <table:table-cell office:value-type="string" calcext:value-type="string">
            <text:p>MiniPile better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6" calcext:value-type="float">
            <text:p>0,256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583" calcext:value-type="float">
            <text:p>0,258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197]-[.B197]" office:value-type="float" office:value="0.00229999999999997" calcext:value-type="float">
            <text:p>0,00229999999999997</text:p>
          </table:table-cell>
          <table:table-cell table:formula="of:=SQRT([.C197]*[.C197] + [.F197]*[.F197])" office:value-type="float" office:value="0.00622253967444162" calcext:value-type="float">
            <text:p>0,0062</text:p>
          </table:table-cell>
          <table:table-cell table:formula="of:=(([.E197]-[.B197]) / [.B197]) * 100" office:value-type="float" office:value="0.898437499999988" calcext:value-type="float">
            <text:p>0,8984</text:p>
          </table:table-cell>
          <table:table-cell/>
          <table:table-cell table:formula="of:=[.H197]+1.96*[.I197]" office:value-type="float" office:value="0.0144961777619055" calcext:value-type="float">
            <text:p>0,0145</text:p>
          </table:table-cell>
          <table:table-cell table:formula="of:=[.H197]-1.96*[.I197]" office:value-type="float" office:value="-0.0098961777619056" calcext:value-type="float">
            <text:p>-0,009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72" calcext:value-type="float">
            <text:p>0,472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4957" calcext:value-type="float">
            <text:p>0,4957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198]-[.B198]" office:value-type="float" office:value="0.0237" calcext:value-type="float">
            <text:p>0,0237</text:p>
          </table:table-cell>
          <table:table-cell table:formula="of:=SQRT([.C198]*[.C198] + [.F198]*[.F198])" office:value-type="float" office:value="0.0198698263706556" calcext:value-type="float">
            <text:p>0,0199</text:p>
          </table:table-cell>
          <table:table-cell table:formula="of:=(([.E198]-[.B198]) / [.B198]) * 100" office:value-type="float" office:value="5.02118644067797" calcext:value-type="float">
            <text:p>5,0212</text:p>
          </table:table-cell>
          <table:table-cell/>
          <table:table-cell table:formula="of:=[.H198]+1.96*[.I198]" office:value-type="float" office:value="0.062644859686485" calcext:value-type="float">
            <text:p>0,0626</text:p>
          </table:table-cell>
          <table:table-cell table:formula="of:=[.H198]-1.96*[.I198]" office:value-type="float" office:value="-0.0152448596864849" calcext:value-type="float">
            <text:p>-0,015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199]-[.B199]" office:value-type="float" office:value="0" calcext:value-type="float">
            <text:p>0</text:p>
          </table:table-cell>
          <table:table-cell table:formula="of:=SQRT([.C199]*[.C199] + [.F199]*[.F199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199]+1.96*[.I199]" office:value-type="float" office:value="0" calcext:value-type="float">
            <text:p>0,0000</text:p>
          </table:table-cell>
          <table:table-cell table:formula="of:=[.H199]-1.96*[.I199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3033175.2693" calcext:value-type="float">
            <text:p>3033175,2693</text:p>
          </table:table-cell>
          <table:table-cell office:value-type="float" office:value="288926.5827" calcext:value-type="float">
            <text:p>288926,5827</text:p>
          </table:table-cell>
          <table:table-cell/>
          <table:table-cell office:value-type="float" office:value="1964196.9255" calcext:value-type="float">
            <text:p>1964196,9255</text:p>
          </table:table-cell>
          <table:table-cell office:value-type="float" office:value="153419.7846" calcext:value-type="float">
            <text:p>153419,7846</text:p>
          </table:table-cell>
          <table:table-cell/>
          <table:table-cell table:formula="of:=[.E200]-[.B200]" office:value-type="float" office:value="-1068978.3438" calcext:value-type="float">
            <text:p>-1068978,3438</text:p>
          </table:table-cell>
          <table:table-cell table:formula="of:=SQRT([.C200]*[.C200] + [.F200]*[.F200])" office:value-type="float" office:value="327133.306921521" calcext:value-type="float">
            <text:p>327133,3069</text:p>
          </table:table-cell>
          <table:table-cell table:formula="of:=(([.E200]-[.B200]) / [.B200]) * 100" office:value-type="float" office:value="-35.2428807731477" calcext:value-type="float">
            <text:p>-35,2429</text:p>
          </table:table-cell>
          <table:table-cell/>
          <table:table-cell table:formula="of:=[.H200]+1.96*[.I200]" office:value-type="float" office:value="-427797.062233818" calcext:value-type="float">
            <text:p>-427797,0622</text:p>
          </table:table-cell>
          <table:table-cell table:formula="of:=[.H200]-1.96*[.I200]" office:value-type="float" office:value="-1710159.62536618" calcext:value-type="float">
            <text:p>-1710159,6254</text:p>
          </table:table-cell>
          <table:table-cell office:value-type="string" calcext:value-type="string">
            <text:p>Density Pico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194" calcext:value-type="float">
            <text:p>0,5194</text:p>
          </table:table-cell>
          <table:table-cell office:value-type="float" office:value="0.0018" calcext:value-type="float">
            <text:p>0,0018</text:p>
          </table:table-cell>
          <table:table-cell/>
          <table:table-cell office:value-type="float" office:value="0.5383" calcext:value-type="float">
            <text:p>0,5383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01]-[.B201]" office:value-type="float" office:value="0.0189" calcext:value-type="float">
            <text:p>0,0189</text:p>
          </table:table-cell>
          <table:table-cell table:formula="of:=SQRT([.C201]*[.C201] + [.F201]*[.F201])" office:value-type="float" office:value="0.00247588368062799" calcext:value-type="float">
            <text:p>0,0025</text:p>
          </table:table-cell>
          <table:table-cell table:formula="of:=(([.E201]-[.B201]) / [.B201]) * 100" office:value-type="float" office:value="3.63881401617251" calcext:value-type="float">
            <text:p>3,6388</text:p>
          </table:table-cell>
          <table:table-cell/>
          <table:table-cell table:formula="of:=[.H201]+1.96*[.I201]" office:value-type="float" office:value="0.0237527320140309" calcext:value-type="float">
            <text:p>0,0238</text:p>
          </table:table-cell>
          <table:table-cell table:formula="of:=[.H201]-1.96*[.I201]" office:value-type="float" office:value="0.0140472679859692" calcext:value-type="float">
            <text:p>0,0140</text:p>
          </table:table-cell>
          <table:table-cell office:value-type="string" calcext:value-type="string">
            <text:p>Density Pico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02]-[.B202]" office:value-type="float" office:value="0" calcext:value-type="float">
            <text:p>0</text:p>
          </table:table-cell>
          <table:table-cell table:formula="of:=SQRT([.C202]*[.C202] + [.F202]*[.F20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202]+1.96*[.I202]" office:value-type="float" office:value="0" calcext:value-type="float">
            <text:p>0,0000</text:p>
          </table:table-cell>
          <table:table-cell table:formula="of:=[.H202]-1.96*[.I202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27067951.3461" calcext:value-type="float">
            <text:p>27067951,3461</text:p>
          </table:table-cell>
          <table:table-cell office:value-type="float" office:value="2710040.1909" calcext:value-type="float">
            <text:p>2710040,1909</text:p>
          </table:table-cell>
          <table:table-cell/>
          <table:table-cell office:value-type="float" office:value="10720344.5522" calcext:value-type="float">
            <text:p>10720344,5522</text:p>
          </table:table-cell>
          <table:table-cell table:style-name="ce1" office:value-type="float" office:value="925236.7038" calcext:value-type="float">
            <text:p>925236,7038</text:p>
          </table:table-cell>
          <table:table-cell/>
          <table:table-cell table:formula="of:=[.E203]-[.B203]" office:value-type="float" office:value="-16347606.7939" calcext:value-type="float">
            <text:p>-16347606,7939</text:p>
          </table:table-cell>
          <table:table-cell table:formula="of:=SQRT([.C203]*[.C203] + [.F203]*[.F203])" office:value-type="float" office:value="2863630.70146135" calcext:value-type="float">
            <text:p>2863630,7015</text:p>
          </table:table-cell>
          <table:table-cell table:formula="of:=(([.E203]-[.B203]) / [.B203]) * 100" office:value-type="float" office:value="-60.3946955012367" calcext:value-type="float">
            <text:p>-60,3947</text:p>
          </table:table-cell>
          <table:table-cell/>
          <table:table-cell table:formula="of:=[.H203]+1.96*[.I203]" office:value-type="float" office:value="-10734890.6190358" calcext:value-type="float">
            <text:p>-10734890,6190</text:p>
          </table:table-cell>
          <table:table-cell table:formula="of:=[.H203]-1.96*[.I203]" office:value-type="float" office:value="-21960322.9687642" calcext:value-type="float">
            <text:p>-21960322,9688</text:p>
          </table:table-cell>
          <table:table-cell office:value-type="string" calcext:value-type="string">
            <text:p>Density Pico severely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.4B Pile Dedup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MiniPile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26" calcext:value-type="float">
            <text:p>0,2600</text:p>
          </table:table-cell>
          <table:table-cell table:style-name="ce1" office:value-type="float" office:value="0.013" calcext:value-type="float">
            <text:p>0,0130</text:p>
          </table:table-cell>
          <table:table-cell/>
          <table:table-cell office:value-type="float" office:value="0.1903" calcext:value-type="float">
            <text:p>0,1903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07]-[.B207]" office:value-type="float" office:value="-0.0697" calcext:value-type="float">
            <text:p>-0,0697</text:p>
          </table:table-cell>
          <table:table-cell table:formula="of:=SQRT([.C207]*[.C207] + [.F207]*[.F207])" office:value-type="float" office:value="0.0173565549577098" calcext:value-type="float">
            <text:p>0,0174</text:p>
          </table:table-cell>
          <table:table-cell table:formula="of:=(([.E207]-[.B207]) / [.B207]) * 100" office:value-type="float" office:value="-26.8076923076923" calcext:value-type="float">
            <text:p>-26,8077</text:p>
          </table:table-cell>
          <table:table-cell/>
          <table:table-cell table:formula="of:=[.H207]+1.96*[.I207]" office:value-type="float" office:value="-0.0356811522828888" calcext:value-type="float">
            <text:p>-0,0357</text:p>
          </table:table-cell>
          <table:table-cell table:formula="of:=[.H207]-1.96*[.I207]" office:value-type="float" office:value="-0.103718847717111" calcext:value-type="float">
            <text:p>-0,103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388" calcext:value-type="float">
            <text:p>0,2388</text:p>
          </table:table-cell>
          <table:table-cell office:value-type="float" office:value="0.0036" calcext:value-type="float">
            <text:p>0,0036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08]-[.B208]" office:value-type="float" office:value="-0.0093" calcext:value-type="float">
            <text:p>-0,0093</text:p>
          </table:table-cell>
          <table:table-cell table:formula="of:=SQRT([.C208]*[.C208] + [.F208]*[.F208])" office:value-type="float" office:value="0.00502095608425328" calcext:value-type="float">
            <text:p>0,0050</text:p>
          </table:table-cell>
          <table:table-cell table:formula="of:=(([.E208]-[.B208]) / [.B208]) * 100" office:value-type="float" office:value="-3.89447236180905" calcext:value-type="float">
            <text:p>-3,8945</text:p>
          </table:table-cell>
          <table:table-cell/>
          <table:table-cell table:formula="of:=[.H208]+1.96*[.I208]" office:value-type="float" office:value="0.00054107392513642" calcext:value-type="float">
            <text:p>0,0005</text:p>
          </table:table-cell>
          <table:table-cell table:formula="of:=[.H208]-1.96*[.I208]" office:value-type="float" office:value="-0.0191410739251364" calcext:value-type="float">
            <text:p>-0,019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4177" calcext:value-type="float">
            <text:p>0,4177</text:p>
          </table:table-cell>
          <table:table-cell office:value-type="float" office:value="0.0049" calcext:value-type="float">
            <text:p>0,0049</text:p>
          </table:table-cell>
          <table:table-cell/>
          <table:table-cell office:value-type="float" office:value="0.2579" calcext:value-type="float">
            <text:p>0,257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09]-[.B209]" office:value-type="float" office:value="-0.1598" calcext:value-type="float">
            <text:p>-0,1598</text:p>
          </table:table-cell>
          <table:table-cell table:formula="of:=SQRT([.C209]*[.C209] + [.F209]*[.F209])" office:value-type="float" office:value="0.00658559033041078" calcext:value-type="float">
            <text:p>0,0066</text:p>
          </table:table-cell>
          <table:table-cell table:formula="of:=(([.E209]-[.B209]) / [.B209]) * 100" office:value-type="float" office:value="-38.2571223366052" calcext:value-type="float">
            <text:p>-38,2571</text:p>
          </table:table-cell>
          <table:table-cell/>
          <table:table-cell table:formula="of:=[.H209]+1.96*[.I209]" office:value-type="float" office:value="-0.146892242952395" calcext:value-type="float">
            <text:p>-0,1469</text:p>
          </table:table-cell>
          <table:table-cell table:formula="of:=[.H209]-1.96*[.I209]" office:value-type="float" office:value="-0.172707757047605" calcext:value-type="float">
            <text:p>-0,1727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table:style-name="ce1" office:value-type="float" office:value="0.573" calcext:value-type="float">
            <text:p>0,5730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table:formula="of:=[.E210]-[.B210]" office:value-type="float" office:value="-0.0545" calcext:value-type="float">
            <text:p>-0,0545</text:p>
          </table:table-cell>
          <table:table-cell table:formula="of:=SQRT([.C210]*[.C210] + [.F210]*[.F210])" office:value-type="float" office:value="0.0197989898732233" calcext:value-type="float">
            <text:p>0,0198</text:p>
          </table:table-cell>
          <table:table-cell table:formula="of:=(([.E210]-[.B210]) / [.B210]) * 100" office:value-type="float" office:value="-9.51134380453752" calcext:value-type="float">
            <text:p>-9,5113</text:p>
          </table:table-cell>
          <table:table-cell/>
          <table:table-cell table:formula="of:=[.H210]+1.96*[.I210]" office:value-type="float" office:value="-0.0156939798484823" calcext:value-type="float">
            <text:p>-0,0157</text:p>
          </table:table-cell>
          <table:table-cell table:formula="of:=[.H210]-1.96*[.I210]" office:value-type="float" office:value="-0.0933060201515177" calcext:value-type="float">
            <text:p>-0,0933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0.6202" calcext:value-type="float">
            <text:p>0,6202</text:p>
          </table:table-cell>
          <table:table-cell office:value-type="float" office:value="0.0068" calcext:value-type="float">
            <text:p>0,006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1]-[.B211]" office:value-type="float" office:value="-0.6202" calcext:value-type="float">
            <text:p>-0,6202</text:p>
          </table:table-cell>
          <table:table-cell table:formula="of:=SQRT([.C211]*[.C211] + [.F211]*[.F211])" office:value-type="float" office:value="0.0068" calcext:value-type="float">
            <text:p>0,0068</text:p>
          </table:table-cell>
          <table:table-cell table:formula="of:=(([.E211]-[.B211]) / [.B211]) * 100" office:value-type="float" office:value="-100" calcext:value-type="float">
            <text:p>-100,0000</text:p>
          </table:table-cell>
          <table:table-cell/>
          <table:table-cell table:formula="of:=[.H211]+1.96*[.I211]" office:value-type="float" office:value="-0.606872" calcext:value-type="float">
            <text:p>-0,6069</text:p>
          </table:table-cell>
          <table:table-cell table:formula="of:=[.H211]-1.96*[.I211]" office:value-type="float" office:value="-0.633528" calcext:value-type="float">
            <text:p>-0,63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6.1041" calcext:value-type="float">
            <text:p>6,1041</text:p>
          </table:table-cell>
          <table:table-cell office:value-type="float" office:value="0.1531" calcext:value-type="float">
            <text:p>0,1531</text:p>
          </table:table-cell>
          <table:table-cell/>
          <table:table-cell office:value-type="float" office:value="1564928.5258" calcext:value-type="float">
            <text:p>1564928,5258</text:p>
          </table:table-cell>
          <table:table-cell office:value-type="float" office:value="118691.4565" calcext:value-type="float">
            <text:p>118691,4565</text:p>
          </table:table-cell>
          <table:table-cell/>
          <table:table-cell table:formula="of:=[.E212]-[.B212]" office:value-type="float" office:value="1564922.4217" calcext:value-type="float">
            <text:p>1564922,4217</text:p>
          </table:table-cell>
          <table:table-cell table:formula="of:=SQRT([.C212]*[.C212] + [.F212]*[.F212])" office:value-type="float" office:value="118691.456500099" calcext:value-type="float">
            <text:p>118691,4565</text:p>
          </table:table-cell>
          <table:table-cell table:formula="of:=(([.E212]-[.B212]) / [.B212]) * 100" office:value-type="float" office:value="25637234.3457676" calcext:value-type="float">
            <text:p>25637234,3458</text:p>
          </table:table-cell>
          <table:table-cell/>
          <table:table-cell table:formula="of:=[.H212]+1.96*[.I212]" office:value-type="float" office:value="1797557.67644019" calcext:value-type="float">
            <text:p>1797557,6764</text:p>
          </table:table-cell>
          <table:table-cell table:formula="of:=[.H212]-1.96*[.I212]" office:value-type="float" office:value="1332287.16695981" calcext:value-type="float">
            <text:p>1332287,1670</text:p>
          </table:table-cell>
          <table:table-cell office:value-type="string" calcext:value-type="string">
            <text:p>1.4B Pile severely better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8154" calcext:value-type="float">
            <text:p>0,8154</text:p>
          </table:table-cell>
          <table:table-cell office:value-type="float" office:value="0.0013" calcext:value-type="float">
            <text:p>0,0013</text:p>
          </table:table-cell>
          <table:table-cell/>
          <table:table-cell office:value-type="float" office:value="0.5483" calcext:value-type="float">
            <text:p>0,5483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13]-[.B213]" office:value-type="float" office:value="-0.2671" calcext:value-type="float">
            <text:p>-0,2671</text:p>
          </table:table-cell>
          <table:table-cell table:formula="of:=SQRT([.C213]*[.C213] + [.F213]*[.F213])" office:value-type="float" office:value="0.00214009345590327" calcext:value-type="float">
            <text:p>0,0021</text:p>
          </table:table-cell>
          <table:table-cell table:formula="of:=(([.E213]-[.B213]) / [.B213]) * 100" office:value-type="float" office:value="-32.756929114545" calcext:value-type="float">
            <text:p>-32,7569</text:p>
          </table:table-cell>
          <table:table-cell/>
          <table:table-cell table:formula="of:=[.H213]+1.96*[.I213]" office:value-type="float" office:value="-0.26290541682643" calcext:value-type="float">
            <text:p>-0,2629</text:p>
          </table:table-cell>
          <table:table-cell table:formula="of:=[.H213]-1.96*[.I213]" office:value-type="float" office:value="-0.27129458317357" calcext:value-type="float">
            <text:p>-0,2713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0.4898" calcext:value-type="float">
            <text:p>0,4898</text:p>
          </table:table-cell>
          <table:table-cell table:style-name="ce1" office:value-type="float" office:value="0.007" calcext:value-type="float">
            <text:p>0,0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14]-[.B214]" office:value-type="float" office:value="-0.4898" calcext:value-type="float">
            <text:p>-0,4898</text:p>
          </table:table-cell>
          <table:table-cell table:formula="of:=SQRT([.C214]*[.C214] + [.F214]*[.F214])" office:value-type="float" office:value="0.007" calcext:value-type="float">
            <text:p>0,0070</text:p>
          </table:table-cell>
          <table:table-cell table:formula="of:=(([.E214]-[.B214]) / [.B214]) * 100" office:value-type="float" office:value="-100" calcext:value-type="float">
            <text:p>-100,0000</text:p>
          </table:table-cell>
          <table:table-cell/>
          <table:table-cell table:formula="of:=[.H214]+1.96*[.I214]" office:value-type="float" office:value="-0.47608" calcext:value-type="float">
            <text:p>-0,4761</text:p>
          </table:table-cell>
          <table:table-cell table:formula="of:=[.H214]-1.96*[.I214]" office:value-type="float" office:value="-0.50352" calcext:value-type="float">
            <text:p>-0,5035</text:p>
          </table:table-cell>
          <table:table-cell office:value-type="string" calcext:value-type="string">
            <text:p>1.4B 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1.2448" calcext:value-type="float">
            <text:p>11,2448</text:p>
          </table:table-cell>
          <table:table-cell office:value-type="float" office:value="0.3305" calcext:value-type="float">
            <text:p>0,3305</text:p>
          </table:table-cell>
          <table:table-cell/>
          <table:table-cell office:value-type="float" office:value="8848600.9409" calcext:value-type="float">
            <text:p>8848600,9409</text:p>
          </table:table-cell>
          <table:table-cell table:style-name="ce1" office:value-type="float" office:value="745031.89" calcext:value-type="float">
            <text:p>745031,8900</text:p>
          </table:table-cell>
          <table:table-cell/>
          <table:table-cell table:formula="of:=[.E215]-[.B215]" office:value-type="float" office:value="8848589.6961" calcext:value-type="float">
            <text:p>8848589,6961</text:p>
          </table:table-cell>
          <table:table-cell table:formula="of:=SQRT([.C215]*[.C215] + [.F215]*[.F215])" office:value-type="float" office:value="745031.890000073" calcext:value-type="float">
            <text:p>745031,8900</text:p>
          </table:table-cell>
          <table:table-cell table:formula="of:=(([.E215]-[.B215]) / [.B215]) * 100" office:value-type="float" office:value="78690503.1312251" calcext:value-type="float">
            <text:p>78690503,1312</text:p>
          </table:table-cell>
          <table:table-cell/>
          <table:table-cell table:formula="of:=[.H215]+1.96*[.I215]" office:value-type="float" office:value="10308852.2005001" calcext:value-type="float">
            <text:p>10308852,2005</text:p>
          </table:table-cell>
          <table:table-cell table:formula="of:=[.H215]-1.96*[.I215]" office:value-type="float" office:value="7388327.19169986" calcext:value-type="float">
            <text:p>7388327,1917</text:p>
          </table:table-cell>
          <table:table-cell office:value-type="string" calcext:value-type="string">
            <text:p>1.4B Pile severely better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6174" calcext:value-type="float">
            <text:p>0,6174</text:p>
          </table:table-cell>
          <table:table-cell table:style-name="ce1" office:value-type="float" office:value="0.01" calcext:value-type="float">
            <text:p>0,0100</text:p>
          </table:table-cell>
          <table:table-cell/>
          <table:table-cell office:value-type="float" office:value="0.2715" calcext:value-type="float">
            <text:p>0,2715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216]-[.B216]" office:value-type="float" office:value="-0.3459" calcext:value-type="float">
            <text:p>-0,3459</text:p>
          </table:table-cell>
          <table:table-cell table:formula="of:=SQRT([.C216]*[.C216] + [.F216]*[.F216])" office:value-type="float" office:value="0.0135207248326412" calcext:value-type="float">
            <text:p>0,0135</text:p>
          </table:table-cell>
          <table:table-cell table:formula="of:=(([.E216]-[.B216]) / [.B216]) * 100" office:value-type="float" office:value="-56.025267249757" calcext:value-type="float">
            <text:p>-56,0253</text:p>
          </table:table-cell>
          <table:table-cell/>
          <table:table-cell table:formula="of:=[.H216]+1.96*[.I216]" office:value-type="float" office:value="-0.319399379328023" calcext:value-type="float">
            <text:p>-0,3194</text:p>
          </table:table-cell>
          <table:table-cell table:formula="of:=[.H216]-1.96*[.I216]" office:value-type="float" office:value="-0.372400620671977" calcext:value-type="float">
            <text:p>-0,3724</text:p>
          </table:table-cell>
          <table:table-cell office:value-type="string" calcext:value-type="string">
            <text:p>1.4B Pile better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.4B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03" calcext:value-type="float">
            <text:p>0,1903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52" calcext:value-type="float">
            <text:p>0,1852</text:p>
          </table:table-cell>
          <table:table-cell office:value-type="float" office:value="0.0114" calcext:value-type="float">
            <text:p>0,0114</text:p>
          </table:table-cell>
          <table:table-cell/>
          <table:table-cell table:formula="of:=[.E220]-[.B220]" office:value-type="float" office:value="-0.00509999999999999" calcext:value-type="float">
            <text:p>-0,00509999999999999</text:p>
          </table:table-cell>
          <table:table-cell table:formula="of:=SQRT([.C220]*[.C220] + [.F220]*[.F220])" office:value-type="float" office:value="0.0161928996785628" calcext:value-type="float">
            <text:p>0,0162</text:p>
          </table:table-cell>
          <table:table-cell table:formula="of:=(([.E220]-[.B220]) / [.B220]) * 100" office:value-type="float" office:value="-2.67997898055701" calcext:value-type="float">
            <text:p>-2,6800</text:p>
          </table:table-cell>
          <table:table-cell/>
          <table:table-cell table:formula="of:=[.H220]+1.96*[.I220]" office:value-type="float" office:value="0.0266380833699831" calcext:value-type="float">
            <text:p>0,0266</text:p>
          </table:table-cell>
          <table:table-cell table:formula="of:=[.H220]-1.96*[.I220]" office:value-type="float" office:value="-0.0368380833699831" calcext:value-type="float">
            <text:p>-0,036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21]-[.B221]" office:value-type="float" office:value="0" calcext:value-type="float">
            <text:p>0</text:p>
          </table:table-cell>
          <table:table-cell table:formula="of:=SQRT([.C221]*[.C221] + [.F221]*[.F221])" office:value-type="float" office:value="0.00494974746830583" calcext:value-type="float">
            <text:p>0,0049</text:p>
          </table:table-cell>
          <table:table-cell table:formula="of:=(([.E221]-[.B221]) / [.B221]) * 100" office:value-type="float" office:value="0" calcext:value-type="float">
            <text:p>0,0000</text:p>
          </table:table-cell>
          <table:table-cell/>
          <table:table-cell table:formula="of:=[.H221]+1.96*[.I221]" office:value-type="float" office:value="0.00970150503787943" calcext:value-type="float">
            <text:p>0,0097</text:p>
          </table:table-cell>
          <table:table-cell table:formula="of:=[.H221]-1.96*[.I221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79" calcext:value-type="float">
            <text:p>0,2579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89" calcext:value-type="float">
            <text:p>0,2589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22]-[.B222]" office:value-type="float" office:value="0.001" calcext:value-type="float">
            <text:p>0,001</text:p>
          </table:table-cell>
          <table:table-cell table:formula="of:=SQRT([.C222]*[.C222] + [.F222]*[.F222])" office:value-type="float" office:value="0.00622253967444162" calcext:value-type="float">
            <text:p>0,0062</text:p>
          </table:table-cell>
          <table:table-cell table:formula="of:=(([.E222]-[.B222]) / [.B222]) * 100" office:value-type="float" office:value="0.387747188832881" calcext:value-type="float">
            <text:p>0,3877</text:p>
          </table:table-cell>
          <table:table-cell/>
          <table:table-cell table:formula="of:=[.H222]+1.96*[.I222]" office:value-type="float" office:value="0.0131961777619056" calcext:value-type="float">
            <text:p>0,0132</text:p>
          </table:table-cell>
          <table:table-cell table:formula="of:=[.H222]-1.96*[.I222]" office:value-type="float" office:value="-0.0111961777619056" calcext:value-type="float">
            <text:p>-0,011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43" calcext:value-type="float">
            <text:p>0,5043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223]-[.B223]" office:value-type="float" office:value="-0.0142" calcext:value-type="float">
            <text:p>-0,0142</text:p>
          </table:table-cell>
          <table:table-cell table:formula="of:=SQRT([.C223]*[.C223] + [.F223]*[.F223])" office:value-type="float" office:value="0.0198698263706556" calcext:value-type="float">
            <text:p>0,0199</text:p>
          </table:table-cell>
          <table:table-cell table:formula="of:=(([.E223]-[.B223]) / [.B223]) * 100" office:value-type="float" office:value="-2.73866923818708" calcext:value-type="float">
            <text:p>-2,7387</text:p>
          </table:table-cell>
          <table:table-cell/>
          <table:table-cell table:formula="of:=[.H223]+1.96*[.I223]" office:value-type="float" office:value="0.024744859686485" calcext:value-type="float">
            <text:p>0,0247</text:p>
          </table:table-cell>
          <table:table-cell table:formula="of:=[.H223]-1.96*[.I223]" office:value-type="float" office:value="-0.0531448596864849" calcext:value-type="float">
            <text:p>-0,053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24]-[.B224]" office:value-type="float" office:value="0" calcext:value-type="float">
            <text:p>0</text:p>
          </table:table-cell>
          <table:table-cell table:formula="of:=SQRT([.C224]*[.C224] + [.F224]*[.F224])" office:value-type="float" office:value="0" calcext:value-type="float">
            <text:p>0,0000</text:p>
          </table:table-cell>
          <table:table-cell table:formula="of:=(([.E224]-[.B224]) / [.B224]) * 100" office:value-type="string" office:string-value="" calcext:value-type="error">
            <text:p>#DIV/0!</text:p>
          </table:table-cell>
          <table:table-cell/>
          <table:table-cell table:formula="of:=[.H224]+1.96*[.I224]" office:value-type="float" office:value="0" calcext:value-type="float">
            <text:p>0,0000</text:p>
          </table:table-cell>
          <table:table-cell table:formula="of:=[.H224]-1.96*[.I224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564928.5258" calcext:value-type="float">
            <text:p>1564928,5258</text:p>
          </table:table-cell>
          <table:table-cell office:value-type="float" office:value="118691.4565" calcext:value-type="float">
            <text:p>118691,4565</text:p>
          </table:table-cell>
          <table:table-cell/>
          <table:table-cell office:value-type="float" office:value="1420846.8323" calcext:value-type="float">
            <text:p>1420846,8323</text:p>
          </table:table-cell>
          <table:table-cell office:value-type="float" office:value="106563.1327" calcext:value-type="float">
            <text:p>106563,1327</text:p>
          </table:table-cell>
          <table:table-cell/>
          <table:table-cell table:formula="of:=[.E225]-[.B225]" office:value-type="float" office:value="-144081.6935" calcext:value-type="float">
            <text:p>-144081,6935</text:p>
          </table:table-cell>
          <table:table-cell table:formula="of:=SQRT([.C225]*[.C225] + [.F225]*[.F225])" office:value-type="float" office:value="159509.758626014" calcext:value-type="float">
            <text:p>159509,7586</text:p>
          </table:table-cell>
          <table:table-cell table:formula="of:=(([.E225]-[.B225]) / [.B225]) * 100" office:value-type="float" office:value="-9.20691847101098" calcext:value-type="float">
            <text:p>-9,2069</text:p>
          </table:table-cell>
          <table:table-cell/>
          <table:table-cell table:formula="of:=[.H225]+1.96*[.I225]" office:value-type="float" office:value="168557.433406987" calcext:value-type="float">
            <text:p>168557,4334</text:p>
          </table:table-cell>
          <table:table-cell table:formula="of:=[.H225]-1.96*[.I225]" office:value-type="float" office:value="-456720.820406987" calcext:value-type="float">
            <text:p>-456720,820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3" calcext:value-type="float">
            <text:p>0,5483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22" calcext:value-type="float">
            <text:p>0,5422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26]-[.B226]" office:value-type="float" office:value="-0.00609999999999999" calcext:value-type="float">
            <text:p>-0,00609999999999999</text:p>
          </table:table-cell>
          <table:table-cell table:formula="of:=SQRT([.C226]*[.C226] + [.F226]*[.F226])" office:value-type="float" office:value="0.00240416305603426" calcext:value-type="float">
            <text:p>0,0024</text:p>
          </table:table-cell>
          <table:table-cell table:formula="of:=(([.E226]-[.B226]) / [.B226]) * 100" office:value-type="float" office:value="-1.11252963706" calcext:value-type="float">
            <text:p>-1,1125</text:p>
          </table:table-cell>
          <table:table-cell/>
          <table:table-cell table:formula="of:=[.H226]+1.96*[.I226]" office:value-type="float" office:value="-0.00138784041017284" calcext:value-type="float">
            <text:p>-0,0014</text:p>
          </table:table-cell>
          <table:table-cell table:formula="of:=[.H226]-1.96*[.I226]" office:value-type="float" office:value="-0.0108121595898271" calcext:value-type="float">
            <text:p>-0,0108</text:p>
          </table:table-cell>
          <table:table-cell office:value-type="string" calcext:value-type="string">
            <text:p>1.4B Mini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27]-[.B227]" office:value-type="float" office:value="0" calcext:value-type="float">
            <text:p>0</text:p>
          </table:table-cell>
          <table:table-cell table:formula="of:=SQRT([.C227]*[.C227] + [.F227]*[.F227])" office:value-type="float" office:value="0" calcext:value-type="float">
            <text:p>0,0000</text:p>
          </table:table-cell>
          <table:table-cell table:formula="of:=(([.E227]-[.B227]) / [.B227]) * 100" office:value-type="string" office:string-value="" calcext:value-type="error">
            <text:p>#DIV/0!</text:p>
          </table:table-cell>
          <table:table-cell/>
          <table:table-cell table:formula="of:=[.H227]+1.96*[.I227]" office:value-type="float" office:value="0" calcext:value-type="float">
            <text:p>0,0000</text:p>
          </table:table-cell>
          <table:table-cell table:formula="of:=[.H227]-1.96*[.I22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8848600.9409" calcext:value-type="float">
            <text:p>8848600,9409</text:p>
          </table:table-cell>
          <table:table-cell table:style-name="ce1" office:value-type="float" office:value="745031.89" calcext:value-type="float">
            <text:p>745031,8900</text:p>
          </table:table-cell>
          <table:table-cell/>
          <table:table-cell office:value-type="float" office:value="7916035.3527" calcext:value-type="float">
            <text:p>7916035,3527</text:p>
          </table:table-cell>
          <table:table-cell table:style-name="ce1" office:value-type="float" office:value="664805.9178" calcext:value-type="float">
            <text:p>664805,9178</text:p>
          </table:table-cell>
          <table:table-cell/>
          <table:table-cell table:formula="of:=[.E228]-[.B228]" office:value-type="float" office:value="-932565.5882" calcext:value-type="float">
            <text:p>-932565,5882</text:p>
          </table:table-cell>
          <table:table-cell table:formula="of:=SQRT([.C228]*[.C228] + [.F228]*[.F228])" office:value-type="float" office:value="998518.615479387" calcext:value-type="float">
            <text:p>998518,6155</text:p>
          </table:table-cell>
          <table:table-cell table:formula="of:=(([.E228]-[.B228]) / [.B228]) * 100" office:value-type="float" office:value="-10.5391303600267" calcext:value-type="float">
            <text:p>-10,5391</text:p>
          </table:table-cell>
          <table:table-cell/>
          <table:table-cell table:formula="of:=[.H228]+1.96*[.I228]" office:value-type="float" office:value="1024530.8981396" calcext:value-type="float">
            <text:p>1024530,8981</text:p>
          </table:table-cell>
          <table:table-cell table:formula="of:=[.H228]-1.96*[.I228]" office:value-type="float" office:value="-2889662.0745396" calcext:value-type="float">
            <text:p>-2889662,07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2715" calcext:value-type="float">
            <text:p>0,2715</text:p>
          </table:table-cell>
          <table:table-cell office:value-type="float" office:value="0.0091" calcext:value-type="float">
            <text:p>0,0091</text:p>
          </table:table-cell>
          <table:table-cell/>
          <table:table-cell office:value-type="float" office:value="0.2698" calcext:value-type="float">
            <text:p>0,2698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229]-[.B229]" office:value-type="float" office:value="-0.00170000000000003" calcext:value-type="float">
            <text:p>-0,00170000000000003</text:p>
          </table:table-cell>
          <table:table-cell table:formula="of:=SQRT([.C229]*[.C229] + [.F229]*[.F229])" office:value-type="float" office:value="0.0128693434175952" calcext:value-type="float">
            <text:p>0,0129</text:p>
          </table:table-cell>
          <table:table-cell table:formula="of:=(([.E229]-[.B229]) / [.B229]) * 100" office:value-type="float" office:value="-0.626151012891357" calcext:value-type="float">
            <text:p>-0,6262</text:p>
          </table:table-cell>
          <table:table-cell/>
          <table:table-cell table:formula="of:=[.H229]+1.96*[.I229]" office:value-type="float" office:value="0.0235239130984865" calcext:value-type="float">
            <text:p>0,0235</text:p>
          </table:table-cell>
          <table:table-cell table:formula="of:=[.H229]-1.96*[.I229]" office:value-type="float" office:value="-0.0269239130984866" calcext:value-type="float">
            <text:p>-0,0269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.4B MiniPile</text:p>
          </table:table-cell>
          <table:table-cell table:style-name="ce2" office:value-type="string" calcext:value-type="string">
            <text:p>StdErr</text:p>
          </table:table-cell>
          <table:table-cell table:style-name="ce2"/>
          <table:table-cell table:style-name="ce2" office:value-type="string" calcext:value-type="string">
            <text:p>1.4B Reproduction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office:value-type="float" office:value="0.1903" calcext:value-type="float">
            <text:p>0,1903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33]-[.B233]" office:value-type="float" office:value="0.0025" calcext:value-type="float">
            <text:p>0,0025</text:p>
          </table:table-cell>
          <table:table-cell table:formula="of:=SQRT([.C233]*[.C233] + [.F233]*[.F233])" office:value-type="float" office:value="0.0162634559672906" calcext:value-type="float">
            <text:p>0,0163</text:p>
          </table:table-cell>
          <table:table-cell table:formula="of:=(([.E233]-[.B233]) / [.B233]) * 100" office:value-type="float" office:value="1.31371518654756" calcext:value-type="float">
            <text:p>1,3137</text:p>
          </table:table-cell>
          <table:table-cell/>
          <table:table-cell table:formula="of:=[.H233]+1.96*[.I233]" office:value-type="float" office:value="0.0343763736958896" calcext:value-type="float">
            <text:p>0,0344</text:p>
          </table:table-cell>
          <table:table-cell table:formula="of:=[.H233]-1.96*[.I233]" office:value-type="float" office:value="-0.0293763736958896" calcext:value-type="float">
            <text:p>-0,02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34]-[.B234]" office:value-type="float" office:value="0" calcext:value-type="float">
            <text:p>0</text:p>
          </table:table-cell>
          <table:table-cell table:formula="of:=SQRT([.C234]*[.C234] + [.F234]*[.F234])" office:value-type="float" office:value="0.00494974746830583" calcext:value-type="float">
            <text:p>0,0049</text:p>
          </table:table-cell>
          <table:table-cell table:formula="of:=(([.E234]-[.B234]) / [.B234]) * 100" office:value-type="float" office:value="0" calcext:value-type="float">
            <text:p>0,0000</text:p>
          </table:table-cell>
          <table:table-cell/>
          <table:table-cell table:formula="of:=[.H234]+1.96*[.I234]" office:value-type="float" office:value="0.00970150503787943" calcext:value-type="float">
            <text:p>0,0097</text:p>
          </table:table-cell>
          <table:table-cell table:formula="of:=[.H234]-1.96*[.I234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579" calcext:value-type="float">
            <text:p>0,2579</text:p>
          </table:table-cell>
          <table:table-cell office:value-type="float" office:value="0.0044" calcext:value-type="float">
            <text:p>0,0044</text:p>
          </table:table-cell>
          <table:table-cell/>
          <table:table-cell office:value-type="float" office:value="0.2584" calcext:value-type="float">
            <text:p>0,2584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35]-[.B235]" office:value-type="float" office:value="0.0005" calcext:value-type="float">
            <text:p>0,0005</text:p>
          </table:table-cell>
          <table:table-cell table:formula="of:=SQRT([.C235]*[.C235] + [.F235]*[.F235])" office:value-type="float" office:value="0.00622253967444162" calcext:value-type="float">
            <text:p>0,0062</text:p>
          </table:table-cell>
          <table:table-cell table:formula="of:=(([.E235]-[.B235]) / [.B235]) * 100" office:value-type="float" office:value="0.193873594416441" calcext:value-type="float">
            <text:p>0,1939</text:p>
          </table:table-cell>
          <table:table-cell/>
          <table:table-cell table:formula="of:=[.H235]+1.96*[.I235]" office:value-type="float" office:value="0.0126961777619056" calcext:value-type="float">
            <text:p>0,0127</text:p>
          </table:table-cell>
          <table:table-cell table:formula="of:=[.H235]-1.96*[.I235]" office:value-type="float" office:value="-0.0116961777619056" calcext:value-type="float">
            <text:p>-0,011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185" calcext:value-type="float">
            <text:p>0,5185</text:p>
          </table:table-cell>
          <table:table-cell table:style-name="ce1" office:value-type="float" office:value="0.014" calcext:value-type="float">
            <text:p>0,0140</text:p>
          </table:table-cell>
          <table:table-cell/>
          <table:table-cell office:value-type="float" office:value="0.5091" calcext:value-type="float">
            <text:p>0,5091</text:p>
          </table:table-cell>
          <table:table-cell office:value-type="float" office:value="0.0141" calcext:value-type="float">
            <text:p>0,0141</text:p>
          </table:table-cell>
          <table:table-cell/>
          <table:table-cell table:formula="of:=[.E236]-[.B236]" office:value-type="float" office:value="-0.00939999999999996" calcext:value-type="float">
            <text:p>-0,00939999999999996</text:p>
          </table:table-cell>
          <table:table-cell table:formula="of:=SQRT([.C236]*[.C236] + [.F236]*[.F236])" office:value-type="float" office:value="0.0198698263706556" calcext:value-type="float">
            <text:p>0,0199</text:p>
          </table:table-cell>
          <table:table-cell table:formula="of:=(([.E236]-[.B236]) / [.B236]) * 100" office:value-type="float" office:value="-1.8129218900675" calcext:value-type="float">
            <text:p>-1,8129</text:p>
          </table:table-cell>
          <table:table-cell/>
          <table:table-cell table:formula="of:=[.H236]+1.96*[.I236]" office:value-type="float" office:value="0.029544859686485" calcext:value-type="float">
            <text:p>0,0295</text:p>
          </table:table-cell>
          <table:table-cell table:formula="of:=[.H236]-1.96*[.I236]" office:value-type="float" office:value="-0.0483448596864849" calcext:value-type="float">
            <text:p>-0,048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37]-[.B237]" office:value-type="float" office:value="0" calcext:value-type="float">
            <text:p>0</text:p>
          </table:table-cell>
          <table:table-cell table:formula="of:=SQRT([.C237]*[.C237] + [.F237]*[.F237])" office:value-type="float" office:value="0" calcext:value-type="float">
            <text:p>0,0000</text:p>
          </table:table-cell>
          <table:table-cell table:formula="of:=(([.E237]-[.B237]) / [.B237]) * 100" office:value-type="string" office:string-value="" calcext:value-type="error">
            <text:p>#DIV/0!</text:p>
          </table:table-cell>
          <table:table-cell/>
          <table:table-cell table:formula="of:=[.H237]+1.96*[.I237]" office:value-type="float" office:value="0" calcext:value-type="float">
            <text:p>0,0000</text:p>
          </table:table-cell>
          <table:table-cell table:formula="of:=[.H237]-1.96*[.I237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564928.5258" calcext:value-type="float">
            <text:p>1564928,5258</text:p>
          </table:table-cell>
          <table:table-cell office:value-type="float" office:value="118691.4565" calcext:value-type="float">
            <text:p>118691,4565</text:p>
          </table:table-cell>
          <table:table-cell/>
          <table:table-cell office:value-type="float" office:value="1520707.8702" calcext:value-type="float">
            <text:p>1520707,8702</text:p>
          </table:table-cell>
          <table:table-cell office:value-type="float" office:value="115261.3664" calcext:value-type="float">
            <text:p>115261,3664</text:p>
          </table:table-cell>
          <table:table-cell/>
          <table:table-cell table:formula="of:=[.E238]-[.B238]" office:value-type="float" office:value="-44220.6555999999" calcext:value-type="float">
            <text:p>-44220,6555999999</text:p>
          </table:table-cell>
          <table:table-cell table:formula="of:=SQRT([.C238]*[.C238] + [.F238]*[.F238])" office:value-type="float" office:value="165447.406841227" calcext:value-type="float">
            <text:p>165447,4068</text:p>
          </table:table-cell>
          <table:table-cell table:formula="of:=(([.E238]-[.B238]) / [.B238]) * 100" office:value-type="float" office:value="-2.82573004907008" calcext:value-type="float">
            <text:p>-2,8257</text:p>
          </table:table-cell>
          <table:table-cell/>
          <table:table-cell table:formula="of:=[.H238]+1.96*[.I238]" office:value-type="float" office:value="280056.261808805" calcext:value-type="float">
            <text:p>280056,2618</text:p>
          </table:table-cell>
          <table:table-cell table:formula="of:=[.H238]-1.96*[.I238]" office:value-type="float" office:value="-368497.573008805" calcext:value-type="float">
            <text:p>-368497,573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483" calcext:value-type="float">
            <text:p>0,5483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397" calcext:value-type="float">
            <text:p>0,5397</text:p>
          </table:table-cell>
          <table:table-cell office:value-type="float" office:value="0.0016" calcext:value-type="float">
            <text:p>0,0016</text:p>
          </table:table-cell>
          <table:table-cell/>
          <table:table-cell table:formula="of:=[.E239]-[.B239]" office:value-type="float" office:value="-0.00860000000000005" calcext:value-type="float">
            <text:p>-0,00860000000000005</text:p>
          </table:table-cell>
          <table:table-cell table:formula="of:=SQRT([.C239]*[.C239] + [.F239]*[.F239])" office:value-type="float" office:value="0.00233452350598575" calcext:value-type="float">
            <text:p>0,0023</text:p>
          </table:table-cell>
          <table:table-cell table:formula="of:=(([.E239]-[.B239]) / [.B239]) * 100" office:value-type="float" office:value="-1.5684844063469" calcext:value-type="float">
            <text:p>-1,5685</text:p>
          </table:table-cell>
          <table:table-cell/>
          <table:table-cell table:formula="of:=[.H239]+1.96*[.I239]" office:value-type="float" office:value="-0.00402433392826798" calcext:value-type="float">
            <text:p>-0,0040</text:p>
          </table:table-cell>
          <table:table-cell table:formula="of:=[.H239]-1.96*[.I239]" office:value-type="float" office:value="-0.0131756660717321" calcext:value-type="float">
            <text:p>-0,0132</text:p>
          </table:table-cell>
          <table:table-cell office:value-type="string" calcext:value-type="string">
            <text:p>1.4B MiniPile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40]-[.B240]" office:value-type="float" office:value="0" calcext:value-type="float">
            <text:p>0</text:p>
          </table:table-cell>
          <table:table-cell table:formula="of:=SQRT([.C240]*[.C240] + [.F240]*[.F240])" office:value-type="float" office:value="0" calcext:value-type="float">
            <text:p>0,0000</text:p>
          </table:table-cell>
          <table:table-cell table:formula="of:=(([.E240]-[.B240]) / [.B240]) * 100" office:value-type="string" office:string-value="" calcext:value-type="error">
            <text:p>#DIV/0!</text:p>
          </table:table-cell>
          <table:table-cell/>
          <table:table-cell table:formula="of:=[.H240]+1.96*[.I240]" office:value-type="float" office:value="0" calcext:value-type="float">
            <text:p>0,0000</text:p>
          </table:table-cell>
          <table:table-cell table:formula="of:=[.H240]-1.96*[.I24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8848600.9409" calcext:value-type="float">
            <text:p>8848600,9409</text:p>
          </table:table-cell>
          <table:table-cell table:style-name="ce1" office:value-type="float" office:value="745031.89" calcext:value-type="float">
            <text:p>745031,8900</text:p>
          </table:table-cell>
          <table:table-cell/>
          <table:table-cell office:value-type="float" office:value="8651201.8876" calcext:value-type="float">
            <text:p>8651201,8876</text:p>
          </table:table-cell>
          <table:table-cell office:value-type="float" office:value="735161.5236" calcext:value-type="float">
            <text:p>735161,5236</text:p>
          </table:table-cell>
          <table:table-cell/>
          <table:table-cell table:formula="of:=[.E241]-[.B241]" office:value-type="float" office:value="-197399.053300001" calcext:value-type="float">
            <text:p>-197399,053300001</text:p>
          </table:table-cell>
          <table:table-cell table:formula="of:=SQRT([.C241]*[.C241] + [.F241]*[.F241])" office:value-type="float" office:value="1046678.0703248" calcext:value-type="float">
            <text:p>1046678,0703</text:p>
          </table:table-cell>
          <table:table-cell table:formula="of:=(([.E241]-[.B241]) / [.B241]) * 100" office:value-type="float" office:value="-2.23085044312014" calcext:value-type="float">
            <text:p>-2,2309</text:p>
          </table:table-cell>
          <table:table-cell/>
          <table:table-cell table:formula="of:=[.H241]+1.96*[.I241]" office:value-type="float" office:value="1854089.96453661" calcext:value-type="float">
            <text:p>1854089,9645</text:p>
          </table:table-cell>
          <table:table-cell table:formula="of:=[.H241]-1.96*[.I241]" office:value-type="float" office:value="-2248888.07113661" calcext:value-type="float">
            <text:p>-2248888,0711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ARC-Easy</text:p>
          </table:table-cell>
          <table:table-cell office:value-type="float" office:value="0.2715" calcext:value-type="float">
            <text:p>0,2715</text:p>
          </table:table-cell>
          <table:table-cell office:value-type="float" office:value="0.0091" calcext:value-type="float">
            <text:p>0,0091</text:p>
          </table:table-cell>
          <table:table-cell/>
          <table:table-cell office:value-type="float" office:value="0.2673" calcext:value-type="float">
            <text:p>0,2673</text:p>
          </table:table-cell>
          <table:table-cell office:value-type="float" office:value="0.0091" calcext:value-type="float">
            <text:p>0,0091</text:p>
          </table:table-cell>
          <table:table-cell/>
          <table:table-cell table:formula="of:=[.E242]-[.B242]" office:value-type="float" office:value="-0.00420000000000004" calcext:value-type="float">
            <text:p>-0,00420000000000004</text:p>
          </table:table-cell>
          <table:table-cell table:formula="of:=SQRT([.C242]*[.C242] + [.F242]*[.F242])" office:value-type="float" office:value="0.0128693434175952" calcext:value-type="float">
            <text:p>0,0129</text:p>
          </table:table-cell>
          <table:table-cell table:formula="of:=(([.E242]-[.B242]) / [.B242]) * 100" office:value-type="float" office:value="-1.54696132596686" calcext:value-type="float">
            <text:p>-1,5470</text:p>
          </table:table-cell>
          <table:table-cell/>
          <table:table-cell table:formula="of:=[.H242]+1.96*[.I242]" office:value-type="float" office:value="0.0210239130984865" calcext:value-type="float">
            <text:p>0,0210</text:p>
          </table:table-cell>
          <table:table-cell table:formula="of:=[.H242]-1.96*[.I242]" office:value-type="float" office:value="-0.0294239130984866" calcext:value-type="float">
            <text:p>-0,02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 Pico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Pico 2 Epochs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03" calcext:value-type="float">
            <text:p>0,1903</text:p>
          </table:table-cell>
          <table:table-cell office:value-type="float" office:value="0.0115" calcext:value-type="float">
            <text:p>0,0115</text:p>
          </table:table-cell>
          <table:table-cell/>
          <table:table-cell table:style-name="ce1" office:value-type="float" office:value="0.1928" calcext:value-type="float">
            <text:p>0,1928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46]-[.B246]" office:value-type="float" office:value="0.0025" calcext:value-type="float">
            <text:p>0,0025</text:p>
          </table:table-cell>
          <table:table-cell table:formula="of:=SQRT([.C246]*[.C246] + [.F246]*[.F246])" office:value-type="float" office:value="0.0162634559672906" calcext:value-type="float">
            <text:p>0,0163</text:p>
          </table:table-cell>
          <table:table-cell table:formula="of:=(([.E246]-[.B246]) / [.B246]) * 100" office:value-type="float" office:value="1.31371518654756" calcext:value-type="float">
            <text:p>1,3137</text:p>
          </table:table-cell>
          <table:table-cell/>
          <table:table-cell table:formula="of:=[.H246]+1.96*[.I246]" office:value-type="float" office:value="0.0343763736958896" calcext:value-type="float">
            <text:p>0,0344</text:p>
          </table:table-cell>
          <table:table-cell table:formula="of:=[.H246]-1.96*[.I246]" office:value-type="float" office:value="-0.0293763736958896" calcext:value-type="float">
            <text:p>-0,029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47]-[.B247]" office:value-type="float" office:value="0" calcext:value-type="float">
            <text:p>0</text:p>
          </table:table-cell>
          <table:table-cell table:formula="of:=SQRT([.C247]*[.C247] + [.F247]*[.F247])" office:value-type="float" office:value="0.00494974746830583" calcext:value-type="float">
            <text:p>0,0049</text:p>
          </table:table-cell>
          <table:table-cell table:formula="of:=(([.E247]-[.B247]) / [.B247]) * 100" office:value-type="float" office:value="0" calcext:value-type="float">
            <text:p>0,0000</text:p>
          </table:table-cell>
          <table:table-cell/>
          <table:table-cell table:formula="of:=[.H247]+1.96*[.I247]" office:value-type="float" office:value="0.00970150503787943" calcext:value-type="float">
            <text:p>0,0097</text:p>
          </table:table-cell>
          <table:table-cell table:formula="of:=[.H247]-1.96*[.I247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table:style-name="ce1" office:value-type="float" office:value="0.2583" calcext:value-type="float">
            <text:p>0,2583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573" calcext:value-type="float">
            <text:p>0,2573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48]-[.B248]" office:value-type="float" office:value="-0.001" calcext:value-type="float">
            <text:p>-0,001</text:p>
          </table:table-cell>
          <table:table-cell table:formula="of:=SQRT([.C248]*[.C248] + [.F248]*[.F248])" office:value-type="float" office:value="0.00622253967444162" calcext:value-type="float">
            <text:p>0,0062</text:p>
          </table:table-cell>
          <table:table-cell table:formula="of:=(([.E248]-[.B248]) / [.B248]) * 100" office:value-type="float" office:value="-0.387146728610144" calcext:value-type="float">
            <text:p>-0,3871</text:p>
          </table:table-cell>
          <table:table-cell/>
          <table:table-cell table:formula="of:=[.H248]+1.96*[.I248]" office:value-type="float" office:value="0.0111961777619056" calcext:value-type="float">
            <text:p>0,0112</text:p>
          </table:table-cell>
          <table:table-cell table:formula="of:=[.H248]-1.96*[.I248]" office:value-type="float" office:value="-0.0131961777619056" calcext:value-type="float">
            <text:p>-0,0132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4957" calcext:value-type="float">
            <text:p>0,4957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office:value-type="float" office:value="0.4933" calcext:value-type="float">
            <text:p>0,4933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249]-[.B249]" office:value-type="float" office:value="-0.00239999999999996" calcext:value-type="float">
            <text:p>-0,00239999999999996</text:p>
          </table:table-cell>
          <table:table-cell table:formula="of:=SQRT([.C249]*[.C249] + [.F249]*[.F249])" office:value-type="float" office:value="0.0199404112294606" calcext:value-type="float">
            <text:p>0,0199</text:p>
          </table:table-cell>
          <table:table-cell table:formula="of:=(([.E249]-[.B249]) / [.B249]) * 100" office:value-type="float" office:value="-0.484163808755287" calcext:value-type="float">
            <text:p>-0,4842</text:p>
          </table:table-cell>
          <table:table-cell/>
          <table:table-cell table:formula="of:=[.H249]+1.96*[.I249]" office:value-type="float" office:value="0.0366832060097429" calcext:value-type="float">
            <text:p>0,0367</text:p>
          </table:table-cell>
          <table:table-cell table:formula="of:=[.H249]-1.96*[.I249]" office:value-type="float" office:value="-0.0414832060097428" calcext:value-type="float">
            <text:p>-0,041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50]-[.B250]" office:value-type="float" office:value="0" calcext:value-type="float">
            <text:p>0</text:p>
          </table:table-cell>
          <table:table-cell table:formula="of:=SQRT([.C250]*[.C250] + [.F250]*[.F250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250]+1.96*[.I250]" office:value-type="float" office:value="0" calcext:value-type="float">
            <text:p>0,0000</text:p>
          </table:table-cell>
          <table:table-cell table:formula="of:=[.H250]-1.96*[.I250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1964196.9255" calcext:value-type="float">
            <text:p>1964196,9255</text:p>
          </table:table-cell>
          <table:table-cell office:value-type="float" office:value="153419.7846" calcext:value-type="float">
            <text:p>153419,7846</text:p>
          </table:table-cell>
          <table:table-cell/>
          <table:table-cell office:value-type="float" office:value="2017680.7049" calcext:value-type="float">
            <text:p>2017680,7049</text:p>
          </table:table-cell>
          <table:table-cell office:value-type="float" office:value="159090.0606" calcext:value-type="float">
            <text:p>159090,0606</text:p>
          </table:table-cell>
          <table:table-cell/>
          <table:table-cell table:formula="of:=[.E251]-[.B251]" office:value-type="float" office:value="53483.7794000001" calcext:value-type="float">
            <text:p>53483,7794000001</text:p>
          </table:table-cell>
          <table:table-cell table:formula="of:=SQRT([.C251]*[.C251] + [.F251]*[.F251])" office:value-type="float" office:value="221014.202458625" calcext:value-type="float">
            <text:p>221014,2025</text:p>
          </table:table-cell>
          <table:table-cell table:formula="of:=(([.E251]-[.B251]) / [.B251]) * 100" office:value-type="float" office:value="2.72293366849586" calcext:value-type="float">
            <text:p>2,7229</text:p>
          </table:table-cell>
          <table:table-cell/>
          <table:table-cell table:formula="of:=[.H251]+1.96*[.I251]" office:value-type="float" office:value="486671.616218905" calcext:value-type="float">
            <text:p>486671,6162</text:p>
          </table:table-cell>
          <table:table-cell table:formula="of:=[.H251]-1.96*[.I251]" office:value-type="float" office:value="-379704.057418905" calcext:value-type="float">
            <text:p>-379704,057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383" calcext:value-type="float">
            <text:p>0,5383</text:p>
          </table:table-cell>
          <table:table-cell office:value-type="float" office:value="0.0017" calcext:value-type="float">
            <text:p>0,0017</text:p>
          </table:table-cell>
          <table:table-cell/>
          <table:table-cell office:value-type="float" office:value="0.5405" calcext:value-type="float">
            <text:p>0,5405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52]-[.B252]" office:value-type="float" office:value="0.00219999999999998" calcext:value-type="float">
            <text:p>0,00219999999999998</text:p>
          </table:table-cell>
          <table:table-cell table:formula="of:=SQRT([.C252]*[.C252] + [.F252]*[.F252])" office:value-type="float" office:value="0.00240416305603426" calcext:value-type="float">
            <text:p>0,0024</text:p>
          </table:table-cell>
          <table:table-cell table:formula="of:=(([.E252]-[.B252]) / [.B252]) * 100" office:value-type="float" office:value="0.40869403678246" calcext:value-type="float">
            <text:p>0,4087</text:p>
          </table:table-cell>
          <table:table-cell/>
          <table:table-cell table:formula="of:=[.H252]+1.96*[.I252]" office:value-type="float" office:value="0.00691215958982713" calcext:value-type="float">
            <text:p>0,0069</text:p>
          </table:table-cell>
          <table:table-cell table:formula="of:=[.H252]-1.96*[.I252]" office:value-type="float" office:value="-0.00251215958982717" calcext:value-type="float">
            <text:p>-0,002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53]-[.B253]" office:value-type="float" office:value="0" calcext:value-type="float">
            <text:p>0</text:p>
          </table:table-cell>
          <table:table-cell table:formula="of:=SQRT([.C253]*[.C253] + [.F253]*[.F253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253]+1.96*[.I253]" office:value-type="float" office:value="0" calcext:value-type="float">
            <text:p>0,0000</text:p>
          </table:table-cell>
          <table:table-cell table:formula="of:=[.H253]-1.96*[.I253]" office:value-type="float" office:value="0" calcext:value-type="float">
            <text:p>0,000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0720344.5522" calcext:value-type="float">
            <text:p>10720344,5522</text:p>
          </table:table-cell>
          <table:table-cell table:style-name="ce1" office:value-type="float" office:value="925236.7038" calcext:value-type="float">
            <text:p>925236,7038</text:p>
          </table:table-cell>
          <table:table-cell/>
          <table:table-cell office:value-type="float" office:value="10465698.6884" calcext:value-type="float">
            <text:p>10465698,6884</text:p>
          </table:table-cell>
          <table:table-cell table:style-name="ce1" office:value-type="float" office:value="903166.5195" calcext:value-type="float">
            <text:p>903166,5195</text:p>
          </table:table-cell>
          <table:table-cell/>
          <table:table-cell table:formula="of:=[.E254]-[.B254]" office:value-type="float" office:value="-254645.8638" calcext:value-type="float">
            <text:p>-254645,8638</text:p>
          </table:table-cell>
          <table:table-cell table:formula="of:=SQRT([.C254]*[.C254] + [.F254]*[.F254])" office:value-type="float" office:value="1292970.50237213" calcext:value-type="float">
            <text:p>1292970,5024</text:p>
          </table:table-cell>
          <table:table-cell table:formula="of:=(([.E254]-[.B254]) / [.B254]) * 100" office:value-type="float" office:value="-2.37535148763239" calcext:value-type="float">
            <text:p>-2,3754</text:p>
          </table:table-cell>
          <table:table-cell/>
          <table:table-cell table:formula="of:=[.H254]+1.96*[.I254]" office:value-type="float" office:value="2279576.32084937" calcext:value-type="float">
            <text:p>2279576,3208</text:p>
          </table:table-cell>
          <table:table-cell table:formula="of:=[.H254]-1.96*[.I254]" office:value-type="float" office:value="-2788868.04844937" calcext:value-type="float">
            <text:p>-2788868,0484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160M Density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160M Density 2 Epochs</text:p>
          </table:table-cell>
          <table:table-cell table:style-name="ce2" office:value-type="string" calcext:value-type="string">
            <text:p>StdErr</text:p>
          </table:table-cell>
          <table:table-cell/>
          <table:table-cell table:style-name="ce2" office:value-type="string" calcext:value-type="string">
            <text:p>Diff in means</text:p>
          </table:table-cell>
          <table:table-cell table:style-name="ce2" office:value-type="string" calcext:value-type="string">
            <text:p>Error StdDiff</text:p>
          </table:table-cell>
          <table:table-cell table:style-name="ce2" office:value-type="string" calcext:value-type="string">
            <text:p>Percentage Difference in Mean</text:p>
          </table:table-cell>
          <table:table-cell/>
          <table:table-cell table:style-name="ce2" office:value-type="string" calcext:value-type="string">
            <text:p>95% Conf Interv (+)</text:p>
          </table:table-cell>
          <table:table-cell table:style-name="ce2" office:value-type="string" calcext:value-type="string">
            <text:p>95% Conf Interv (-)</text:p>
          </table:table-cell>
          <table:table-cell/>
        </table:table-row>
        <table:table-row table:style-name="ro1">
          <table:table-cell office:value-type="string" calcext:value-type="string">
            <text:p>ARC-Challenge</text:p>
          </table:table-cell>
          <table:table-cell table:style-name="ce1" office:value-type="float" office:value="0.192" calcext:value-type="float">
            <text:p>0,1920</text:p>
          </table:table-cell>
          <table:table-cell office:value-type="float" office:value="0.0115" calcext:value-type="float">
            <text:p>0,0115</text:p>
          </table:table-cell>
          <table:table-cell/>
          <table:table-cell office:value-type="float" office:value="0.1894" calcext:value-type="float">
            <text:p>0,1894</text:p>
          </table:table-cell>
          <table:table-cell office:value-type="float" office:value="0.0115" calcext:value-type="float">
            <text:p>0,0115</text:p>
          </table:table-cell>
          <table:table-cell/>
          <table:table-cell table:formula="of:=[.E258]-[.B258]" office:value-type="float" office:value="-0.00259999999999999" calcext:value-type="float">
            <text:p>-0,00259999999999999</text:p>
          </table:table-cell>
          <table:table-cell table:formula="of:=SQRT([.C258]*[.C258] + [.F258]*[.F258])" office:value-type="float" office:value="0.0162634559672906" calcext:value-type="float">
            <text:p>0,0163</text:p>
          </table:table-cell>
          <table:table-cell table:formula="of:=(([.E258]-[.B258]) / [.B258]) * 100" office:value-type="float" office:value="-1.35416666666666" calcext:value-type="float">
            <text:p>-1,3542</text:p>
          </table:table-cell>
          <table:table-cell/>
          <table:table-cell table:formula="of:=[.H258]+1.96*[.I258]" office:value-type="float" office:value="0.0292763736958896" calcext:value-type="float">
            <text:p>0,0293</text:p>
          </table:table-cell>
          <table:table-cell table:formula="of:=[.H258]-1.96*[.I258]" office:value-type="float" office:value="-0.0344763736958896" calcext:value-type="float">
            <text:p>-0,0345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MMLU</text:p>
          </table:table-cell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office:value-type="float" office:value="0.2295" calcext:value-type="float">
            <text:p>0,2295</text:p>
          </table:table-cell>
          <table:table-cell office:value-type="float" office:value="0.0035" calcext:value-type="float">
            <text:p>0,0035</text:p>
          </table:table-cell>
          <table:table-cell/>
          <table:table-cell table:formula="of:=[.E259]-[.B259]" office:value-type="float" office:value="0" calcext:value-type="float">
            <text:p>0</text:p>
          </table:table-cell>
          <table:table-cell table:formula="of:=SQRT([.C259]*[.C259] + [.F259]*[.F259])" office:value-type="float" office:value="0.00494974746830583" calcext:value-type="float">
            <text:p>0,0049</text:p>
          </table:table-cell>
          <table:table-cell table:formula="of:=(([.E259]-[.B259]) / [.B259]) * 100" office:value-type="float" office:value="0" calcext:value-type="float">
            <text:p>0,0000</text:p>
          </table:table-cell>
          <table:table-cell/>
          <table:table-cell table:formula="of:=[.H259]+1.96*[.I259]" office:value-type="float" office:value="0.00970150503787943" calcext:value-type="float">
            <text:p>0,0097</text:p>
          </table:table-cell>
          <table:table-cell table:formula="of:=[.H259]-1.96*[.I259]" office:value-type="float" office:value="-0.00970150503787943" calcext:value-type="float">
            <text:p>-0,0097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HellaSwag</text:p>
          </table:table-cell>
          <table:table-cell office:value-type="float" office:value="0.2604" calcext:value-type="float">
            <text:p>0,2604</text:p>
          </table:table-cell>
          <table:table-cell office:value-type="float" office:value="0.0044" calcext:value-type="float">
            <text:p>0,0044</text:p>
          </table:table-cell>
          <table:table-cell/>
          <table:table-cell table:style-name="ce1" office:value-type="float" office:value="0.2568" calcext:value-type="float">
            <text:p>0,2568</text:p>
          </table:table-cell>
          <table:table-cell office:value-type="float" office:value="0.0044" calcext:value-type="float">
            <text:p>0,0044</text:p>
          </table:table-cell>
          <table:table-cell/>
          <table:table-cell table:formula="of:=[.E260]-[.B260]" office:value-type="float" office:value="-0.00360000000000005" calcext:value-type="float">
            <text:p>-0,00360000000000005</text:p>
          </table:table-cell>
          <table:table-cell table:formula="of:=SQRT([.C260]*[.C260] + [.F260]*[.F260])" office:value-type="float" office:value="0.00622253967444162" calcext:value-type="float">
            <text:p>0,0062</text:p>
          </table:table-cell>
          <table:table-cell table:formula="of:=(([.E260]-[.B260]) / [.B260]) * 100" office:value-type="float" office:value="-1.38248847926269" calcext:value-type="float">
            <text:p>-1,3825</text:p>
          </table:table-cell>
          <table:table-cell/>
          <table:table-cell table:formula="of:=[.H260]+1.96*[.I260]" office:value-type="float" office:value="0.00859617776190552" calcext:value-type="float">
            <text:p>0,0086</text:p>
          </table:table-cell>
          <table:table-cell table:formula="of:=[.H260]-1.96*[.I260]" office:value-type="float" office:value="-0.0157961777619056" calcext:value-type="float">
            <text:p>-0,015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WinoGrande</text:p>
          </table:table-cell>
          <table:table-cell office:value-type="float" office:value="0.5201" calcext:value-type="float">
            <text:p>0,5201</text:p>
          </table:table-cell>
          <table:table-cell office:value-type="float" office:value="0.014" calcext:value-type="float">
            <text:p>0,014</text:p>
          </table:table-cell>
          <table:table-cell/>
          <table:table-cell office:value-type="float" office:value="0.5012" calcext:value-type="float">
            <text:p>0,5012</text:p>
          </table:table-cell>
          <table:table-cell table:style-name="ce1" office:value-type="float" office:value="0.0141" calcext:value-type="float">
            <text:p>0,0141</text:p>
          </table:table-cell>
          <table:table-cell/>
          <table:table-cell table:formula="of:=[.E261]-[.B261]" office:value-type="float" office:value="-0.0189" calcext:value-type="float">
            <text:p>-0,0189</text:p>
          </table:table-cell>
          <table:table-cell table:formula="of:=SQRT([.C261]*[.C261] + [.F261]*[.F261])" office:value-type="float" office:value="0.0198698263706556" calcext:value-type="float">
            <text:p>0,0199</text:p>
          </table:table-cell>
          <table:table-cell table:formula="of:=(([.E261]-[.B261]) / [.B261]) * 100" office:value-type="float" office:value="-3.63391655450875" calcext:value-type="float">
            <text:p>-3,6339</text:p>
          </table:table-cell>
          <table:table-cell/>
          <table:table-cell table:formula="of:=[.H261]+1.96*[.I261]" office:value-type="float" office:value="0.0200448596864849" calcext:value-type="float">
            <text:p>0,0200</text:p>
          </table:table-cell>
          <table:table-cell table:formula="of:=[.H261]-1.96*[.I261]" office:value-type="float" office:value="-0.057844859686485" calcext:value-type="float">
            <text:p>-0,0578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62]-[.B262]" office:value-type="float" office:value="0" calcext:value-type="float">
            <text:p>0</text:p>
          </table:table-cell>
          <table:table-cell table:formula="of:=SQRT([.C262]*[.C262] + [.F262]*[.F262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262]+1.96*[.I262]" office:value-type="float" office:value="0" calcext:value-type="float">
            <text:p>0,0000</text:p>
          </table:table-cell>
          <table:table-cell table:formula="of:=[.H262]-1.96*[.I262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OpenAI)</text:p>
          </table:table-cell>
          <table:table-cell office:value-type="float" office:value="2099002.0912" calcext:value-type="float">
            <text:p>2099002,0912</text:p>
          </table:table-cell>
          <table:table-cell office:value-type="float" office:value="170652.6222" calcext:value-type="float">
            <text:p>170652,6222</text:p>
          </table:table-cell>
          <table:table-cell/>
          <table:table-cell office:value-type="float" office:value="1587737.3755" calcext:value-type="float">
            <text:p>1587737,3755</text:p>
          </table:table-cell>
          <table:table-cell office:value-type="float" office:value="121555.3148" calcext:value-type="float">
            <text:p>121555,3148</text:p>
          </table:table-cell>
          <table:table-cell/>
          <table:table-cell table:formula="of:=[.E263]-[.B263]" office:value-type="float" office:value="-511264.7157" calcext:value-type="float">
            <text:p>-511264,7157</text:p>
          </table:table-cell>
          <table:table-cell table:formula="of:=SQRT([.C263]*[.C263] + [.F263]*[.F263])" office:value-type="float" office:value="209518.5242881" calcext:value-type="float">
            <text:p>209518,5243</text:p>
          </table:table-cell>
          <table:table-cell table:formula="of:=(([.E263]-[.B263]) / [.B263]) * 100" office:value-type="float" office:value="-24.3575134033197" calcext:value-type="float">
            <text:p>-24,3575</text:p>
          </table:table-cell>
          <table:table-cell/>
          <table:table-cell table:formula="of:=[.H263]+1.96*[.I263]" office:value-type="float" office:value="-100608.408095325" calcext:value-type="float">
            <text:p>-100608,4081</text:p>
          </table:table-cell>
          <table:table-cell table:formula="of:=[.H263]-1.96*[.I263]" office:value-type="float" office:value="-921921.023304676" calcext:value-type="float">
            <text:p>-921921,0233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0.5501" calcext:value-type="float">
            <text:p>0,5501</text:p>
          </table:table-cell>
          <table:table-cell office:value-type="float" office:value="0.0017" calcext:value-type="float">
            <text:p>0,0017</text:p>
          </table:table-cell>
          <table:table-cell/>
          <table:table-cell table:style-name="ce1" office:value-type="float" office:value="0.5378" calcext:value-type="float">
            <text:p>0,5378</text:p>
          </table:table-cell>
          <table:table-cell office:value-type="float" office:value="0.0017" calcext:value-type="float">
            <text:p>0,0017</text:p>
          </table:table-cell>
          <table:table-cell/>
          <table:table-cell table:formula="of:=[.E264]-[.B264]" office:value-type="float" office:value="-0.0123000000000001" calcext:value-type="float">
            <text:p>-0,0123000000000001</text:p>
          </table:table-cell>
          <table:table-cell table:formula="of:=SQRT([.C264]*[.C264] + [.F264]*[.F264])" office:value-type="float" office:value="0.00240416305603426" calcext:value-type="float">
            <text:p>0,0024</text:p>
          </table:table-cell>
          <table:table-cell table:formula="of:=(([.E264]-[.B264]) / [.B264]) * 100" office:value-type="float" office:value="-2.23595709870934" calcext:value-type="float">
            <text:p>-2,2360</text:p>
          </table:table-cell>
          <table:table-cell/>
          <table:table-cell table:formula="of:=[.H264]+1.96*[.I264]" office:value-type="float" office:value="-0.00758784041017294" calcext:value-type="float">
            <text:p>-0,0076</text:p>
          </table:table-cell>
          <table:table-cell table:formula="of:=[.H264]-1.96*[.I264]" office:value-type="float" office:value="-0.0170121595898272" calcext:value-type="float">
            <text:p>-0,0170</text:p>
          </table:table-cell>
          <table:table-cell office:value-type="string" calcext:value-type="string">
            <text:p>160M Density better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.E265]-[.B265]" office:value-type="float" office:value="0" calcext:value-type="float">
            <text:p>0</text:p>
          </table:table-cell>
          <table:table-cell table:formula="of:=SQRT([.C265]*[.C265] + [.F265]*[.F265])" office:value-type="float" office:value="0" calcext:value-type="float">
            <text:p>0,0000</text:p>
          </table:table-cell>
          <table:table-cell table:style-name="ce7" office:value-type="string" calcext:value-type="string">
            <text:p>-</text:p>
          </table:table-cell>
          <table:table-cell/>
          <table:table-cell table:formula="of:=[.H265]+1.96*[.I265]" office:value-type="float" office:value="0" calcext:value-type="float">
            <text:p>0,0000</text:p>
          </table:table-cell>
          <table:table-cell table:formula="of:=[.H265]-1.96*[.I265]" office:value-type="float" office:value="0" calcext:value-type="float">
            <text:p>0,0000</text:p>
          </table:table-cell>
          <table:table-cell office:value-type="string" calcext:value-type="string">
            <text:p>Difference not significant</text:p>
          </table:table-cell>
        </table:table-row>
        <table:table-row table:style-name="ro1">
          <table:table-cell office:value-type="string" calcext:value-type="string">
            <text:p>Lambada (Std)</text:p>
          </table:table-cell>
          <table:table-cell office:value-type="float" office:value="13347273.6076" calcext:value-type="float">
            <text:p>13347273,6076</text:p>
          </table:table-cell>
          <table:table-cell office:value-type="float" office:value="1997894.6362" calcext:value-type="float">
            <text:p>1997894,6362</text:p>
          </table:table-cell>
          <table:table-cell/>
          <table:table-cell office:value-type="float" office:value="8366924.7603" calcext:value-type="float">
            <text:p>8366924,7603</text:p>
          </table:table-cell>
          <table:table-cell office:value-type="float" office:value="713077.3579" calcext:value-type="float">
            <text:p>713077,3579</text:p>
          </table:table-cell>
          <table:table-cell/>
          <table:table-cell table:formula="of:=[.E266]-[.B266]" office:value-type="float" office:value="-4980348.8473" calcext:value-type="float">
            <text:p>-4980348,8473</text:p>
          </table:table-cell>
          <table:table-cell table:formula="of:=SQRT([.C266]*[.C266] + [.F266]*[.F266])" office:value-type="float" office:value="2121335.02674763" calcext:value-type="float">
            <text:p>2121335,0267</text:p>
          </table:table-cell>
          <table:table-cell table:formula="of:=(([.E266]-[.B266]) / [.B266]) * 100" office:value-type="float" office:value="-37.3136042140034" calcext:value-type="float">
            <text:p>-37,3136</text:p>
          </table:table-cell>
          <table:table-cell/>
          <table:table-cell table:formula="of:=[.H266]+1.96*[.I266]" office:value-type="float" office:value="-822532.194874641" calcext:value-type="float">
            <text:p>-822532,1949</text:p>
          </table:table-cell>
          <table:table-cell table:formula="of:=[.H266]-1.96*[.I266]" office:value-type="float" office:value="-9138165.49972536" calcext:value-type="float">
            <text:p>-9138165,4997</text:p>
          </table:table-cell>
          <table:table-cell office:value-type="string" calcext:value-type="string">
            <text:p>Difference not significa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.00.0000</text:date>, <text:time style:data-style-name="N2" text:time-value="13:34:50.765760876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5T15:52:23.905401329</meta:creation-date>
    <dc:date>2025-01-14T16:05:53.064327397</dc:date>
    <meta:editing-duration>PT7H5M28S</meta:editing-duration>
    <meta:editing-cycles>52</meta:editing-cycles>
    <meta:generator>LibreOffice/24.2.7.2$Linux_X86_64 LibreOffice_project/420$Build-2</meta:generator>
    <meta:print-date>2025-01-07T12:35:43.354285411</meta:print-date>
    <meta:printed-by>PDF-Dateien</meta:printed-by>
    <meta:document-statistic meta:table-count="3" meta:cell-count="2847" meta:object-count="0"/>
  </office:meta>
</office:document-meta>
</file>